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Pictures/2000000900001D90000004A84D5C7239.wmf"/>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mbria1" svg:font-family="Cambria"/>
    <style:font-face style:name="Impact" svg:font-family="Impact"/>
    <style:font-face style:name="Tahoma" svg:font-family="Tahoma"/>
    <style:font-face style:name="Trebuchet MS" svg:font-family="'Trebuchet MS'"/>
    <style:font-face style:name="Arial2" svg:font-family="Arial" style:font-family-generic="swiss"/>
    <style:font-face style:name="Arial Narrow" svg:font-family="'Arial Narrow'" style:font-family-generic="swiss"/>
    <style:font-face style:name="Arial narrow" svg:font-family="'Arial narrow'" style:font-family-generic="swiss"/>
    <style:font-face style:name="Calibri1" svg:font-family="Calibri" style:font-family-generic="swiss"/>
    <style:font-face style:name="Cambria" svg:font-family="Cambria" style:font-family-generic="swiss"/>
    <style:font-face style:name="Tahoma1"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38" style:family="table-column">
      <style:table-column-properties fo:break-before="auto" style:column-width="0.714cm"/>
    </style:style>
    <style:style style:name="co39" style:family="table-column">
      <style:table-column-properties fo:break-before="auto" style:column-width="4.187cm"/>
    </style:style>
    <style:style style:name="co40" style:family="table-column">
      <style:table-column-properties fo:break-before="auto" style:column-width="19.524cm"/>
    </style:style>
    <style:style style:name="co37" style:family="table-column">
      <style:table-column-properties fo:break-before="auto" style:column-width="1.64cm"/>
    </style:style>
    <style:style style:name="co5" style:family="table-column">
      <style:table-column-properties fo:break-before="auto" style:column-width="0.663cm"/>
    </style:style>
    <style:style style:name="co6" style:family="table-column">
      <style:table-column-properties fo:break-before="auto" style:column-width="2.274cm"/>
    </style:style>
    <style:style style:name="co7" style:family="table-column">
      <style:table-column-properties fo:break-before="auto" style:column-width="2.362cm"/>
    </style:style>
    <style:style style:name="co8" style:family="table-column">
      <style:table-column-properties fo:break-before="auto" style:column-width="2.268cm"/>
    </style:style>
    <style:style style:name="co9" style:family="table-column">
      <style:table-column-properties fo:break-before="auto" style:column-width="0.529cm"/>
    </style:style>
    <style:style style:name="co10" style:family="table-column">
      <style:table-column-properties fo:break-before="auto" style:column-width="4.59cm"/>
    </style:style>
    <style:style style:name="co11" style:family="table-column">
      <style:table-column-properties fo:break-before="auto" style:column-width="2.244cm"/>
    </style:style>
    <style:style style:name="co12" style:family="table-column">
      <style:table-column-properties fo:break-before="auto" style:column-width="2.094cm"/>
    </style:style>
    <style:style style:name="co13" style:family="table-column">
      <style:table-column-properties fo:break-before="auto" style:column-width="2.295cm"/>
    </style:style>
    <style:style style:name="co14" style:family="table-column">
      <style:table-column-properties fo:break-before="auto" style:column-width="1.693cm"/>
    </style:style>
    <style:style style:name="co15" style:family="table-column">
      <style:table-column-properties fo:break-before="auto" style:column-width="1.931cm"/>
    </style:style>
    <style:style style:name="co16" style:family="table-column">
      <style:table-column-properties fo:break-before="auto" style:column-width="1.429cm"/>
    </style:style>
    <style:style style:name="co17" style:family="table-column">
      <style:table-column-properties fo:break-before="auto" style:column-width="1.482cm"/>
    </style:style>
    <style:style style:name="co18" style:family="table-column">
      <style:table-column-properties fo:break-before="auto" style:column-width="2.858cm"/>
    </style:style>
    <style:style style:name="co19" style:family="table-column">
      <style:table-column-properties fo:break-before="auto" style:column-width="1.561cm"/>
    </style:style>
    <style:style style:name="co20" style:family="table-column">
      <style:table-column-properties fo:break-before="auto" style:column-width="1.746cm"/>
    </style:style>
    <style:style style:name="co21" style:family="table-column">
      <style:table-column-properties fo:break-before="auto" style:column-width="0.344cm"/>
    </style:style>
    <style:style style:name="co22" style:family="table-column">
      <style:table-column-properties fo:break-before="auto" style:column-width="7.38cm"/>
    </style:style>
    <style:style style:name="co23" style:family="table-column">
      <style:table-column-properties fo:break-before="auto" style:column-width="5.994cm"/>
    </style:style>
    <style:style style:name="co24" style:family="table-column">
      <style:table-column-properties fo:break-before="auto" style:column-width="4.717cm"/>
    </style:style>
    <style:style style:name="co25" style:family="table-column">
      <style:table-column-properties fo:break-before="auto" style:column-width="5.022cm"/>
    </style:style>
    <style:style style:name="co26" style:family="table-column">
      <style:table-column-properties fo:break-before="auto" style:column-width="4.161cm"/>
    </style:style>
    <style:style style:name="co27" style:family="table-column">
      <style:table-column-properties fo:break-before="auto" style:column-width="4.606cm"/>
    </style:style>
    <style:style style:name="co28" style:family="table-column">
      <style:table-column-properties fo:break-before="auto" style:column-width="7.158cm"/>
    </style:style>
    <style:style style:name="co29" style:family="table-column">
      <style:table-column-properties fo:break-before="auto" style:column-width="1.984cm"/>
    </style:style>
    <style:style style:name="co30" style:family="table-column">
      <style:table-column-properties fo:break-before="auto" style:column-width="1.737cm"/>
    </style:style>
    <style:style style:name="co31" style:family="table-column">
      <style:table-column-properties fo:break-before="auto" style:column-width="1.109cm"/>
    </style:style>
    <style:style style:name="co32" style:family="table-column">
      <style:table-column-properties fo:break-before="auto" style:column-width="0.915cm"/>
    </style:style>
    <style:style style:name="co33" style:family="table-column">
      <style:table-column-properties fo:break-before="auto" style:column-width="0.887cm"/>
    </style:style>
    <style:style style:name="co34" style:family="table-column">
      <style:table-column-properties fo:break-before="auto" style:column-width="9.079cm"/>
    </style:style>
    <style:style style:name="co35" style:family="table-column">
      <style:table-column-properties fo:break-before="auto" style:column-width="2.267cm"/>
    </style:style>
    <style:style style:name="co36" style:family="table-column">
      <style:table-column-properties fo:break-before="auto" style:column-width="2.9cm"/>
    </style:style>
    <style:style style:name="co41" style:family="table-column">
      <style:table-column-properties fo:break-before="auto" style:column-width="3.052cm"/>
    </style:style>
    <style:style style:name="co42" style:family="table-column">
      <style:table-column-properties fo:break-before="auto" style:column-width="2.926cm"/>
    </style:style>
    <style:style style:name="co43" style:family="table-column">
      <style:table-column-properties fo:break-before="auto" style:column-width="2.91cm"/>
    </style:style>
    <style:style style:name="co44" style:family="table-column">
      <style:table-column-properties fo:break-before="auto" style:column-width="10.767cm"/>
    </style:style>
    <style:style style:name="co45" style:family="table-column">
      <style:table-column-properties fo:break-before="auto" style:column-width="2.408cm"/>
    </style:style>
    <style:style style:name="ro1" style:family="table-row">
      <style:table-row-properties style:row-height="0.478cm" fo:break-before="auto" style:use-optimal-row-height="true"/>
    </style:style>
    <style:style style:name="ro7" style:family="table-row">
      <style:table-row-properties style:row-height="0.647cm" fo:break-before="auto" style:use-optimal-row-height="true"/>
    </style:style>
    <style:style style:name="ro8" style:family="table-row">
      <style:table-row-properties style:row-height="0.579cm" fo:break-before="auto" style:use-optimal-row-height="true"/>
    </style:style>
    <style:style style:name="ro122" style:family="table-row">
      <style:table-row-properties style:row-height="1.104cm" fo:break-before="auto" style:use-optimal-row-height="true"/>
    </style:style>
    <style:style style:name="ro15" style:family="table-row">
      <style:table-row-properties style:row-height="1.632cm" fo:break-before="auto" style:use-optimal-row-height="true"/>
    </style:style>
    <style:style style:name="ro123" style:family="table-row">
      <style:table-row-properties style:row-height="3.738cm" fo:break-before="auto" style:use-optimal-row-height="true"/>
    </style:style>
    <style:style style:name="ro9" style:family="table-row">
      <style:table-row-properties style:row-height="0.609cm" fo:break-before="auto" style:use-optimal-row-height="true"/>
    </style:style>
    <style:style style:name="ro10" style:family="table-row">
      <style:table-row-properties style:row-height="0.524cm" fo:break-before="auto" style:use-optimal-row-height="true"/>
    </style:style>
    <style:style style:name="ro11" style:family="table-row">
      <style:table-row-properties style:row-height="0.693cm" fo:break-before="auto" style:use-optimal-row-height="true"/>
    </style:style>
    <style:style style:name="ro12" style:family="table-row">
      <style:table-row-properties style:row-height="0.631cm" fo:break-before="auto" style:use-optimal-row-height="true"/>
    </style:style>
    <style:style style:name="ro13" style:family="table-row">
      <style:table-row-properties style:row-height="0.286cm" fo:break-before="auto" style:use-optimal-row-height="false"/>
    </style:style>
    <style:style style:name="ro14" style:family="table-row">
      <style:table-row-properties style:row-height="0.52cm" fo:break-before="auto" style:use-optimal-row-height="true"/>
    </style:style>
    <style:style style:name="ro16" style:family="table-row">
      <style:table-row-properties style:row-height="0.436cm" fo:break-before="auto" style:use-optimal-row-height="true"/>
    </style:style>
    <style:style style:name="ro17" style:family="table-row">
      <style:table-row-properties style:row-height="0.563cm" fo:break-before="auto" style:use-optimal-row-height="true"/>
    </style:style>
    <style:style style:name="ro18" style:family="table-row">
      <style:table-row-properties style:row-height="0.529cm" fo:break-before="auto" style:use-optimal-row-height="false"/>
    </style:style>
    <style:style style:name="ro19" style:family="table-row">
      <style:table-row-properties style:row-height="0.815cm" fo:break-before="auto" style:use-optimal-row-height="false"/>
    </style:style>
    <style:style style:name="ro20" style:family="table-row">
      <style:table-row-properties style:row-height="0.245cm" fo:break-before="auto" style:use-optimal-row-height="false"/>
    </style:style>
    <style:style style:name="ro21" style:family="table-row">
      <style:table-row-properties style:row-height="4.923cm" fo:break-before="auto" style:use-optimal-row-height="false"/>
    </style:style>
    <style:style style:name="ro22" style:family="table-row">
      <style:table-row-properties style:row-height="4.29cm" fo:break-before="auto" style:use-optimal-row-height="false"/>
    </style:style>
    <style:style style:name="ro23" style:family="table-row">
      <style:table-row-properties style:row-height="2.947cm" fo:break-before="auto" style:use-optimal-row-height="true"/>
    </style:style>
    <style:style style:name="ro24" style:family="table-row">
      <style:table-row-properties style:row-height="3.369cm" fo:break-before="auto" style:use-optimal-row-height="true"/>
    </style:style>
    <style:style style:name="ro25" style:family="table-row">
      <style:table-row-properties style:row-height="2.106cm" fo:break-before="auto" style:use-optimal-row-height="false"/>
    </style:style>
    <style:style style:name="ro26" style:family="table-row">
      <style:table-row-properties style:row-height="2.08cm" fo:break-before="auto" style:use-optimal-row-height="false"/>
    </style:style>
    <style:style style:name="ro27" style:family="table-row">
      <style:table-row-properties style:row-height="2.448cm" fo:break-before="auto" style:use-optimal-row-height="false"/>
    </style:style>
    <style:style style:name="ro28" style:family="table-row">
      <style:table-row-properties style:row-height="1.868cm" fo:break-before="auto" style:use-optimal-row-height="false"/>
    </style:style>
    <style:style style:name="ro29" style:family="table-row">
      <style:table-row-properties style:row-height="1.789cm" fo:break-before="auto" style:use-optimal-row-height="false"/>
    </style:style>
    <style:style style:name="ro30" style:family="table-row">
      <style:table-row-properties style:row-height="1.762cm" fo:break-before="auto" style:use-optimal-row-height="false"/>
    </style:style>
    <style:style style:name="ro31" style:family="table-row">
      <style:table-row-properties style:row-height="1.658cm" fo:break-before="auto" style:use-optimal-row-height="false"/>
    </style:style>
    <style:style style:name="ro32" style:family="table-row">
      <style:table-row-properties style:row-height="2.21cm" fo:break-before="auto" style:use-optimal-row-height="false"/>
    </style:style>
    <style:style style:name="ro33" style:family="table-row">
      <style:table-row-properties style:row-height="2.237cm" fo:break-before="auto" style:use-optimal-row-height="false"/>
    </style:style>
    <style:style style:name="ro34" style:family="table-row">
      <style:table-row-properties style:row-height="2.658cm" fo:break-before="auto" style:use-optimal-row-height="false"/>
    </style:style>
    <style:style style:name="ro35" style:family="table-row">
      <style:table-row-properties style:row-height="1.815cm" fo:break-before="auto" style:use-optimal-row-height="false"/>
    </style:style>
    <style:style style:name="ro36" style:family="table-row">
      <style:table-row-properties style:row-height="2.184cm" fo:break-before="auto" style:use-optimal-row-height="false"/>
    </style:style>
    <style:style style:name="ro37" style:family="table-row">
      <style:table-row-properties style:row-height="2.895cm" fo:break-before="auto" style:use-optimal-row-height="true"/>
    </style:style>
    <style:style style:name="ro38" style:family="table-row">
      <style:table-row-properties style:row-height="2.422cm" fo:break-before="auto" style:use-optimal-row-height="true"/>
    </style:style>
    <style:style style:name="ro39" style:family="table-row">
      <style:table-row-properties style:row-height="2.632cm" fo:break-before="auto" style:use-optimal-row-height="false"/>
    </style:style>
    <style:style style:name="ro40" style:family="table-row">
      <style:table-row-properties style:row-height="1.632cm" fo:break-before="auto" style:use-optimal-row-height="false"/>
    </style:style>
    <style:style style:name="ro41" style:family="table-row">
      <style:table-row-properties style:row-height="3.501cm" fo:break-before="auto" style:use-optimal-row-height="false"/>
    </style:style>
    <style:style style:name="ro42" style:family="table-row">
      <style:table-row-properties style:row-height="2cm" fo:break-before="auto" style:use-optimal-row-height="true"/>
    </style:style>
    <style:style style:name="ro43" style:family="table-row">
      <style:table-row-properties style:row-height="6.212cm" fo:break-before="auto" style:use-optimal-row-height="true"/>
    </style:style>
    <style:style style:name="ro44" style:family="table-row">
      <style:table-row-properties style:row-height="3.844cm" fo:break-before="auto" style:use-optimal-row-height="true"/>
    </style:style>
    <style:style style:name="ro45" style:family="table-row">
      <style:table-row-properties style:row-height="4.316cm" fo:break-before="auto" style:use-optimal-row-height="true"/>
    </style:style>
    <style:style style:name="ro46" style:family="table-row">
      <style:table-row-properties style:row-height="3.133cm" fo:break-before="auto" style:use-optimal-row-height="false"/>
    </style:style>
    <style:style style:name="ro47" style:family="table-row">
      <style:table-row-properties style:row-height="3.29cm" fo:break-before="auto" style:use-optimal-row-height="false"/>
    </style:style>
    <style:style style:name="ro48" style:family="table-row">
      <style:table-row-properties style:row-height="5.738cm" fo:break-before="auto" style:use-optimal-row-height="true"/>
    </style:style>
    <style:style style:name="ro49" style:family="table-row">
      <style:table-row-properties style:row-height="3.343cm" fo:break-before="auto" style:use-optimal-row-height="false"/>
    </style:style>
    <style:style style:name="ro50" style:family="table-row">
      <style:table-row-properties style:row-height="5.265cm" fo:break-before="auto" style:use-optimal-row-height="true"/>
    </style:style>
    <style:style style:name="ro51" style:family="table-row">
      <style:table-row-properties style:row-height="4.581cm" fo:break-before="auto" style:use-optimal-row-height="false"/>
    </style:style>
    <style:style style:name="ro52" style:family="table-row">
      <style:table-row-properties style:row-height="3.711cm" fo:break-before="auto" style:use-optimal-row-height="false"/>
    </style:style>
    <style:style style:name="ro53" style:family="table-row">
      <style:table-row-properties style:row-height="3.87cm" fo:break-before="auto" style:use-optimal-row-height="false"/>
    </style:style>
    <style:style style:name="ro54" style:family="table-row">
      <style:table-row-properties style:row-height="4.053cm" fo:break-before="auto" style:use-optimal-row-height="false"/>
    </style:style>
    <style:style style:name="ro55" style:family="table-row">
      <style:table-row-properties style:row-height="3.658cm" fo:break-before="auto" style:use-optimal-row-height="false"/>
    </style:style>
    <style:style style:name="ro56" style:family="table-row">
      <style:table-row-properties style:row-height="4.791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5.764cm" fo:break-before="auto" style:use-optimal-row-height="false"/>
    </style:style>
    <style:style style:name="ro59" style:family="table-row">
      <style:table-row-properties style:row-height="4.316cm" fo:break-before="auto" style:use-optimal-row-height="false"/>
    </style:style>
    <style:style style:name="ro60" style:family="table-row">
      <style:table-row-properties style:row-height="3.263cm" fo:break-before="auto" style:use-optimal-row-height="false"/>
    </style:style>
    <style:style style:name="ro61" style:family="table-row">
      <style:table-row-properties style:row-height="5.001cm" fo:break-before="auto" style:use-optimal-row-height="false"/>
    </style:style>
    <style:style style:name="ro62" style:family="table-row">
      <style:table-row-properties style:row-height="2.526cm" fo:break-before="auto" style:use-optimal-row-height="false"/>
    </style:style>
    <style:style style:name="ro63" style:family="table-row">
      <style:table-row-properties style:row-height="3.738cm" fo:break-before="auto" style:use-optimal-row-height="false"/>
    </style:style>
    <style:style style:name="ro64" style:family="table-row">
      <style:table-row-properties style:row-height="2.842cm" fo:break-before="auto" style:use-optimal-row-height="false"/>
    </style:style>
    <style:style style:name="ro65" style:family="table-row">
      <style:table-row-properties style:row-height="2.895cm" fo:break-before="auto" style:use-optimal-row-height="false"/>
    </style:style>
    <style:style style:name="ro66" style:family="table-row">
      <style:table-row-properties style:row-height="2.579cm" fo:break-before="auto" style:use-optimal-row-height="false"/>
    </style:style>
    <style:style style:name="ro67" style:family="table-row">
      <style:table-row-properties style:row-height="3.159cm" fo:break-before="auto" style:use-optimal-row-height="false"/>
    </style:style>
    <style:style style:name="ro68" style:family="table-row">
      <style:table-row-properties style:row-height="2.921cm" fo:break-before="auto" style:use-optimal-row-height="false"/>
    </style:style>
    <style:style style:name="ro69" style:family="table-row">
      <style:table-row-properties style:row-height="3.053cm" fo:break-before="auto" style:use-optimal-row-height="false"/>
    </style:style>
    <style:style style:name="ro70" style:family="table-row">
      <style:table-row-properties style:row-height="3.422cm" fo:break-before="auto" style:use-optimal-row-height="false"/>
    </style:style>
    <style:style style:name="ro71" style:family="table-row">
      <style:table-row-properties style:row-height="4.791cm" fo:break-before="auto" style:use-optimal-row-height="true"/>
    </style:style>
    <style:style style:name="ro72" style:family="table-row">
      <style:table-row-properties style:row-height="4.08cm" fo:break-before="auto" style:use-optimal-row-height="false"/>
    </style:style>
    <style:style style:name="ro73" style:family="table-row">
      <style:table-row-properties style:row-height="3.369cm" fo:break-before="auto" style:use-optimal-row-height="false"/>
    </style:style>
    <style:style style:name="ro74" style:family="table-row">
      <style:table-row-properties style:row-height="4.106cm" fo:break-before="auto" style:use-optimal-row-height="false"/>
    </style:style>
    <style:style style:name="ro75" style:family="table-row">
      <style:table-row-properties style:row-height="3.605cm" fo:break-before="auto" style:use-optimal-row-height="false"/>
    </style:style>
    <style:style style:name="ro76" style:family="table-row">
      <style:table-row-properties style:row-height="3.948cm" fo:break-before="auto" style:use-optimal-row-height="false"/>
    </style:style>
    <style:style style:name="ro77" style:family="table-row">
      <style:table-row-properties style:row-height="2.473cm" fo:break-before="auto" style:use-optimal-row-height="false"/>
    </style:style>
    <style:style style:name="ro78" style:family="table-row">
      <style:table-row-properties style:row-height="4.343cm" fo:break-before="auto" style:use-optimal-row-height="false"/>
    </style:style>
    <style:style style:name="ro79" style:family="table-row">
      <style:table-row-properties style:row-height="8.581cm" fo:break-before="auto" style:use-optimal-row-height="true"/>
    </style:style>
    <style:style style:name="ro80" style:family="table-row">
      <style:table-row-properties style:row-height="4.422cm" fo:break-before="auto" style:use-optimal-row-height="false"/>
    </style:style>
    <style:style style:name="ro81" style:family="table-row">
      <style:table-row-properties style:row-height="4.449cm" fo:break-before="auto" style:use-optimal-row-height="false"/>
    </style:style>
    <style:style style:name="ro82" style:family="table-row">
      <style:table-row-properties style:row-height="3.448cm" fo:break-before="auto" style:use-optimal-row-height="false"/>
    </style:style>
    <style:style style:name="ro83" style:family="table-row">
      <style:table-row-properties style:row-height="1.579cm" fo:break-before="auto" style:use-optimal-row-height="false"/>
    </style:style>
    <style:style style:name="ro84" style:family="table-row">
      <style:table-row-properties style:row-height="2.131cm" fo:break-before="auto" style:use-optimal-row-height="false"/>
    </style:style>
    <style:style style:name="ro85" style:family="table-row">
      <style:table-row-properties style:row-height="3cm" fo:break-before="auto" style:use-optimal-row-height="false"/>
    </style:style>
    <style:style style:name="ro86" style:family="table-row">
      <style:table-row-properties style:row-height="3.844cm" fo:break-before="auto" style:use-optimal-row-height="false"/>
    </style:style>
    <style:style style:name="ro87" style:family="table-row">
      <style:table-row-properties style:row-height="6.687cm" fo:break-before="auto" style:use-optimal-row-height="true"/>
    </style:style>
    <style:style style:name="ro88" style:family="table-row">
      <style:table-row-properties style:row-height="3.526cm" fo:break-before="auto" style:use-optimal-row-height="false"/>
    </style:style>
    <style:style style:name="ro89" style:family="table-row">
      <style:table-row-properties style:row-height="2.868cm" fo:break-before="auto" style:use-optimal-row-height="false"/>
    </style:style>
    <style:style style:name="ro90" style:family="table-row">
      <style:table-row-properties style:row-height="2cm" fo:break-before="auto" style:use-optimal-row-height="false"/>
    </style:style>
    <style:style style:name="ro91" style:family="table-row">
      <style:table-row-properties style:row-height="2.685cm" fo:break-before="auto" style:use-optimal-row-height="false"/>
    </style:style>
    <style:style style:name="ro92" style:family="table-row">
      <style:table-row-properties style:row-height="3.395cm" fo:break-before="auto" style:use-optimal-row-height="false"/>
    </style:style>
    <style:style style:name="ro93" style:family="table-row">
      <style:table-row-properties style:row-height="2.473cm" fo:break-before="auto" style:use-optimal-row-height="true"/>
    </style:style>
    <style:style style:name="ro94" style:family="table-row">
      <style:table-row-properties style:row-height="4.237cm" fo:break-before="auto" style:use-optimal-row-height="false"/>
    </style:style>
    <style:style style:name="ro95" style:family="table-row">
      <style:table-row-properties style:row-height="4.475cm" fo:break-before="auto" style:use-optimal-row-height="false"/>
    </style:style>
    <style:style style:name="ro96" style:family="table-row">
      <style:table-row-properties style:row-height="5.396cm" fo:break-before="auto" style:use-optimal-row-height="false"/>
    </style:style>
    <style:style style:name="ro97" style:family="table-row">
      <style:table-row-properties style:row-height="5.897cm" fo:break-before="auto" style:use-optimal-row-height="false"/>
    </style:style>
    <style:style style:name="ro98" style:family="table-row">
      <style:table-row-properties style:row-height="5.923cm" fo:break-before="auto" style:use-optimal-row-height="false"/>
    </style:style>
    <style:style style:name="ro99" style:family="table-row">
      <style:table-row-properties style:row-height="5.817cm" fo:break-before="auto" style:use-optimal-row-height="false"/>
    </style:style>
    <style:style style:name="ro100" style:family="table-row">
      <style:table-row-properties style:row-height="4.133cm" fo:break-before="auto" style:use-optimal-row-height="false"/>
    </style:style>
    <style:style style:name="ro101" style:family="table-row">
      <style:table-row-properties style:row-height="5.791cm" fo:break-before="auto" style:use-optimal-row-height="true"/>
    </style:style>
    <style:style style:name="ro102" style:family="table-row">
      <style:table-row-properties style:row-height="7.16cm" fo:break-before="auto" style:use-optimal-row-height="true"/>
    </style:style>
    <style:style style:name="ro103" style:family="table-row">
      <style:table-row-properties style:row-height="5.316cm" fo:break-before="auto" style:use-optimal-row-height="true"/>
    </style:style>
    <style:style style:name="ro104" style:family="table-row">
      <style:table-row-properties style:row-height="8.109cm" fo:break-before="auto" style:use-optimal-row-height="true"/>
    </style:style>
    <style:style style:name="ro105" style:family="table-row">
      <style:table-row-properties style:row-height="9.056cm" fo:break-before="auto" style:use-optimal-row-height="true"/>
    </style:style>
    <style:style style:name="ro106" style:family="table-row">
      <style:table-row-properties style:row-height="4.212cm" fo:break-before="auto" style:use-optimal-row-height="false"/>
    </style:style>
    <style:style style:name="ro107" style:family="table-row">
      <style:table-row-properties style:row-height="6.738cm" fo:break-before="auto" style:use-optimal-row-height="true"/>
    </style:style>
    <style:style style:name="ro108" style:family="table-row">
      <style:table-row-properties style:row-height="3.685cm" fo:break-before="auto" style:use-optimal-row-height="false"/>
    </style:style>
    <style:style style:name="ro109" style:family="table-row">
      <style:table-row-properties style:row-height="5.106cm" fo:break-before="auto" style:use-optimal-row-height="false"/>
    </style:style>
    <style:style style:name="ro110" style:family="table-row">
      <style:table-row-properties style:row-height="7.634cm" fo:break-before="auto" style:use-optimal-row-height="true"/>
    </style:style>
    <style:style style:name="ro111" style:family="table-row">
      <style:table-row-properties style:row-height="3.422cm" fo:break-before="auto" style:use-optimal-row-height="true"/>
    </style:style>
    <style:style style:name="ro112" style:family="table-row">
      <style:table-row-properties style:row-height="6.265cm" fo:break-before="auto" style:use-optimal-row-height="true"/>
    </style:style>
    <style:style style:name="ro113" style:family="table-row">
      <style:table-row-properties style:row-height="4.263cm" fo:break-before="auto" style:use-optimal-row-height="false"/>
    </style:style>
    <style:style style:name="ro114" style:family="table-row">
      <style:table-row-properties style:row-height="4.844cm" fo:break-before="auto" style:use-optimal-row-height="false"/>
    </style:style>
    <style:style style:name="ro115" style:family="table-row">
      <style:table-row-properties style:row-height="5.292cm" fo:break-before="auto" style:use-optimal-row-height="false"/>
    </style:style>
    <style:style style:name="ro116" style:family="table-row">
      <style:table-row-properties style:row-height="5.027cm" fo:break-before="auto" style:use-optimal-row-height="false"/>
    </style:style>
    <style:style style:name="ro117" style:family="table-row">
      <style:table-row-properties style:row-height="11.478cm" fo:break-before="auto" style:use-optimal-row-height="true"/>
    </style:style>
    <style:style style:name="ro118" style:family="table-row">
      <style:table-row-properties style:row-height="4.606cm" fo:break-before="auto" style:use-optimal-row-height="false"/>
    </style:style>
    <style:style style:name="ro119" style:family="table-row">
      <style:table-row-properties style:row-height="4.369cm" fo:break-before="auto" style:use-optimal-row-height="false"/>
    </style:style>
    <style:style style:name="ro120" style:family="table-row">
      <style:table-row-properties style:row-height="4.764cm" fo:break-before="auto" style:use-optimal-row-height="false"/>
    </style:style>
    <style:style style:name="ro121" style:family="table-row">
      <style:table-row-properties style:row-height="7.213cm" fo:break-before="auto" style:use-optimal-row-height="true"/>
    </style:style>
    <style:style style:name="ro124" style:family="table-row">
      <style:table-row-properties style:row-height="4.186cm" fo:break-before="auto" style:use-optimal-row-height="false"/>
    </style:style>
    <style:style style:name="ro125" style:family="table-row">
      <style:table-row-properties style:row-height="3.579cm" fo:break-before="auto" style:use-optimal-row-height="false"/>
    </style:style>
    <style:style style:name="ro126" style:family="table-row">
      <style:table-row-properties style:row-height="3.632cm" fo:break-before="auto" style:use-optimal-row-height="false"/>
    </style:style>
    <style:style style:name="ta4" style:family="table" style:master-page-name="mp3">
      <style:table-properties table:display="true" style:writing-mode="lr-tb"/>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style:style style:name="ta5" style:family="table" style:master-page-name="mp2">
      <style:table-properties table:display="true" style:writing-mode="lr-tb"/>
    </style:style>
    <number:text-style style:name="N100">
      <number:text-content/>
    </number:text-style>
    <style:style style:name="ce150" style:family="table-cell" style:parent-style-name="Default" style:data-style-name="N0">
      <style:table-cell-properties fo:background-color="#ffffff" fo:border="0.06pt solid #ffffff"/>
      <style:text-properties style:text-position=""/>
    </style:style>
    <style:style style:name="ce151" style:family="table-cell" style:parent-style-name="Normal_20_6" style:data-style-name="N0">
      <style:table-cell-properties fo:background-color="#99ccff" style:cell-protect="protected" style:print-content="true" style:text-align-source="fix" style:repeat-content="false" fo:border="0.06pt solid #000000" style:vertical-align="middle"/>
      <style:paragraph-properties fo:text-align="center"/>
      <style:text-properties fo:color="#000000" style:text-position="" style:font-name="Arial narrow" fo:font-size="14pt" fo:font-weight="bold" style:font-name-asian="Trebuchet MS" style:font-size-asian="14pt" style:font-weight-asian="bold" style:font-name-complex="Trebuchet MS" style:font-size-complex="14pt" style:font-weight-complex="bold"/>
    </style:style>
    <style:style style:name="ce152" style:family="table-cell" style:parent-style-name="Default" style:data-style-name="N0">
      <style:table-cell-properties fo:background-color="#ffffff" fo:border="0.06pt solid #ffffff"/>
      <style:text-properties fo:color="#000000" style:text-position=""/>
    </style:style>
    <style:style style:name="ce153" style:family="table-cell" style:parent-style-name="Default" style:data-style-name="N0">
      <style:table-cell-properties fo:background-color="#99ccff" style:cell-protect="none" style:print-content="true" style:text-align-source="fix" style:repeat-content="false" fo:border="0.06pt solid #000000" style:vertical-align="middle"/>
      <style:paragraph-properties fo:text-align="justify" fo:margin-left="0cm"/>
      <style:text-properties fo:color="#000000" style:text-position="" style:font-name="Arial narrow" fo:font-size="12pt" fo:font-weight="bold" style:font-name-asian="Tahoma" style:font-size-asian="12pt" style:font-weight-asian="bold" style:font-name-complex="Tahoma" style:font-size-complex="12pt" style:font-weight-complex="bold"/>
    </style:style>
    <style:style style:name="ce154" style:family="table-cell" style:parent-style-name="Default" style:data-style-name="N0">
      <style:table-cell-properties fo:background-color="#ffffff" style:text-align-source="fix" style:repeat-content="false" fo:wrap-option="wrap" fo:border="0.06pt solid #000000" style:vertical-align="middle"/>
      <style:paragraph-properties fo:text-align="justify" fo:margin-left="0cm"/>
      <style:text-properties style:text-position="" style:font-name="Arial narrow" fo:font-size="12pt" fo:font-weight="bold" style:font-name-asian="Tahoma" style:font-size-asian="12pt" style:font-weight-asian="bold" style:font-name-complex="Tahoma" style:font-size-complex="12pt" style:font-weight-complex="bold"/>
    </style:style>
    <style:style style:name="ce155" style:family="table-cell" style:parent-style-name="Default" style:data-style-name="N0">
      <style:table-cell-properties fo:background-color="#ffffff" style:text-align-source="fix" style:repeat-content="false" fo:wrap-option="wrap" fo:border="0.06pt solid #000000" style:vertical-align="automatic"/>
      <style:paragraph-properties fo:text-align="justify" fo:margin-left="0cm"/>
      <style:text-properties style:text-position="" style:font-name="Arial narrow" fo:font-size="12pt" fo:font-weight="bold" style:font-name-asian="Tahoma" style:font-size-asian="12pt" style:font-weight-asian="bold" style:font-name-complex="Tahoma" style:font-size-complex="12pt" style:font-weight-complex="bold"/>
    </style:style>
    <style:style style:name="ce156" style:family="table-cell" style:parent-style-name="Default" style:data-style-name="N0">
      <style:table-cell-properties fo:border-bottom="0.06pt solid #ffffff" fo:background-color="#ffffff" fo:border-left="0.06pt solid #ffffff" fo:border-right="0.06pt solid #ffffff" fo:border-top="0.06pt solid #000000"/>
      <style:text-properties style:text-position=""/>
    </style:style>
    <style:style style:name="ce157" style:family="table-cell" style:parent-style-name="Normal_20_10" style:data-style-name="N0">
      <style:table-cell-properties fo:background-color="#ffffff" style:cell-protect="protected" style:print-content="true" style:text-align-source="fix" style:repeat-content="false" fo:border="0.06pt solid #000000" style:vertical-align="middle"/>
      <style:paragraph-properties fo:text-align="justify" fo:margin-left="0cm"/>
      <style:text-properties style:text-position="" style:font-name="Arial narrow" fo:font-size="12pt" style:font-name-asian="Tahoma" style:font-size-asian="12pt" style:font-name-complex="Tahoma" style:font-size-complex="12pt"/>
    </style:style>
    <style:style style:name="ce158" style:family="table-cell" style:parent-style-name="Default" style:data-style-name="N0">
      <style:table-cell-properties fo:background-color="#ffffff" style:text-align-source="fix" style:repeat-content="false" fo:wrap-option="wrap" fo:border="0.06pt solid #000000" style:vertical-align="automatic"/>
      <style:paragraph-properties fo:text-align="justify" fo:margin-left="0cm"/>
      <style:text-properties style:text-position="" style:font-name="Arial narrow" fo:font-size="12pt" style:font-name-asian="Tahoma" style:font-size-asian="12pt" style:font-name-complex="Tahoma" style:font-size-complex="12pt"/>
    </style:style>
    <style:style style:name="ce159" style:family="table-cell" style:parent-style-name="Normal_20_11" style:data-style-name="N0">
      <style:table-cell-properties fo:background-color="#ffffff" style:cell-protect="protected" style:print-content="true" style:text-align-source="fix" style:repeat-content="false" fo:border="0.06pt solid #000000" style:vertical-align="middle"/>
      <style:paragraph-properties fo:text-align="justify" fo:margin-left="0cm"/>
      <style:text-properties style:text-position="" style:font-name="Arial narrow" fo:font-size="12pt" style:font-name-asian="Tahoma" style:font-size-asian="12pt" style:font-name-complex="Tahoma" style:font-size-complex="12pt"/>
    </style:style>
    <style:style style:name="ce160" style:family="table-cell" style:parent-style-name="Default" style:data-style-name="N0">
      <style:table-cell-properties fo:background-color="#ffffff" style:text-align-source="fix" style:repeat-content="false" fo:wrap-option="wrap" fo:border="0.06pt solid #000000" style:vertical-align="top"/>
      <style:paragraph-properties fo:text-align="justify" fo:margin-left="0cm"/>
      <style:text-properties style:text-position="" style:font-name="Arial narrow" fo:font-size="12pt" style:font-name-asian="Tahoma" style:font-size-asian="12pt" style:font-name-complex="Tahoma" style:font-size-complex="12pt"/>
    </style:style>
    <style:style style:name="ce161" style:family="table-cell" style:parent-style-name="Normal_20_12" style:data-style-name="N0">
      <style:table-cell-properties fo:background-color="#ffffff" style:cell-protect="protected" style:print-content="true" style:text-align-source="fix" style:repeat-content="false" fo:border="0.06pt solid #000000" style:vertical-align="middle"/>
      <style:paragraph-properties fo:text-align="justify" fo:margin-left="0cm"/>
      <style:text-properties style:text-position="" style:font-name="Arial narrow" fo:font-size="12pt" style:font-name-asian="Tahoma" style:font-size-asian="12pt" style:font-name-complex="Tahoma" style:font-size-complex="12pt"/>
    </style:style>
    <style:style style:name="ce162" style:family="table-cell" style:parent-style-name="Default" style:data-style-name="N0">
      <style:table-cell-properties fo:border-bottom="0.06pt solid #ffffff" fo:background-color="#ffffff" fo:border-left="0.06pt solid #000000" fo:border-right="0.06pt solid #ffffff" fo:border-top="0.06pt solid #ffffff"/>
      <style:text-properties style:text-position=""/>
    </style:style>
    <style:style style:name="ce14" style:family="table-cell" style:parent-style-name="Default" style:data-style-name="N100">
      <style:table-cell-properties style:glyph-orientation-vertical="0" fo:border-bottom="0.31pt solid #000000" fo:background-color="#99ccff" style:diagonal-bl-tr="none" style:diagonal-tl-br="none" style:text-align-source="fix" style:repeat-content="false" fo:wrap-option="no-wrap" fo:border-left="0.91pt solid #000000" style:direction="ltr" fo:padding="0.071cm" fo:border-right="0.91pt solid #000000" style:rotation-angle="0" style:rotation-align="none" style:shrink-to-fit="false" fo:border-top="0.91pt solid #000000" style:vertical-align="middle" style:vertical-justify="auto"/>
      <style:paragraph-properties fo:text-align="center" css3t:text-justify="auto" fo:margin-left="0cm" style:writing-mode="page"/>
      <style:text-properties fo:color="#ffffff" style:text-outline="false" style:text-line-through-style="none" style:font-name="Arial narrow"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5" style:family="table-cell" style:parent-style-name="Default" style:data-style-name="N100">
      <style:table-cell-properties style:glyph-orientation-vertical="0" fo:border-bottom="0.31pt solid #000000" fo:background-color="#99ccff" style:diagonal-bl-tr="none" style:diagonal-tl-br="none" style:text-align-source="fix" style:repeat-content="false" fo:wrap-option="no-wrap" fo:border-left="0.91pt solid #000000" style:direction="ltr" fo:padding="0.071cm" fo:border-right="0.91pt solid #000000" style:rotation-angle="0" style:rotation-align="none" style:shrink-to-fit="false" fo:border-top="0.91pt solid #000000" style:vertical-align="middle" style:vertical-justify="auto"/>
      <style:paragraph-properties fo:text-align="center" css3t:text-justify="auto" fo:margin-left="0cm" style:writing-mode="page"/>
      <style:text-properties fo:color="#ffff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6" style:family="table-cell" style:parent-style-name="Default" style:data-style-name="N100">
      <style:table-cell-properties fo:border-bottom="0.31pt solid #000000" style:diagonal-bl-tr="none" style:diagonal-tl-br="none" fo:border-left="0.91pt solid #000000" fo:padding="0.071cm" fo:border-right="0.31pt solid #000000"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7" style:family="table-cell" style:parent-style-name="Default" style:data-style-name="N100">
      <style:table-cell-properties fo:border-bottom="0.91pt solid #000000" style:diagonal-bl-tr="none" style:diagonal-tl-br="none" style:text-align-source="fix" style:repeat-content="false" fo:border-left="0.91pt solid #000000" fo:padding="0.071cm" fo:border-right="0.31pt solid #000000" style:rotation-align="none" fo:border-top="0.31pt solid #000000" style:vertical-align="middle"/>
      <style:paragraph-properties fo:text-align="start" fo:margin-left="0cm"/>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 style:family="table-cell" style:parent-style-name="Default" style:data-style-name="N100">
      <style:table-cell-properties fo:padding="0.071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100">
      <style:table-cell-properties fo:border-bottom="0.31pt solid #000000" style:diagonal-bl-tr="none" style:diagonal-tl-br="none" fo:border-left="0.91pt solid #000000" fo:padding="0.071cm" fo:border-right="none"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 style:family="table-cell" style:parent-style-name="Default" style:data-style-name="N100">
      <style:table-cell-properties fo:border-bottom="0.91pt solid #000000" style:diagonal-bl-tr="none" style:diagonal-tl-br="none" fo:border-left="0.91pt solid #000000" fo:padding="0.071cm" fo:border-right="none"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1" style:family="table-cell" style:parent-style-name="Default">
      <style:table-cell-properties fo:padding="0.071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fo:border-bottom="0.31pt solid #000000" fo:background-color="#99ccff" style:diagonal-bl-tr="none" style:diagonal-tl-br="none" style:text-align-source="fix" style:repeat-content="false" fo:wrap-option="no-wrap" fo:border-left="0.91pt solid #000000" style:direction="ltr" fo:padding="0.071cm" fo:border-right="0.91pt solid #000000" style:rotation-angle="0" style:rotation-align="none" style:shrink-to-fit="false" fo:border-top="0.91pt solid #000000" style:vertical-align="automatic" style:vertical-justify="auto"/>
      <style:paragraph-properties fo:text-align="center" css3t:text-justify="auto" fo:margin-left="0cm" style:writing-mode="page"/>
      <style:text-properties fo:color="#ffffff" style:text-outline="false" style:text-line-through-style="none" style:font-name="Arial narrow"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3" style:family="table-cell" style:parent-style-name="Default">
      <style:table-cell-properties style:glyph-orientation-vertical="0" fo:border-bottom="0.31pt solid #000000" fo:background-color="#e6e6e6"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middle"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4" style:family="table-cell" style:parent-style-name="Default">
      <style:table-cell-properties style:glyph-orientation-vertical="0" fo:border-bottom="0.31pt solid #000000"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middle"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 style:family="table-cell" style:parent-style-name="Default">
      <style:table-cell-properties style:glyph-orientation-vertical="0" fo:border-bottom="0.91pt solid #000000"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middle"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 style:family="table-cell" style:parent-style-name="Default" style:data-style-name="N100">
      <style:table-cell-properties fo:border-bottom="0.91pt solid #000000" style:diagonal-bl-tr="none" style:diagonal-tl-br="none" fo:border-left="0.91pt solid #000000" fo:padding="0.071cm" fo:border-right="0.31pt solid #000000"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7" style:family="table-cell" style:parent-style-name="Default">
      <style:table-cell-properties style:glyph-orientation-vertical="0" fo:border-bottom="0.31pt solid #000000" fo:background-color="#99ccff" style:diagonal-bl-tr="none" style:diagonal-tl-br="none" style:text-align-source="fix" style:repeat-content="false" fo:wrap-option="no-wrap" fo:border-left="0.91pt solid #000000" style:direction="ltr" fo:padding="0.071cm" fo:border-right="0.91pt solid #000000" style:rotation-angle="0" style:rotation-align="none" style:shrink-to-fit="false" fo:border-top="0.91pt solid #000000" style:vertical-align="automatic" style:vertical-justify="auto"/>
      <style:paragraph-properties fo:text-align="center" css3t:text-justify="auto" fo:margin-left="0cm" style:writing-mode="page"/>
      <style:text-properties fo:color="#ffff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8" style:family="table-cell" style:parent-style-name="Default">
      <style:table-cell-properties style:glyph-orientation-vertical="0" fo:border-bottom="0.31pt solid #000000" fo:background-color="#e6e6e6"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9" style:family="table-cell" style:parent-style-name="Default">
      <style:table-cell-properties style:glyph-orientation-vertical="0" fo:border-bottom="0.31pt solid #000000"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automatic"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0" style:family="table-cell" style:parent-style-name="Default">
      <style:table-cell-properties style:glyph-orientation-vertical="0" fo:border-bottom="0.91pt solid #000000" style:diagonal-bl-tr="none" style:diagonal-tl-br="none" style:text-align-source="fix" style:repeat-content="false" fo:wrap-option="no-wrap" fo:border-left="0.91pt solid #000000" style:direction="ltr" fo:padding="0.071cm" fo:border-right="0.31pt solid #000000" style:rotation-angle="0" style:rotation-align="none" style:shrink-to-fit="false" fo:border-top="0.31pt solid #000000" style:vertical-align="automatic"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1" style:family="table-cell" style:parent-style-name="Default" style:data-style-name="N100">
      <style:table-cell-properties fo:border-bottom="0.91pt solid #000000" style:diagonal-bl-tr="none" style:diagonal-tl-br="none" fo:border-left="0.31pt solid #000000" fo:padding="0.071cm" fo:border-right="0.31pt solid #000000"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 style:family="table-cell" style:parent-style-name="Default">
      <style:table-cell-properties fo:background-color="#e6e6e6" style:diagonal-bl-tr="none" style:diagonal-tl-br="none" fo:border="0.31pt solid #000000" fo:padding="0.071cm" style:rotation-align="non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 style:family="table-cell" style:parent-style-name="Default">
      <style:table-cell-properties style:diagonal-bl-tr="none" style:diagonal-tl-br="none" style:text-align-source="fix" style:repeat-content="false" fo:border="0.31pt solid #000000" fo:padding="0.071cm" style:rotation-align="none"/>
      <style:paragraph-properties fo:text-align="justify" fo:margin-left="0cm"/>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 style:family="table-cell" style:parent-style-name="Default">
      <style:table-cell-properties fo:border-bottom="0.91pt solid #000000" style:diagonal-bl-tr="none" style:diagonal-tl-br="none" style:text-align-source="fix" style:repeat-content="false" fo:border-left="0.31pt solid #000000" fo:padding="0.071cm" fo:border-right="0.31pt solid #000000" style:rotation-align="none" fo:border-top="0.31pt solid #000000"/>
      <style:paragraph-properties fo:text-align="justify" fo:margin-left="0cm"/>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 style:family="table-cell" style:parent-style-name="Default" style:data-style-name="N100">
      <style:table-cell-properties fo:border-bottom="0.31pt solid #000000" style:diagonal-bl-tr="none" style:diagonal-tl-br="none" fo:border-left="0.31pt solid #000000" fo:padding="0.071cm" fo:border-right="0.91pt solid #000000"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 style:family="table-cell" style:parent-style-name="Default" style:data-style-name="N100">
      <style:table-cell-properties style:glyph-orientation-vertical="0" fo:border-bottom="0.31pt solid #000000" style:diagonal-bl-tr="none" style:diagonal-tl-br="none" style:text-align-source="value-type"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 style:family="table-cell" style:parent-style-name="Default" style:data-style-name="N100">
      <style:table-cell-properties style:glyph-orientation-vertical="0" fo:border-bottom="0.9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 style:family="table-cell" style:parent-style-name="Default">
      <style:table-cell-properties style:glyph-orientation-vertical="0" fo:border-bottom="0.31pt solid #000000" fo:background-color="#e6e6e6"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9"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justify" css3t:text-justify="auto" fo:margin-left="0cm"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Default">
      <style:table-cell-properties fo:border-bottom="0.91pt solid #000000" style:diagonal-bl-tr="none" style:diagonal-tl-br="none" fo:border-left="0.31pt solid #000000" fo:padding="0.071cm" fo:border-right="0.91pt solid #000000" style:rotation-align="none" fo:border-top="0.31pt solid #000000"/>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1" style:family="table-cell" style:parent-style-name="Default" style:data-style-name="N0">
      <style:table-cell-properties fo:background-color="#ffffff" fo:border="0.06pt solid #ffffff"/>
      <style:text-properties style:font-name="Tahoma" style:font-name-asian="Tahoma" style:font-name-complex="Tahoma"/>
    </style:style>
    <style:style style:name="ce42" style:family="table-cell" style:parent-style-name="Default" style:data-style-name="N0">
      <style:table-cell-properties fo:background-color="#ffffff" style:text-align-source="fix" style:repeat-content="false" fo:border="0.06pt solid #ffffff" style:vertical-align="middle"/>
      <style:paragraph-properties fo:text-align="start" fo:margin-left="0cm"/>
      <style:text-properties style:font-name="Tahoma" fo:font-size="9pt" fo:font-style="italic" fo:font-weight="bold" style:font-name-asian="Tahoma" style:font-size-asian="9pt" style:font-style-asian="italic" style:font-weight-asian="bold" style:font-name-complex="Tahoma" style:font-size-complex="9pt" style:font-style-complex="italic" style:font-weight-complex="bold"/>
    </style:style>
    <style:style style:name="ce43" style:family="table-cell" style:parent-style-name="Default" style:data-style-name="N0">
      <style:table-cell-properties fo:background-color="#ffffff" fo:border="0.06pt solid #ffffff"/>
      <style:text-properties style:font-name="Tahoma1" fo:font-size="9pt" style:font-name-asian="Tahoma" style:font-size-asian="9pt" style:font-name-complex="Tahoma" style:font-size-complex="9pt"/>
    </style:style>
    <style:style style:name="ce44" style:family="table-cell" style:parent-style-name="Default" style:data-style-name="N0">
      <style:table-cell-properties style:cell-protect="none" style:print-content="true" style:text-align-source="fix" style:repeat-content="false" fo:background-color="transparent" fo:border="0.06pt solid #ffffff" style:vertical-align="middle"/>
      <style:paragraph-properties fo:text-align="center" fo:margin-left="0cm"/>
      <style:text-properties fo:color="#000000" style:font-name="Arial narrow" fo:font-size="14pt" fo:font-weight="bold" style:font-name-asian="Trebuchet MS" style:font-size-asian="14pt" style:font-weight-asian="bold" style:font-name-complex="Trebuchet MS" style:font-size-complex="14pt" style:font-weight-complex="bold"/>
    </style:style>
    <style:style style:name="ce45" style:family="table-cell" style:parent-style-name="Default" style:data-style-name="N0">
      <style:table-cell-properties fo:background-color="#ffffff" fo:border="0.06pt solid #ffffff" style:vertical-align="middle"/>
      <style:text-properties style:font-name="Arial narrow" fo:font-size="12pt" style:font-name-asian="Tahoma" style:font-size-asian="12pt" style:font-name-complex="Tahoma" style:font-size-complex="12pt"/>
    </style:style>
    <style:style style:name="ce46" style:family="table-cell" style:parent-style-name="Default" style:data-style-name="N0">
      <style:table-cell-properties fo:background-color="#ffffff" fo:border="0.06pt solid #ffffff" style:vertical-align="middle"/>
      <style:text-properties style:font-name="Tahoma" style:font-name-asian="Tahoma" style:font-name-complex="Tahoma"/>
    </style:style>
    <style:style style:name="ce47" style:family="table-cell" style:parent-style-name="Default" style:data-style-name="N0">
      <style:table-cell-properties fo:background-color="#99ccff" style:text-align-source="fix" style:repeat-content="false" fo:border="none" style:vertical-align="middle"/>
      <style:paragraph-properties fo:text-align="center"/>
      <style:text-properties fo:color="#99ccff" style:font-name="Tahoma1" fo:font-size="11pt" style:font-name-asian="Tahoma" style:font-size-asian="11pt" style:font-name-complex="Tahoma" style:font-size-complex="11pt"/>
    </style:style>
    <style:style style:name="ce48" style:family="table-cell" style:parent-style-name="Default" style:data-style-name="N0">
      <style:table-cell-properties fo:background-color="#ffffff" fo:wrap-option="wrap" fo:border="0.06pt solid #ffffff" style:vertical-align="automatic"/>
      <style:text-properties style:font-name="Tahoma1" fo:font-size="8pt" fo:font-weight="bold" style:font-name-asian="Tahoma" style:font-size-asian="8pt" style:font-weight-asian="bold" style:font-name-complex="Tahoma" style:font-size-complex="8pt" style:font-weight-complex="bold"/>
    </style:style>
    <style:style style:name="ce49" style:family="table-cell" style:parent-style-name="Default" style:data-style-name="N0">
      <style:table-cell-properties fo:background-color="#ffffff" style:text-align-source="fix" style:repeat-content="false" fo:border="0.06pt solid #ffffff" style:vertical-align="middle"/>
      <style:paragraph-properties fo:text-align="justify" fo:margin-left="0cm"/>
      <style:text-properties style:font-name="Arial narrow" fo:font-size="12pt" fo:font-weight="bold" style:font-name-asian="Tahoma" style:font-size-asian="12pt" style:font-weight-asian="bold" style:font-name-complex="Tahoma" style:font-size-complex="12pt" style:font-weight-complex="bold"/>
    </style:style>
    <style:style style:name="ce50" style:family="table-cell" style:parent-style-name="Default" style:data-style-name="N0">
      <style:table-cell-properties fo:background-color="#ffffff" fo:border="0.06pt solid #ffffff"/>
      <style:text-properties style:font-name="Arial narrow" fo:font-size="12pt" fo:font-weight="bold" style:font-name-asian="Tahoma" style:font-size-asian="12pt" style:font-weight-asian="bold" style:font-name-complex="Tahoma" style:font-size-complex="12pt" style:font-weight-complex="bold"/>
    </style:style>
    <style:style style:name="ce51" style:family="table-cell" style:parent-style-name="Default" style:data-style-name="N0">
      <style:table-cell-properties fo:background-color="#ffffff" style:text-align-source="fix" style:repeat-content="false" fo:border="0.06pt solid #ffffff" style:vertical-align="automatic"/>
      <style:paragraph-properties fo:text-align="start" fo:margin-left="0cm"/>
      <style:text-properties style:font-name="Arial narrow" fo:font-size="12pt" fo:font-weight="bold" style:font-name-asian="Tahoma" style:font-size-asian="12pt" style:font-weight-asian="bold" style:font-name-complex="Tahoma" style:font-size-complex="12pt" style:font-weight-complex="bold"/>
    </style:style>
    <style:style style:name="ce52" style:family="table-cell" style:parent-style-name="Default" style:data-style-name="N0">
      <style:table-cell-properties fo:background-color="#99ccff" style:cell-protect="none" style:print-content="true" style:text-align-source="fix" style:repeat-content="false" fo:border="0.06pt solid #000000" style:vertical-align="middle"/>
      <style:paragraph-properties fo:text-align="center"/>
      <style:text-properties fo:color="#000000" style:font-name="Arial narrow" fo:font-size="12pt" fo:font-weight="bold" style:font-name-asian="Tahoma" style:font-size-asian="12pt" style:font-weight-asian="bold" style:font-name-complex="Tahoma" style:font-size-complex="12pt" style:font-weight-complex="bold"/>
    </style:style>
    <style:style style:name="ce53" style:family="table-cell" style:parent-style-name="Default" style:data-style-name="N0">
      <style:table-cell-properties fo:background-color="#ffffff" style:text-align-source="fix" style:repeat-content="false" fo:border="0.06pt solid #000000" style:vertical-align="automatic"/>
      <style:paragraph-properties fo:text-align="start" fo:margin-left="0cm"/>
      <style:text-properties style:font-name="Arial narrow" fo:font-size="12pt" style:font-name-asian="Tahoma" style:font-size-asian="12pt" style:font-name-complex="Tahoma" style:font-size-complex="12pt"/>
    </style:style>
    <style:style style:name="ce54" style:family="table-cell" style:parent-style-name="Default" style:data-style-name="N0">
      <style:table-cell-properties fo:background-color="#ffffff" fo:border="0.06pt solid #000000"/>
      <style:text-properties style:font-name="Arial narrow" fo:font-size="12pt" style:font-name-asian="Tahoma" style:font-size-asian="12pt" style:font-name-complex="Tahoma" style:font-size-complex="12pt"/>
    </style:style>
    <style:style style:name="ce55" style:family="table-cell" style:parent-style-name="Default" style:data-style-name="N0">
      <style:table-cell-properties fo:border-bottom="0.06pt solid #ffffff" fo:background-color="#ffffff" fo:border-left="0.06pt solid #ffffff" fo:border-right="0.06pt solid #ffffff" fo:border-top="0.06pt solid #000000"/>
      <style:text-properties style:font-name="Tahoma" style:font-name-asian="Tahoma" style:font-name-complex="Tahoma"/>
    </style:style>
    <style:style style:name="ce56" style:family="table-cell" style:parent-style-name="Default" style:data-style-name="N0">
      <style:table-cell-properties fo:background-color="#99ccff" style:cell-protect="none" style:print-content="true" style:text-align-source="fix" style:repeat-content="false" fo:border="0.06pt solid #000000" style:vertical-align="middle"/>
      <style:paragraph-properties fo:text-align="center" fo:margin-left="0cm"/>
      <style:text-properties fo:color="#000000" style:font-name="Arial narrow" fo:font-size="12pt" fo:font-weight="bold" style:font-name-asian="Tahoma" style:font-size-asian="12pt" style:font-weight-asian="bold" style:font-name-complex="Tahoma" style:font-size-complex="12pt" style:font-weight-complex="bold"/>
    </style:style>
    <style:style style:name="ce57" style:family="table-cell" style:parent-style-name="Default" style:data-style-name="N0">
      <style:table-cell-properties fo:background-color="#ffffff" style:text-align-source="fix" style:repeat-content="false" fo:border="0.06pt solid #ffffff" style:vertical-align="automatic"/>
      <style:paragraph-properties fo:text-align="center"/>
      <style:text-properties style:font-name="Tahoma" fo:font-weight="bold" style:font-name-asian="Tahoma" style:font-weight-asian="bold" style:font-name-complex="Tahoma" style:font-weight-complex="bold"/>
    </style:style>
    <style:style style:name="ce58" style:family="table-cell" style:parent-style-name="Default" style:data-style-name="N0">
      <style:table-cell-properties fo:background-color="#ffffff" fo:border="0.06pt solid #ffffff"/>
      <style:text-properties style:font-name="Tahoma1" fo:font-weight="bold" style:font-name-asian="Tahoma" style:font-weight-asian="bold" style:font-name-complex="Tahoma" style:font-weight-complex="bold"/>
    </style:style>
    <style:style style:name="ce59" style:family="table-cell" style:parent-style-name="Default" style:data-style-name="N0">
      <style:table-cell-properties fo:background-color="#ffffff" fo:wrap-option="wrap" fo:border="0.06pt solid #ffffff" style:vertical-align="automatic"/>
      <style:text-properties style:font-name="Tahoma" style:font-name-asian="Tahoma" style:font-name-complex="Tahoma"/>
    </style:style>
    <style:style style:name="ce60" style:family="table-cell" style:parent-style-name="Default" style:data-style-name="N0">
      <style:table-cell-properties fo:background-color="#99ccff" style:text-align-source="fix" style:repeat-content="false" fo:border="0.06pt solid #000000" style:vertical-align="automatic"/>
      <style:paragraph-properties fo:text-align="center"/>
      <style:text-properties fo:color="#99ccff" style:font-name="Tahoma" fo:font-size="11pt" style:font-name-asian="Tahoma" style:font-size-asian="11pt" style:font-name-complex="Tahoma" style:font-size-complex="11pt"/>
    </style:style>
    <style:style style:name="ce61" style:family="table-cell" style:parent-style-name="Default" style:data-style-name="N0">
      <style:table-cell-properties fo:background-color="#ffffff" style:text-align-source="fix" style:repeat-content="false" fo:border="0.06pt solid #ffffff" style:vertical-align="middle"/>
      <style:paragraph-properties fo:text-align="start" fo:margin-left="0cm"/>
      <style:text-properties style:font-name="Tahoma" fo:font-size="9pt" style:font-name-asian="Tahoma" style:font-size-asian="9pt" style:font-name-complex="Tahoma" style:font-size-complex="9pt"/>
    </style:style>
    <style:style style:name="ce62" style:family="table-cell" style:parent-style-name="Default" style:data-style-name="N0">
      <style:table-cell-properties fo:background-color="#ffffff" fo:border="0.06pt solid #ffffff"/>
      <style:text-properties style:font-name="Arial narrow" fo:font-size="12pt" style:font-name-asian="Tahoma" style:font-size-asian="12pt" style:font-name-complex="Tahoma" style:font-size-complex="12pt"/>
    </style:style>
    <style:style style:name="ce63" style:family="table-cell" style:parent-style-name="Default" style:data-style-name="N0">
      <style:table-cell-properties fo:background-color="#ffffff" style:text-align-source="fix" style:repeat-content="false" fo:border="0.06pt solid #000000" style:vertical-align="automatic"/>
      <style:paragraph-properties fo:text-align="center"/>
      <style:text-properties style:font-name="Arial narrow" fo:font-size="12pt" style:font-name-asian="Tahoma" style:font-size-asian="12pt" style:font-name-complex="Tahoma" style:font-size-complex="12pt"/>
    </style:style>
    <style:style style:name="ce64" style:family="table-cell" style:parent-style-name="Default" style:data-style-name="N0">
      <style:table-cell-properties fo:background-color="#000000" style:cell-protect="none" style:print-content="true" style:text-align-source="fix" style:repeat-content="false" fo:border="0.06pt solid #000000" style:vertical-align="middle"/>
      <style:paragraph-properties fo:text-align="start" fo:margin-left="0cm"/>
      <style:text-properties fo:color="#66ccff" style:font-name="Arial narrow" fo:font-size="12pt" style:font-name-asian="Tahoma" style:font-size-asian="12pt" style:font-name-complex="Tahoma" style:font-size-complex="12pt"/>
    </style:style>
    <style:style style:name="ce65" style:family="table-cell" style:parent-style-name="Default" style:data-style-name="N0">
      <style:table-cell-properties fo:background-color="#ffffff" style:text-align-source="fix" style:repeat-content="false" fo:border="0.06pt solid #ffffff" style:vertical-align="middle"/>
      <style:paragraph-properties fo:text-align="justify" fo:margin-left="0cm"/>
      <style:text-properties style:font-name="Arial narrow" fo:font-size="12pt" style:font-name-asian="Tahoma" style:font-size-asian="12pt" style:font-name-complex="Tahoma" style:font-size-complex="12pt"/>
    </style:style>
    <style:style style:name="ce66" style:family="table-cell" style:parent-style-name="Default" style:data-style-name="N0">
      <style:table-cell-properties fo:background-color="#99ccff" fo:border="0.06pt solid #000000"/>
      <style:text-properties fo:color="#99ccff" style:font-name="Tahoma1" fo:font-size="11pt" style:font-name-asian="Tahoma" style:font-size-asian="11pt" style:font-name-complex="Tahoma" style:font-size-complex="11pt"/>
    </style:style>
    <style:style style:name="ce67" style:family="table-cell" style:parent-style-name="Default" style:data-style-name="N0">
      <style:table-cell-properties fo:background-color="#ffffff" style:text-align-source="fix" style:repeat-content="false" fo:border="0.06pt solid #ffffff" style:vertical-align="middle"/>
      <style:paragraph-properties fo:text-align="start" fo:margin-left="0cm"/>
      <style:text-properties style:font-name="Tahoma" fo:font-size="9pt" fo:font-weight="bold" style:font-name-asian="Tahoma" style:font-size-asian="9pt" style:font-weight-asian="bold" style:font-name-complex="Tahoma" style:font-size-complex="9pt" style:font-weight-complex="bold"/>
    </style:style>
    <style:style style:name="ce68" style:family="table-cell" style:parent-style-name="Default" style:data-style-name="N0">
      <style:table-cell-properties fo:border-bottom="0.06pt solid #ffffff" fo:background-color="#ffffff" fo:border-left="0.06pt solid #000000" fo:border-right="0.06pt solid #ffffff" fo:border-top="0.06pt solid #ffffff"/>
      <style:text-properties style:font-name="Tahoma" style:font-name-asian="Tahoma" style:font-name-complex="Tahoma"/>
    </style:style>
    <style:style style:name="ce69" style:family="table-cell" style:parent-style-name="Default" style:data-style-name="N109">
      <style:table-cell-properties fo:background-color="#ffffff" style:cell-protect="none" style:print-content="true" style:text-align-source="fix" style:repeat-content="false" fo:border="0.06pt solid #ffffff"/>
      <style:paragraph-properties fo:text-align="justify" fo:margin-left="0cm"/>
      <style:text-properties fo:color="#000000" style:font-name="Arial narrow" fo:font-size="12pt" style:font-name-asian="Tahoma" style:font-size-asian="12pt" style:font-name-complex="Tahoma" style:font-size-complex="12pt"/>
    </style:style>
    <style:style style:name="ce70" style:family="table-cell" style:parent-style-name="Default" style:data-style-name="N109">
      <style:table-cell-properties fo:background-color="#ffffff" style:cell-protect="none" style:print-content="true" fo:border="0.06pt solid #ffffff"/>
      <style:text-properties fo:color="#000000" style:font-name="Tahoma" style:font-name-asian="Tahoma" style:font-name-complex="Tahoma"/>
    </style:style>
    <style:style style:name="ce71" style:family="table-cell" style:parent-style-name="Default" style:data-style-name="N0">
      <style:table-cell-properties fo:background-color="#ffffff" style:text-align-source="fix" style:repeat-content="false" fo:border="0.06pt solid #ffffff"/>
      <style:paragraph-properties fo:text-align="justify" fo:margin-left="0cm"/>
      <style:text-properties style:font-name="Arial narrow" fo:font-size="12pt" style:font-name-asian="Tahoma" style:font-size-asian="12pt" style:font-name-complex="Tahoma" style:font-size-complex="12pt"/>
    </style:style>
    <style:style style:name="ce72" style:family="table-cell" style:parent-style-name="Default" style:data-style-name="N0">
      <style:table-cell-properties fo:background-color="#ffffff" style:text-align-source="fix" style:repeat-content="false" fo:wrap-option="wrap" fo:border="0.06pt solid #ffffff" style:vertical-align="automatic"/>
      <style:paragraph-properties fo:text-align="start" fo:margin-left="0cm"/>
      <style:text-properties style:font-name="Tahoma" fo:font-size="8pt" style:font-name-asian="Tahoma" style:font-size-asian="8pt" style:font-name-complex="Tahoma" style:font-size-complex="8pt"/>
    </style:style>
    <style:style style:name="ce73" style:family="table-cell" style:parent-style-name="Default" style:data-style-name="N0">
      <style:table-cell-properties fo:background-color="#ffffff" fo:wrap-option="wrap" fo:border="0.06pt solid #ffffff" style:vertical-align="automatic"/>
      <style:text-properties style:font-name="Tahoma" fo:font-size="8pt" style:font-name-asian="Tahoma" style:font-size-asian="8pt" style:font-name-complex="Tahoma" style:font-size-complex="8pt"/>
    </style:style>
    <style:style style:name="ce74" style:family="table-cell" style:parent-style-name="Default" style:data-style-name="N0">
      <style:table-cell-properties fo:background-color="#ffffff" style:text-align-source="fix" style:repeat-content="false" fo:wrap-option="wrap" fo:border="0.06pt solid #ffffff" style:vertical-align="automatic"/>
      <style:paragraph-properties fo:text-align="start" fo:margin-left="0cm"/>
      <style:text-properties style:font-name="Tahoma" fo:font-size="9pt" style:font-name-asian="Tahoma" style:font-size-asian="9pt" style:font-name-complex="Tahoma" style:font-size-complex="9pt" fo:hyphenate="true"/>
    </style:style>
    <style:style style:name="ce75" style:family="table-cell" style:parent-style-name="Default" style:data-style-name="N0">
      <style:table-cell-properties fo:background-color="#ffffff" style:text-align-source="fix" style:repeat-content="false" fo:wrap-option="wrap" fo:border="0.06pt solid #ffffff" style:vertical-align="automatic"/>
      <style:paragraph-properties fo:text-align="start" fo:margin-left="0cm"/>
      <style:text-properties style:font-name="Tahoma" fo:font-size="8pt" style:font-name-asian="Tahoma" style:font-size-asian="8pt" style:font-name-complex="Tahoma" style:font-size-complex="8pt" fo:hyphenate="true"/>
    </style:style>
    <style:style style:name="ce76" style:family="table-cell" style:parent-style-name="Default" style:data-style-name="N0">
      <style:table-cell-properties fo:background-color="#ffffff" style:text-align-source="fix" style:repeat-content="false" fo:wrap-option="wrap" fo:border="0.06pt solid #000000" style:vertical-align="automatic"/>
      <style:paragraph-properties fo:text-align="start" fo:margin-left="0cm"/>
      <style:text-properties style:font-name="Tahoma" fo:font-size="8pt" style:font-name-asian="Tahoma" style:font-size-asian="8pt" style:font-name-complex="Tahoma" style:font-size-complex="8pt" fo:hyphenate="true"/>
    </style:style>
    <style:style style:name="ce77" style:family="table-cell" style:parent-style-name="Default" style:data-style-name="N0">
      <style:table-cell-properties fo:background-color="#ffffff" style:text-align-source="fix" style:repeat-content="false" fo:wrap-option="wrap" fo:border="0.06pt solid #000000" style:vertical-align="automatic"/>
      <style:paragraph-properties fo:text-align="start" fo:margin-left="0cm"/>
      <style:text-properties style:font-name="Arial" fo:font-size="12pt" style:font-name-asian="Tahoma" style:font-size-asian="12pt" style:font-name-complex="Tahoma" style:font-size-complex="12pt" fo:hyphenate="true"/>
    </style:style>
    <style:style style:name="ce78" style:family="table-cell" style:parent-style-name="Default" style:data-style-name="N0">
      <style:table-cell-properties fo:background-color="#ffffff" style:text-align-source="fix" style:repeat-content="false" fo:wrap-option="wrap" fo:border="none" style:vertical-align="automatic"/>
      <style:paragraph-properties fo:text-align="start" fo:margin-left="0cm"/>
      <style:text-properties style:font-name="Tahoma" fo:font-size="8pt" style:font-name-asian="Tahoma" style:font-size-asian="8pt" style:font-name-complex="Tahoma" style:font-size-complex="8pt"/>
    </style:style>
    <style:style style:name="ce79" style:family="table-cell" style:parent-style-name="Default" style:data-style-name="N0">
      <style:table-cell-properties fo:background-color="#ffffff" style:cell-protect="none" style:print-content="true" style:text-align-source="fix" style:repeat-content="false" fo:border="0.06pt solid #ffffff" style:vertical-align="automatic"/>
      <style:paragraph-properties fo:text-align="start" fo:margin-left="0cm"/>
      <style:text-properties fo:color="#0080ff" style:font-name="Impact" fo:font-size="24pt" style:font-name-asian="Impact" style:font-size-asian="24pt" style:font-name-complex="Impact" style:font-size-complex="24pt"/>
    </style:style>
    <style:style style:name="ce80" style:family="table-cell" style:parent-style-name="Default" style:data-style-name="N0">
      <style:table-cell-properties style:cell-protect="none" style:print-content="true" style:text-align-source="fix" style:repeat-content="false" fo:background-color="transparent" fo:border="0.06pt solid #ffffff" style:vertical-align="middle"/>
      <style:paragraph-properties fo:text-align="start" fo:margin-left="0cm"/>
      <style:text-properties fo:color="#000000" style:font-name="Arial narrow" fo:font-size="14pt" fo:font-weight="bold" style:font-name-asian="Trebuchet MS" style:font-size-asian="14pt" style:font-weight-asian="bold" style:font-name-complex="Trebuchet MS" style:font-size-complex="14pt" style:font-weight-complex="bold"/>
    </style:style>
    <style:style style:name="ce81" style:family="table-cell" style:parent-style-name="Normal_20_3" style:data-style-name="N0">
      <style:table-cell-properties fo:background-color="#ffffff" style:cell-protect="protected" style:print-content="true" style:text-align-source="fix" style:repeat-content="false" fo:border="0.06pt solid #ffffff" style:vertical-align="middle"/>
      <style:paragraph-properties fo:text-align="start" fo:margin-left="0cm"/>
      <style:text-properties style:font-name="Arial narrow" fo:font-size="12pt" fo:font-weight="bold" style:font-name-asian="Tahoma" style:font-size-asian="12pt" style:font-weight-asian="bold" style:font-name-complex="Tahoma" style:font-size-complex="12pt" style:font-weight-complex="bold"/>
    </style:style>
    <style:style style:name="ce82" style:family="table-cell" style:parent-style-name="Normal_20_3" style:data-style-name="N0">
      <style:table-cell-properties style:cell-protect="protected" style:print-content="true" style:text-align-source="fix" style:repeat-content="false" fo:background-color="transparent" fo:border="0.06pt solid #ffffff" style:vertical-align="middle"/>
      <style:paragraph-properties fo:text-align="start" fo:margin-left="0cm"/>
      <style:text-properties style:font-name="Arial narrow" fo:font-size="12pt" fo:font-weight="bold" style:font-name-asian="Tahoma" style:font-size-asian="12pt" style:font-weight-asian="bold" style:font-name-complex="Tahoma" style:font-size-complex="12pt" style:font-weight-complex="bold"/>
    </style:style>
    <style:style style:name="ce83" style:family="table-cell" style:parent-style-name="Normal_20_3" style:data-style-name="N0">
      <style:table-cell-properties fo:background-color="#ffffff" style:cell-protect="protected" style:print-content="true" style:text-align-source="fix" style:repeat-content="false" fo:border="0.06pt solid #ffffff" style:vertical-align="middle"/>
      <style:paragraph-properties fo:text-align="start" fo:margin-left="0cm"/>
      <style:text-properties style:font-name="Tahoma1" fo:font-weight="bold" style:font-name-asian="Tahoma" style:font-weight-asian="bold" style:font-name-complex="Tahoma" style:font-weight-complex="bold"/>
    </style:style>
    <style:style style:name="ce84" style:family="table-cell" style:parent-style-name="Default" style:data-style-name="N0">
      <style:table-cell-properties fo:background-color="#99ccff" style:text-align-source="fix" style:repeat-content="false" fo:border="none" style:vertical-align="middle"/>
      <style:paragraph-properties fo:text-align="center"/>
      <style:text-properties fo:color="#000000" style:font-name="Tahoma1" fo:font-size="11pt" style:font-name-asian="Tahoma" style:font-size-asian="11pt" style:font-name-complex="Tahoma" style:font-size-complex="11pt"/>
    </style:style>
    <style:style style:name="ce85" style:family="table-cell" style:parent-style-name="Default" style:data-style-name="N0">
      <style:table-cell-properties fo:background-color="#99ccff" style:cell-protect="none" style:print-content="true" style:text-align-source="fix" style:repeat-content="false" fo:wrap-option="wrap" fo:border="0.06pt solid #000000" style:vertical-align="middle"/>
      <style:paragraph-properties fo:text-align="center"/>
      <style:text-properties fo:color="#000000" style:font-name="Arial narrow" fo:font-size="12pt" fo:font-weight="bold" style:font-name-asian="Tahoma" style:font-size-asian="12pt" style:font-weight-asian="bold" style:font-name-complex="Tahoma" style:font-size-complex="12pt" style:font-weight-complex="bold" fo:hyphenate="true"/>
    </style:style>
    <style:style style:name="ce86" style:family="table-cell" style:parent-style-name="Normal_20_8" style:data-style-name="N0">
      <style:table-cell-properties fo:background-color="#e6e6e6" style:cell-protect="protected" style:print-content="true" style:text-align-source="fix" style:repeat-content="false" fo:wrap-option="wrap" fo:border="0.06pt solid #000000" style:vertical-align="middle"/>
      <style:paragraph-properties fo:text-align="center"/>
      <style:text-properties style:font-name="Arial narrow" fo:font-size="12pt" style:font-name-asian="Tahoma" style:font-size-asian="12pt" style:font-name-complex="Tahoma" style:font-size-complex="12pt" fo:hyphenate="true"/>
    </style:style>
    <style:style style:name="ce87"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style:text-properties style:use-window-font-color="true" style:text-outline="false" style:text-line-through-style="none" style:font-name="Arial2" fo:font-size="12pt" fo:font-style="normal" fo:text-shadow="none" style:text-underline-style="none" fo:font-weight="normal" style:font-name-asian="Arial1" style:font-size-asian="12pt" style:font-style-asian="normal" style:font-weight-asian="normal" style:font-name-complex="Arial2" style:font-size-complex="12pt" style:font-style-complex="normal" style:font-weight-complex="normal" fo:hyphenate="true"/>
    </style:style>
    <style:style style:name="ce88" style:family="table-cell" style:parent-style-name="Default" style:data-style-name="N0">
      <style:table-cell-properties fo:background-color="#ffffff" style:cell-protect="none" style:print-content="true" fo:border="0.06pt solid #ffffff"/>
      <style:text-properties fo:color="#000000" style:font-name="Trebuchet MS" style:font-name-asian="Trebuchet MS" style:font-name-complex="Trebuchet MS"/>
    </style:style>
    <style:style style:name="ce89" style:family="table-cell" style:parent-style-name="Default" style:data-style-name="N0">
      <style:table-cell-properties fo:background-color="#ffffff" fo:border="0.06pt solid #ffffff" style:vertical-align="middle"/>
      <style:text-properties style:font-name="Trebuchet MS" style:font-name-asian="Trebuchet MS" style:font-name-complex="Trebuchet MS"/>
    </style:style>
    <style:style style:name="ce90" style:family="table-cell" style:parent-style-name="Default" style:data-style-name="N0">
      <style:table-cell-properties fo:background-color="#ffffff" style:text-align-source="fix" style:repeat-content="false" fo:wrap-option="wrap" fo:border="0.06pt solid #ffffff" style:vertical-align="automatic"/>
      <style:paragraph-properties fo:text-align="start" fo:margin-left="0cm"/>
      <style:text-properties style:font-name="Arial narrow" fo:font-size="12pt" style:font-name-asian="Tahoma" style:font-size-asian="12pt" style:font-name-complex="Tahoma" style:font-size-complex="12pt"/>
    </style:style>
    <style:style style:name="ce91" style:family="table-cell" style:parent-style-name="Default" style:data-style-name="N0">
      <style:table-cell-properties fo:background-color="#99ccff" style:text-align-source="fix" style:repeat-content="false" fo:border="0.06pt solid #000000" style:vertical-align="automatic"/>
      <style:paragraph-properties fo:text-align="center"/>
      <style:text-properties fo:color="#000000" style:font-name="Tahoma" fo:font-size="11pt" style:font-name-asian="Tahoma" style:font-size-asian="11pt" style:font-name-complex="Tahoma" style:font-size-complex="11pt"/>
    </style:style>
    <style:style style:name="ce92"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3"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4"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5"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96"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fo:margin-left="0cm"/>
      <style:text-properties style:use-window-font-color="true" style:font-name="Arial" fo:font-size="12pt" style:font-name-asian="Lucida Sans Unicode" style:font-size-asian="12pt" style:font-name-complex="Arial2" style:font-size-complex="12pt" fo:hyphenate="true"/>
    </style:style>
    <style:style style:name="ce97" style:family="table-cell" style:parent-style-name="Normal_20_3" style:data-style-name="N0">
      <style:table-cell-properties fo:border-bottom="0.06pt solid #ffffff" fo:background-color="#ffffff" style:cell-protect="protected" style:print-content="true" style:text-align-source="fix" style:repeat-content="false" fo:border-left="none" fo:border-right="0.06pt solid #ffffff" fo:border-top="0.06pt solid #ffffff" style:vertical-align="middle"/>
      <style:paragraph-properties fo:text-align="start" fo:margin-left="0cm"/>
      <style:text-properties style:font-name="Arial" fo:font-size="12pt" style:font-name-asian="Tahoma" style:font-size-asian="12pt" style:font-name-complex="Tahoma" style:font-size-complex="12pt"/>
    </style:style>
    <style:style style:name="ce98" style:family="table-cell" style:parent-style-name="Default">
      <style:text-properties style:font-name="Arial" fo:font-size="12pt" style:font-size-asian="12pt" style:font-size-complex="12pt"/>
    </style:style>
    <style:style style:name="ce99" style:family="table-cell" style:parent-style-name="Default" style:data-style-name="N0">
      <style:table-cell-properties style:glyph-orientation-vertical="0" fo:background-color="#ffffff" style:diagonal-bl-tr="none" style:diagonal-tl-br="none" style:text-align-source="value-type" style:repeat-content="false" fo:wrap-option="no-wrap" fo:border="0.06pt solid #ffffff"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0" style:family="table-cell" style:parent-style-name="Normal_20_3" style:data-style-name="N0">
      <style:table-cell-properties fo:background-color="#ffffff" style:cell-protect="protected" style:print-content="true" style:text-align-source="fix" style:repeat-content="false" fo:border="0.06pt solid #ffffff" style:vertical-align="middle"/>
      <style:paragraph-properties fo:text-align="start" fo:margin-left="0cm"/>
      <style:text-properties fo:color="#808080" style:font-name="Tahoma1" fo:font-style="italic" style:font-name-asian="Tahoma" style:font-style-asian="italic" style:font-name-complex="Tahoma" style:font-style-complex="italic"/>
    </style:style>
    <style:style style:name="ce101" style:family="table-cell" style:parent-style-name="Default" style:data-style-name="N0">
      <style:table-cell-properties fo:background-color="#99ccff" fo:border="0.06pt solid #000000"/>
      <style:text-properties fo:color="#000000" style:font-name="Tahoma1" fo:font-size="11pt" style:font-name-asian="Tahoma" style:font-size-asian="11pt" style:font-name-complex="Tahoma" style:font-size-complex="11pt"/>
    </style:style>
    <style:style style:name="ce102"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use-window-font-color="true" style:font-name="Arial" fo:font-size="12pt" style:font-name-asian="Tahoma" style:font-size-asian="12pt" style:font-name-complex="Tahoma" style:font-size-complex="12pt" fo:hyphenate="true"/>
    </style:style>
    <style:style style:name="ce103" style:family="table-cell" style:parent-style-name="Default" style:data-style-name="N0">
      <style:table-cell-properties fo:background-color="#ffffff" style:text-align-source="fix" style:repeat-content="false" fo:wrap-option="wrap" fo:border="0.06pt solid #000000" style:vertical-align="automatic"/>
      <style:paragraph-properties fo:text-align="center" fo:margin-left="0cm"/>
      <style:text-properties style:font-name="Arial" fo:font-size="12pt" style:font-name-asian="Tahoma" style:font-size-asian="12pt" style:font-name-complex="Tahoma" style:font-size-complex="12pt" fo:hyphenate="true"/>
    </style:style>
    <style:style style:name="ce104" style:family="table-cell" style:parent-style-name="Default" style:data-style-name="N0">
      <style:table-cell-properties fo:background-color="#ffffff" style:text-align-source="fix" style:repeat-content="false" fo:wrap-option="wrap" fo:border="0.06pt solid #ffffff" style:vertical-align="middle"/>
      <style:paragraph-properties fo:text-align="center" fo:margin-left="0cm"/>
      <style:text-properties style:font-name="Tahoma" fo:font-size="8pt" style:font-name-asian="Tahoma" style:font-size-asian="8pt" style:font-name-complex="Tahoma" style:font-size-complex="8pt"/>
    </style:style>
    <style:style style:name="ce105" style:family="table-cell" style:parent-style-name="Default" style:data-style-name="N0">
      <style:table-cell-properties fo:background-color="#ffffff" style:text-align-source="fix" style:repeat-content="false" fo:wrap-option="wrap" fo:border="0.06pt solid #ffffff" style:vertical-align="middle"/>
      <style:paragraph-properties fo:text-align="center" fo:margin-left="0cm"/>
      <style:text-properties style:font-name="Arial" fo:font-size="12pt" style:font-name-asian="Tahoma" style:font-size-asian="12pt" style:font-name-complex="Tahoma" style:font-size-complex="12pt"/>
    </style:style>
    <style:style style:name="ce106" style:family="table-cell" style:parent-style-name="Default" style:data-style-name="N0">
      <style:table-cell-properties fo:background-color="#ffffff" style:text-align-source="fix" style:repeat-content="false" fo:wrap-option="wrap" fo:border="none" style:vertical-align="middle"/>
      <style:paragraph-properties fo:text-align="center" fo:margin-left="0cm"/>
      <style:text-properties style:font-name="Arial" fo:font-size="12pt" style:font-name-asian="Tahoma" style:font-size-asian="12pt" style:font-name-complex="Tahoma" style:font-size-complex="12pt"/>
    </style:style>
    <style:style style:name="ce107" style:family="table-cell" style:parent-style-name="Normal_20_3" style:data-style-name="N0">
      <style:table-cell-properties fo:background-color="#ffffff" style:cell-protect="protected" style:print-content="true" style:text-align-source="fix" style:repeat-content="false" fo:border="none" style:vertical-align="middle"/>
      <style:paragraph-properties fo:text-align="center" fo:margin-left="0cm"/>
      <style:text-properties style:font-name="Arial" fo:font-size="12pt" style:font-name-asian="Tahoma" style:font-size-asian="12pt" style:font-name-complex="Tahoma" style:font-size-complex="12pt"/>
    </style:style>
    <style:style style:name="ce108" style:family="table-cell" style:parent-style-name="Default" style:data-style-name="N0">
      <style:table-cell-properties fo:background-color="#99ccff" style:text-align-source="fix" style:repeat-content="false" fo:border="0.06pt solid #000000" style:vertical-align="middle"/>
      <style:paragraph-properties fo:text-align="center" fo:margin-left="0cm"/>
      <style:text-properties fo:color="#000000" style:font-name="Tahoma1" fo:font-size="11pt" style:font-name-asian="Tahoma" style:font-size-asian="11pt" style:font-name-complex="Tahoma" style:font-size-complex="11pt"/>
    </style:style>
    <style:style style:name="ce109" style:family="table-cell" style:parent-style-name="Default" style:data-style-name="N0">
      <style:table-cell-properties fo:background-color="#99ccff" style:cell-protect="none" style:print-content="true" style:text-align-source="fix" style:repeat-content="false" fo:wrap-option="wrap" fo:border="0.06pt solid #000000" style:vertical-align="middle"/>
      <style:paragraph-properties fo:text-align="center" fo:margin-left="0cm"/>
      <style:text-properties fo:color="#000000" style:font-name="Arial narrow" fo:font-size="12pt" fo:font-weight="bold" style:font-name-asian="Tahoma" style:font-size-asian="12pt" style:font-weight-asian="bold" style:font-name-complex="Tahoma" style:font-size-complex="12pt" style:font-weight-complex="bold" fo:hyphenate="true"/>
    </style:style>
    <style:style style:name="ce110" style:family="table-cell" style:parent-style-name="Normal_20_8" style:data-style-name="N0">
      <style:table-cell-properties fo:background-color="#e6e6e6" style:cell-protect="protected" style:print-content="true" style:text-align-source="fix" style:repeat-content="false" fo:wrap-option="wrap" fo:border="0.06pt solid #000000" style:vertical-align="middle"/>
      <style:paragraph-properties fo:text-align="center" fo:margin-left="0cm"/>
      <style:text-properties style:font-name="Arial narrow" fo:font-size="12pt" style:font-name-asian="Tahoma" style:font-size-asian="12pt" style:font-name-complex="Tahoma" style:font-size-complex="12pt" fo:hyphenate="true"/>
    </style:style>
    <style:style style:name="ce111"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use-window-font-color="true" style:font-name="Arial" fo:font-size="12pt" fo:font-weight="normal" style:font-name-asian="Tahoma" style:font-size-asian="12pt" style:font-weight-asian="normal" style:font-name-complex="Tahoma" style:font-size-complex="12pt" style:font-weight-complex="normal"/>
    </style:style>
    <style:style style:name="ce112"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fo:margin-left="0cm"/>
      <style:text-properties style:font-name="Arial" fo:font-size="12pt" style:font-name-asian="Tahoma" style:font-size-asian="12pt" style:font-name-complex="Tahoma" style:font-size-complex="12pt" fo:hyphenate="true"/>
    </style:style>
    <style:style style:name="ce113" style:family="table-cell" style:parent-style-name="Default" style:data-style-name="N0">
      <style:table-cell-properties fo:background-color="#ffffff" style:text-align-source="fix" style:repeat-content="false" fo:wrap-option="wrap" fo:border="none" style:vertical-align="middle"/>
      <style:paragraph-properties fo:text-align="center" fo:margin-left="0cm"/>
      <style:text-properties style:font-name="Tahoma" fo:font-size="8pt" style:font-name-asian="Tahoma" style:font-size-asian="8pt" style:font-name-complex="Tahoma" style:font-size-complex="8pt"/>
    </style:style>
    <style:style style:name="ce114" style:family="table-cell" style:parent-style-name="Default">
      <style:table-cell-properties style:text-align-source="fix" style:repeat-content="false" style:vertical-align="middle"/>
      <style:paragraph-properties fo:text-align="center" fo:margin-left="0cm"/>
    </style:style>
    <style:style style:name="ce115" style:family="table-cell" style:parent-style-name="Default" style:data-style-name="N0">
      <style:table-cell-properties fo:background-color="#ffffff" style:text-align-source="fix" style:repeat-content="false" fo:wrap-option="wrap" fo:border="0.06pt solid #ffffff" style:vertical-align="middle"/>
      <style:paragraph-properties fo:text-align="start" fo:margin-left="0cm"/>
      <style:text-properties style:font-name="Tahoma" fo:font-size="8pt" style:font-name-asian="Tahoma" style:font-size-asian="8pt" style:font-name-complex="Tahoma" style:font-size-complex="8pt"/>
    </style:style>
    <style:style style:name="ce116" style:family="table-cell" style:parent-style-name="Default" style:data-style-name="N0">
      <style:table-cell-properties fo:background-color="#99ccff" fo:border="0.06pt solid #000000" style:vertical-align="middle"/>
      <style:text-properties fo:color="#000000" style:font-name="Tahoma1" fo:font-size="11pt" style:font-name-asian="Tahoma" style:font-size-asian="11pt" style:font-name-complex="Tahoma" style:font-size-complex="11pt"/>
    </style:style>
    <style:style style:name="ce117" style:family="table-cell" style:parent-style-name="Default" style:data-style-name="N0">
      <style:table-cell-properties fo:background-color="#ffffff" fo:wrap-option="wrap" fo:border="0.06pt solid #ffffff" style:vertical-align="middle"/>
      <style:text-properties style:font-name="Tahoma" fo:font-size="8pt" style:font-name-asian="Tahoma" style:font-size-asian="8pt" style:font-name-complex="Tahoma" style:font-size-complex="8pt"/>
    </style:style>
    <style:style style:name="ce118"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119"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120"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fo:color="#000000" style:text-outline="false" style:text-line-through-style="none" style:font-name="Arial"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fo:hyphenate="true"/>
    </style:style>
    <style:style style:name="ce121"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122"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map style:condition="cell-content()=&quot;ok&quot;" style:apply-style-name="Excel_5f_CondFormat_5f_2_5f_1_5f_1" style:base-cell-address="Resumen_de_Ejecución.G41"/>
      <style:map style:condition="cell-content()=&quot;Incidencia&quot;" style:apply-style-name="Excel_5f_CondFormat_5f_2_5f_1_5f_2" style:base-cell-address="Resumen_de_Ejecución.G41"/>
      <style:map style:condition="cell-content()=&quot;NP&quot;" style:apply-style-name="Excel_5f_CondFormat_5f_2_5f_1_5f_3" style:base-cell-address="Resumen_de_Ejecución.G41"/>
    </style:style>
    <style:style style:name="ce123"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style:font-name="Tahoma" fo:font-size="8pt" style:font-name-asian="Tahoma" style:font-size-asian="8pt" style:font-name-complex="Tahoma" style:font-size-complex="8pt" fo:hyphenate="true"/>
    </style:style>
    <style:style style:name="ce124"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 style:family="table-cell" style:parent-style-name="Default" style:data-style-name="N0">
      <style:table-cell-properties fo:background-color="#ffffff" style:diagonal-bl-tr="none" style:diagonal-tl-br="none" style:text-align-source="fix" style:repeat-content="false" fo:wrap-option="wrap" fo:border="0.06pt solid #000000" fo:padding="0.071cm" style:rotation-align="none" style:vertical-align="middle"/>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ahoma1" style:font-size-complex="12pt" style:font-style-complex="normal" style:font-weight-complex="normal" fo:hyphenate="true"/>
    </style:style>
    <style:style style:name="ce126" style:family="table-cell" style:parent-style-name="Default" style:data-style-name="N0">
      <style:table-cell-properties fo:background-color="#ffffff" style:text-align-source="fix" style:repeat-content="false" fo:wrap-option="wrap" fo:border="none" style:vertical-align="middle"/>
      <style:paragraph-properties fo:text-align="start" fo:margin-left="0cm"/>
      <style:text-properties style:font-name="Tahoma" fo:font-size="8pt" style:font-name-asian="Tahoma" style:font-size-asian="8pt" style:font-name-complex="Tahoma" style:font-size-complex="8pt"/>
    </style:style>
    <style:style style:name="ce127" style:family="table-cell" style:parent-style-name="Default">
      <style:table-cell-properties style:vertical-align="middle"/>
    </style:style>
    <style:style style:name="ce128" style:family="table-cell" style:parent-style-name="Default" style:data-style-name="N0">
      <style:table-cell-properties fo:background-color="#ffffff" style:diagonal-bl-tr="none" style:diagonal-tl-br="none" fo:border="0.06pt solid #ffffff" fo:padding="0.071cm" style:rotation-align="non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9" style:family="table-cell" style:parent-style-name="Normal_20_3" style:data-style-name="N0">
      <style:table-cell-properties fo:background-color="#ffffff" style:cell-protect="protected" style:print-content="true" style:text-align-source="fix" style:repeat-content="false" fo:border="0.06pt solid #ffffff" style:vertical-align="middle"/>
      <style:paragraph-properties fo:text-align="start" fo:margin-left="0cm"/>
      <style:text-properties style:font-name="Arial" fo:font-size="12pt" style:font-name-asian="Tahoma" style:font-size-asian="12pt" style:font-name-complex="Tahoma" style:font-size-complex="12pt"/>
    </style:style>
    <style:style style:name="ce130" style:family="table-cell" style:parent-style-name="Default" style:data-style-name="N0">
      <style:table-cell-properties fo:background-color="#ffffff" style:text-align-source="fix" style:repeat-content="false" fo:wrap-option="wrap" fo:border="0.06pt solid #ffffff" style:vertical-align="automatic"/>
      <style:paragraph-properties fo:text-align="start" fo:margin-left="0cm"/>
      <style:text-properties style:font-name="Arial" fo:font-size="12pt" style:font-name-asian="Tahoma" style:font-size-asian="12pt" style:font-name-complex="Tahoma" style:font-size-complex="12pt"/>
    </style:style>
    <style:style style:name="ce13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Arial" fo:font-size="12pt" style:font-size-asian="12pt" style:font-size-complex="12pt" fo:hyphenate="true"/>
    </style:style>
    <style:style style:name="ce132"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3" style:family="table-cell" style:parent-style-name="Default">
      <style:table-cell-properties fo:background-color="#ffffff"/>
    </style:style>
    <style:style style:name="ce134" style:family="table-cell" style:parent-style-name="Normal_20_3" style:data-style-name="N0">
      <style:table-cell-properties fo:background-color="#ffffff" style:cell-protect="protected" style:print-content="true" style:text-align-source="fix" style:repeat-content="false" fo:border="none" style:vertical-align="middle"/>
      <style:paragraph-properties fo:text-align="start" fo:margin-left="0cm"/>
      <style:text-properties fo:color="#808080" style:font-name="Arial narrow" fo:font-size="12pt" fo:font-style="italic" style:font-name-asian="Tahoma" style:font-size-asian="12pt" style:font-style-asian="italic" style:font-name-complex="Tahoma" style:font-size-complex="12pt" style:font-style-complex="italic"/>
    </style:style>
    <style:style style:name="ce135"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136"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fo:hyphenate="true"/>
    </style:style>
    <style:style style:name="ce137" style:family="table-cell" style:parent-style-name="Default" style:data-style-name="N0">
      <style:table-cell-properties fo:background-color="#ffffff" style:text-align-source="fix" style:repeat-content="false" fo:wrap-option="wrap" fo:border="none" style:vertical-align="automatic"/>
      <style:paragraph-properties fo:text-align="center"/>
      <style:text-properties style:font-name="Tahoma" fo:font-size="8pt" style:font-name-asian="Tahoma" style:font-size-asian="8pt" style:font-name-complex="Tahoma" style:font-size-complex="8pt"/>
    </style:style>
    <style:style style:name="ce138" style:family="table-cell" style:parent-style-name="Normal_20_2" style:data-style-name="N0">
      <style:table-cell-properties fo:background-color="#ffffff" style:cell-protect="protected" style:print-content="true" fo:border="none" style:vertical-align="automatic"/>
      <style:text-properties style:font-name="Tahoma" fo:font-size="8pt" style:font-name-asian="Tahoma" style:font-size-asian="8pt" style:font-name-complex="Tahoma" style:font-size-complex="8pt"/>
    </style:style>
    <style:style style:name="ce139" style:family="table-cell" style:parent-style-name="Normal_20_2" style:data-style-name="N0">
      <style:table-cell-properties fo:background-color="#ffffff" style:cell-protect="protected" style:print-content="true" fo:border="0.06pt solid #ffffff" style:vertical-align="automatic"/>
      <style:text-properties style:font-name="Tahoma" fo:font-size="8pt" style:font-name-asian="Tahoma" style:font-size-asian="8pt" style:font-name-complex="Tahoma" style:font-size-complex="8pt"/>
    </style:style>
    <style:style style:name="ce140" style:family="table-cell" style:parent-style-name="Default" style:data-style-name="N0">
      <style:table-cell-properties fo:background-color="#ffffff" style:text-align-source="fix" style:repeat-content="false" fo:wrap-option="wrap" fo:border="0.06pt solid #ffffff" style:vertical-align="automatic"/>
      <style:paragraph-properties fo:text-align="center"/>
      <style:text-properties style:font-name="Tahoma" fo:font-size="8pt" style:font-name-asian="Tahoma" style:font-size-asian="8pt" style:font-name-complex="Tahoma" style:font-size-complex="8pt"/>
    </style:style>
    <style:style style:name="ce141" style:family="table-cell" style:parent-style-name="Default" style:data-style-name="N0">
      <style:table-cell-properties fo:background-color="#e6e6e6" style:text-align-source="fix" style:repeat-content="false" fo:wrap-option="wrap" fo:border="0.06pt solid #000000" style:vertical-align="middle"/>
      <style:paragraph-properties fo:text-align="center"/>
      <style:text-properties style:font-name="Arial narrow" fo:font-size="12pt" fo:font-weight="bold" style:font-name-asian="Tahoma" style:font-size-asian="12pt" style:font-weight-asian="bold" style:font-name-complex="Tahoma" style:font-size-complex="12pt" style:font-weight-complex="bold" fo:hyphenate="true"/>
    </style:style>
    <style:style style:name="ce142"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use-window-font-color="true" style:font-name="Arial" fo:font-size="12pt" fo:font-weight="normal" style:font-name-asian="Tahoma" style:font-size-asian="12pt" style:font-weight-asian="normal" style:font-name-complex="Tahoma" style:font-size-complex="12pt" style:font-weight-complex="normal" fo:hyphenate="true"/>
    </style:style>
    <style:style style:name="ce143" style:family="table-cell" style:parent-style-name="Normal_20_8" style:data-style-name="N0">
      <style:table-cell-properties fo:background-color="#ffffff" style:cell-protect="protected" style:print-content="true" style:text-align-source="fix" style:repeat-content="false" fo:wrap-option="wrap" fo:border="0.06pt solid #000000" style:vertical-align="middle"/>
      <style:paragraph-properties fo:text-align="center"/>
      <style:text-properties style:use-window-font-color="true" style:font-name="Arial narrow" fo:font-size="12pt" style:font-name-asian="Tahoma" style:font-size-asian="12pt" style:font-name-complex="Tahoma" style:font-size-complex="12pt" fo:hyphenate="true"/>
    </style:style>
    <style:style style:name="ce144"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use-window-font-color="true" style:font-name="Arial narrow" fo:font-size="12pt" style:font-name-asian="Tahoma" style:font-size-asian="12pt" style:font-name-complex="Tahoma" style:font-size-complex="12pt" fo:hyphenate="true"/>
    </style:style>
    <style:style style:name="ce145"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use-window-font-color="true" style:font-name="Arial narrow" fo:font-size="12pt" fo:font-weight="bold" style:font-name-asian="Tahoma" style:font-size-asian="12pt" style:font-weight-asian="bold" style:font-name-complex="Tahoma" style:font-size-complex="12pt" style:font-weight-complex="bold" fo:hyphenate="true"/>
    </style:style>
    <style:style style:name="ce146" style:family="table-cell" style:parent-style-name="Default" style:data-style-name="N0">
      <style:table-cell-properties fo:background-color="#ffffff" style:text-align-source="fix" style:repeat-content="false" fo:wrap-option="wrap" fo:border="0.06pt solid #000000" style:vertical-align="automatic"/>
      <style:paragraph-properties fo:text-align="center"/>
      <style:text-properties style:font-name="Arial" fo:font-size="12pt" style:font-name-asian="Tahoma" style:font-size-asian="12pt" style:font-name-complex="Tahoma" style:font-size-complex="12pt" fo:hyphenate="true"/>
    </style:style>
    <style:style style:name="ce147" style:family="table-cell" style:parent-style-name="Default" style:data-style-name="N0">
      <style:table-cell-properties fo:background-color="#ffffff" style:text-align-source="fix" style:repeat-content="false" fo:wrap-option="wrap" fo:border="0.06pt solid #000000" style:vertical-align="automatic"/>
      <style:paragraph-properties fo:text-align="center"/>
      <style:text-properties style:font-name="Tahoma" fo:font-size="8pt" style:font-name-asian="Tahoma" style:font-size-asian="8pt" style:font-name-complex="Tahoma" style:font-size-complex="8pt" fo:hyphenate="true"/>
    </style:style>
    <style:style style:name="ce148" style:family="table-cell" style:parent-style-name="Normal_20_2" style:data-style-name="N0">
      <style:table-cell-properties fo:background-color="#ffffff" style:cell-protect="protected" style:print-content="true" style:text-align-source="fix" style:repeat-content="false" fo:border="0.06pt solid #ffffff" style:vertical-align="automatic"/>
      <style:paragraph-properties fo:text-align="start" fo:margin-left="0cm"/>
      <style:text-properties style:font-name="Tahoma1" fo:font-size="8pt" style:font-name-asian="Tahoma" style:font-size-asian="8pt" style:font-name-complex="Tahoma" style:font-size-complex="8pt"/>
    </style:style>
    <style:style style:name="ce149" style:family="table-cell" style:parent-style-name="Default" style:data-style-name="N0">
      <style:table-cell-properties fo:background-color="#99ccff" style:text-align-source="fix" style:repeat-content="false" fo:wrap-option="wrap" fo:border="0.06pt solid #000000" style:vertical-align="automatic"/>
      <style:paragraph-properties fo:text-align="center"/>
      <style:text-properties fo:color="#000000" style:font-name="Arial narrow" fo:font-size="12pt" fo:font-weight="bold" style:font-name-asian="Tahoma" style:font-size-asian="12pt" style:font-weight-asian="bold" style:font-name-complex="Tahoma" style:font-size-complex="12pt" style:font-weight-complex="bold" fo:hyphenate="true"/>
    </style:style>
    <style:style style:name="ce163"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use-window-font-color="true" style:font-name="Arial" fo:font-size="12pt" fo:font-weight="bold" style:font-name-asian="Tahoma" style:font-size-asian="12pt" style:font-weight-asian="bold" style:font-name-complex="Tahoma" style:font-size-complex="12pt" style:font-weight-complex="bold" fo:hyphenate="true"/>
    </style:style>
    <style:style style:name="ce164"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use-window-font-color="true" style:font-name="Arial" fo:font-size="12pt" style:font-name-asian="Tahoma" style:font-size-asian="12pt" style:font-name-complex="Tahoma" style:font-size-complex="12pt" fo:hyphenate="true"/>
    </style:style>
    <style:style style:name="ce165" style:family="table-cell" style:parent-style-name="Normal_20_8" style:data-style-name="N0">
      <style:table-cell-properties fo:background-color="#ffffff" style:cell-protect="protected" style:print-content="true" style:text-align-source="fix" style:repeat-content="false" fo:wrap-option="wrap" fo:border="0.06pt solid #000000" style:vertical-align="middle"/>
      <style:paragraph-properties fo:text-align="center"/>
      <style:text-properties style:use-window-font-color="true" style:font-name="Arial" fo:font-size="12pt" style:font-name-asian="Tahoma" style:font-size-asian="12pt" style:font-name-complex="Tahoma" style:font-size-complex="12pt" fo:hyphenate="true"/>
    </style:style>
    <style:style style:name="ce166" style:family="table-cell" style:parent-style-name="Default">
      <style:table-cell-properties fo:wrap-option="wrap" fo:border="0.06pt solid #000000"/>
      <style:text-properties fo:hyphenate="true"/>
    </style:style>
    <style:style style:name="ce167" style:family="table-cell" style:parent-style-name="Normal_20_8"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use-window-font-color="true" style:font-name="Arial narrow" fo:font-size="12pt" style:font-name-asian="Tahoma" style:font-size-asian="12pt" style:font-name-complex="Tahoma" style:font-size-complex="12pt" fo:hyphenate="true"/>
    </style:style>
    <style:style style:name="ce168" style:family="table-cell" style:parent-style-name="Normal_20_8" style:data-style-name="N0">
      <style:table-cell-properties fo:background-color="#e6e6e6" style:cell-protect="protected" style:print-content="true" style:text-align-source="fix" style:repeat-content="false" fo:wrap-option="wrap" fo:border="0.06pt solid #000000" style:vertical-align="middle"/>
      <style:paragraph-properties fo:text-align="center"/>
      <style:text-properties style:font-name="Arial narrow" fo:font-size="12pt" fo:font-weight="bold" style:font-name-asian="Tahoma" style:font-size-asian="12pt" style:font-weight-asian="bold" style:font-name-complex="Tahoma" style:font-size-complex="12pt" style:font-weight-complex="bold" fo:hyphenate="true"/>
    </style:style>
    <style:style style:name="ce169" style:family="table-cell" style:parent-style-name="Normal_20_8" style:data-style-name="N0">
      <style:table-cell-properties fo:background-color="#ffffff" style:cell-protect="protected" style:print-content="true" style:text-align-source="fix" style:repeat-content="false" fo:wrap-option="wrap" fo:border="0.06pt solid #000000" style:vertical-align="middle"/>
      <style:paragraph-properties fo:text-align="center"/>
      <style:text-properties style:use-window-font-color="true" style:font-name="Arial narrow" fo:font-size="12pt" fo:font-weight="bold" style:font-name-asian="Tahoma" style:font-size-asian="12pt" style:font-weight-asian="bold" style:font-name-complex="Tahoma" style:font-size-complex="12pt" style:font-weight-complex="bold" fo:hyphenate="true"/>
    </style:style>
    <style:style style:name="ce170" style:family="table-cell" style:parent-style-name="Normal_20_8" style:data-style-name="N0">
      <style:table-cell-properties fo:background-color="#ffffff" style:cell-protect="protected" style:print-content="true" style:text-align-source="fix" style:repeat-content="false" fo:wrap-option="wrap" fo:border="0.06pt solid #000000" style:vertical-align="automatic"/>
      <style:paragraph-properties fo:text-align="start" fo:margin-left="0cm"/>
      <style:text-properties style:use-window-font-color="true" style:font-name="Arial narrow" fo:font-size="12pt" style:font-name-asian="Tahoma" style:font-size-asian="12pt" style:font-name-complex="Tahoma" style:font-size-complex="12pt" fo:hyphenate="true"/>
    </style:style>
    <style:style style:name="ce171" style:family="table-cell" style:parent-style-name="Default" style:data-style-name="N0">
      <style:table-cell-properties fo:background-color="#ffffff" fo:wrap-option="wrap" fo:border="none" style:vertical-align="automatic"/>
      <style:text-properties style:font-name="Tahoma" fo:font-size="8pt" style:font-name-asian="Tahoma" style:font-size-asian="8pt" style:font-name-complex="Tahoma" style:font-size-complex="8pt"/>
    </style:style>
    <style:style style:name="ce172" style:family="table-cell" style:parent-style-name="Default">
      <style:table-cell-properties fo:wrap-option="wrap" fo:border="none"/>
      <style:text-properties fo:hyphenate="true"/>
    </style:style>
    <style:style style:name="ce173" style:family="table-cell" style:parent-style-name="Default" style:data-style-name="N0">
      <style:table-cell-properties fo:background-color="#ffffff" style:text-align-source="fix" style:repeat-content="false" fo:wrap-option="wrap" fo:border="none" style:vertical-align="automatic"/>
      <style:paragraph-properties fo:text-align="start" fo:margin-left="0cm"/>
      <style:text-properties style:font-name="Tahoma" fo:font-size="8pt" style:font-name-asian="Tahoma" style:font-size-asian="8pt" style:font-name-complex="Tahoma" style:font-size-complex="8pt" fo:hyphenate="true"/>
    </style:style>
    <style:style style:name="ce174" style:family="table-cell" style:parent-style-name="Default" style:data-style-name="N0">
      <style:table-cell-properties fo:background-color="#ffffff" style:text-align-source="fix" style:repeat-content="false" fo:wrap-option="wrap" fo:border="none" style:vertical-align="automatic"/>
      <style:paragraph-properties fo:text-align="start" fo:margin-left="0cm"/>
      <style:text-properties style:font-name="Arial" fo:font-size="12pt" style:font-name-asian="Tahoma" style:font-size-asian="12pt" style:font-name-complex="Tahoma" style:font-size-complex="12pt" fo:hyphenate="true"/>
    </style:style>
    <style:style style:name="ce175" style:family="table-cell" style:parent-style-name="Default">
      <style:table-cell-properties fo:border="none"/>
    </style:style>
    <style:style style:name="ce176" style:family="table-cell" style:parent-style-name="Default">
      <style:table-cell-properties fo:wrap-option="wrap"/>
      <style:text-properties fo:hyphenate="true"/>
    </style:style>
    <style:style style:name="ce177" style:family="table-cell" style:parent-style-name="Default">
      <style:table-cell-properties fo:wrap-option="wrap" fo:border="0.06pt solid #000000"/>
      <style:text-properties style:font-name="Arial" fo:font-size="12pt" style:font-size-asian="12pt" style:font-size-complex="12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 style:family="text">
      <style:text-properties style:font-name="Arial1" style:font-name-asian="Arial1" style:font-name-complex="Arial1"/>
    </style:style>
    <style:style style:name="T3" style:family="text">
      <style:text-properties style:font-name="Arial2" style:font-name-asian="Arial1" style:font-name-complex="Arial2"/>
    </style:style>
    <style:style style:name="T4" style:family="text">
      <style:text-properties fo:font-weight="normal" style:font-weight-asian="normal" style:font-weight-complex="normal"/>
    </style:style>
    <style:style style:name="T5" style:family="text">
      <style:text-properties style:font-size-asian="12pt" style:font-size-complex="12pt"/>
    </style:style>
    <style:style style:name="T6" style:family="text">
      <style:text-properties style:font-name="Arial" fo:font-size="12pt" style:font-size-asian="12pt" style:font-size-complex="12pt"/>
    </style:style>
  </office:automatic-styles>
  <office:body>
    <office:spreadsheet>
      <table:calculation-settings table:case-sensitive="false" table:search-criteria-must-apply-to-whole-cell="false"/>
      <table:content-validations>
        <table:content-validation table:name="val1" table:condition="of:cell-content-is-in-list(&quot;1&quot;;&quot;2&quot;;&quot;3&quot;;&quot;4&quot;;&quot;5&quot;)" table:allow-empty-cell="true" table:display-list="unsorted" table:base-cell-address="Resumen_de_Ejecución.V15"/>
      </table:content-validations>
      <table:table table:name="Inf. Documento" table:style-name="ta2">
        <office:forms form:automatic-focus="false" form:apply-design-mode="false"/>
        <table:shapes>
          <draw:frame draw:z-index="0" draw:name="Imagen 2" draw:style-name="gr1" draw:text-style-name="P1" svg:width="6.016cm" svg:height="1.078cm" svg:x="0.559cm" svg:y="0.253cm">
            <draw:image xlink:href="Pictures/2000000900001D90000004A84D5C7239.wmf" xlink:type="simple" xlink:show="embed" xlink:actuate="onLoad">
              <text:p/>
            </draw:image>
          </draw:frame>
        </table:shapes>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4" table:default-cell-style-name="Default"/>
        <table:table-column table:style-name="co8" table:default-cell-style-name="ce21"/>
        <table:table-column table:style-name="co6" table:number-columns-repeated="1014" table:default-cell-style-name="Default"/>
        <table:table-row table:style-name="ro1" table:number-rows-repeated="4">
          <table:table-cell table:number-columns-repeated="9"/>
          <table:table-cell table:style-name="Default"/>
          <table:table-cell table:number-columns-repeated="1014"/>
        </table:table-row>
        <table:table-row table:style-name="ro1">
          <table:table-cell/>
          <table:table-cell table:style-name="ce14" office:value-type="string" table:number-columns-spanned="9" table:number-rows-spanned="3">
            <text:p>Información del Documento</text:p>
          </table:table-cell>
          <table:covered-table-cell table:number-columns-repeated="8" table:style-name="ce15"/>
          <table:table-cell table:number-columns-repeated="1014"/>
        </table:table-row>
        <table:table-row table:style-name="ro1">
          <table:table-cell/>
          <table:covered-table-cell table:number-columns-repeated="9" table:style-name="ce15"/>
          <table:table-cell table:number-columns-repeated="1014"/>
        </table:table-row>
        <table:table-row table:style-name="ro1">
          <table:table-cell/>
          <table:covered-table-cell table:number-columns-repeated="9" table:style-name="ce15"/>
          <table:table-cell table:number-columns-repeated="1014"/>
        </table:table-row>
        <table:table-row table:style-name="ro9">
          <table:table-cell/>
          <table:table-cell table:style-name="ce16" office:value-type="string" table:number-columns-spanned="4" table:number-rows-spanned="1">
            <text:p>Nombre del Documento:</text:p>
          </table:table-cell>
          <table:covered-table-cell table:number-columns-repeated="3" table:style-name="ce16"/>
          <table:table-cell table:style-name="ce35" office:value-type="string" table:number-columns-spanned="5" table:number-rows-spanned="1">
            <text:p>CP-AccesoDatos.ods</text:p>
          </table:table-cell>
          <table:covered-table-cell table:number-columns-repeated="4" table:style-name="ce35"/>
          <table:table-cell table:number-columns-repeated="1014"/>
        </table:table-row>
        <table:table-row table:style-name="ro9">
          <table:table-cell/>
          <table:table-cell table:style-name="ce16" office:value-type="string" table:number-columns-spanned="4" table:number-rows-spanned="1">
            <text:p>Número de Versión:</text:p>
          </table:table-cell>
          <table:covered-table-cell table:number-columns-repeated="3" table:style-name="ce16"/>
          <table:table-cell table:style-name="ce35" office:value-type="string" table:number-columns-spanned="5" table:number-rows-spanned="1">
            <text:p>20120830.0929</text:p>
          </table:table-cell>
          <table:covered-table-cell table:number-columns-repeated="4" table:style-name="ce35"/>
          <table:table-cell table:number-columns-repeated="1014"/>
        </table:table-row>
        <table:table-row table:style-name="ro9">
          <table:table-cell/>
          <table:table-cell table:style-name="ce16" office:value-type="string" table:number-columns-spanned="4" table:number-rows-spanned="1">
            <text:p>Ruta:</text:p>
          </table:table-cell>
          <table:covered-table-cell table:number-columns-repeated="3" table:style-name="ce16"/>
          <table:table-cell table:style-name="ce35" office:value-type="string" table:number-columns-spanned="5" table:number-rows-spanned="1">
            <text:p>&lt;Ruta del documento&gt;</text:p>
          </table:table-cell>
          <table:covered-table-cell table:number-columns-repeated="4" table:style-name="ce35"/>
          <table:table-cell table:number-columns-repeated="1014"/>
        </table:table-row>
        <table:table-row table:style-name="ro9">
          <table:table-cell/>
          <table:table-cell table:style-name="ce17" office:value-type="string" table:number-columns-spanned="4" table:number-rows-spanned="1">
            <text:p>Nombre y Versión del formato Asociado:</text:p>
          </table:table-cell>
          <table:covered-table-cell table:number-columns-repeated="2" table:style-name="ce26"/>
          <table:covered-table-cell table:style-name="ce31"/>
          <table:table-cell table:style-name="ce31" office:value-type="string" table:number-columns-spanned="5" table:number-rows-spanned="1">
            <text:p>&lt;For-Casos de Prueba&gt; &lt;20120329.1540&gt;</text:p>
          </table:table-cell>
          <table:covered-table-cell table:number-columns-repeated="4" table:style-name="ce31"/>
          <table:table-cell table:number-columns-repeated="1014"/>
        </table:table-row>
        <table:table-row table:style-name="ro10" table:number-rows-repeated="2">
          <table:table-cell/>
          <table:table-cell table:style-name="ce18" table:number-columns-repeated="9"/>
          <table:table-cell table:number-columns-repeated="1014"/>
        </table:table-row>
        <table:table-row table:style-name="ro1">
          <table:table-cell/>
          <table:table-cell table:style-name="ce14" office:value-type="string" table:number-columns-spanned="9" table:number-rows-spanned="3">
            <text:p>Información del Proyecto</text:p>
          </table:table-cell>
          <table:covered-table-cell table:number-columns-repeated="8" table:style-name="ce15"/>
          <table:table-cell table:number-columns-repeated="1014"/>
        </table:table-row>
        <table:table-row table:style-name="ro1">
          <table:table-cell/>
          <table:covered-table-cell table:number-columns-repeated="9" table:style-name="ce15"/>
          <table:table-cell table:number-columns-repeated="1014"/>
        </table:table-row>
        <table:table-row table:style-name="ro1">
          <table:table-cell/>
          <table:covered-table-cell table:number-columns-repeated="9" table:style-name="ce15"/>
          <table:table-cell table:number-columns-repeated="1014"/>
        </table:table-row>
        <table:table-row table:style-name="ro9">
          <table:table-cell/>
          <table:table-cell table:style-name="ce19" office:value-type="string" table:number-columns-spanned="4" table:number-rows-spanned="1">
            <text:p>Nombre del Proyecto:</text:p>
          </table:table-cell>
          <table:covered-table-cell table:number-columns-repeated="3" table:style-name="ce19"/>
          <table:table-cell table:style-name="ce36" office:value-type="string" table:number-columns-spanned="5" table:number-rows-spanned="1">
            <text:p>Corte al 5</text:p>
          </table:table-cell>
          <table:covered-table-cell table:number-columns-repeated="4" table:style-name="ce36"/>
          <table:table-cell table:number-columns-repeated="1014"/>
        </table:table-row>
        <table:table-row table:style-name="ro9">
          <table:table-cell/>
          <table:table-cell table:style-name="ce20" office:value-type="string" table:number-columns-spanned="4" table:number-rows-spanned="1">
            <text:p>Responsable del Proyecto:</text:p>
          </table:table-cell>
          <table:covered-table-cell table:number-columns-repeated="3" table:style-name="ce20"/>
          <table:table-cell table:style-name="ce37" office:value-type="string" table:number-columns-spanned="5" table:number-rows-spanned="1">
            <text:p>Calos J. Quintero Andrade</text:p>
          </table:table-cell>
          <table:covered-table-cell table:number-columns-repeated="4" table:style-name="ce37"/>
          <table:table-cell table:number-columns-repeated="1014"/>
        </table:table-row>
        <table:table-row table:style-name="ro10" table:number-rows-repeated="2">
          <table:table-cell/>
          <table:table-cell table:style-name="ce18" table:number-columns-repeated="9"/>
          <table:table-cell table:number-columns-repeated="1014"/>
        </table:table-row>
        <table:table-row table:style-name="ro10" table:number-rows-repeated="2">
          <table:table-cell/>
          <table:table-cell table:style-name="ce21" table:number-columns-repeated="8"/>
          <table:table-cell table:number-columns-repeated="1015"/>
        </table:table-row>
        <table:table-row table:style-name="ro11">
          <table:table-cell/>
          <table:table-cell table:style-name="ce22" office:value-type="string" table:number-columns-spanned="8" table:number-rows-spanned="1">
            <text:p>Audiencia</text:p>
          </table:table-cell>
          <table:covered-table-cell table:number-columns-repeated="7" table:style-name="ce27"/>
          <table:table-cell table:number-columns-repeated="1015"/>
        </table:table-row>
        <table:table-row table:style-name="ro12">
          <table:table-cell/>
          <table:table-cell table:style-name="ce23" office:value-type="string" table:number-columns-spanned="4" table:number-rows-spanned="1">
            <text:p>Nivel de Participación</text:p>
          </table:table-cell>
          <table:covered-table-cell table:number-columns-repeated="2" table:style-name="ce28"/>
          <table:covered-table-cell table:style-name="ce32"/>
          <table:table-cell table:style-name="ce38" office:value-type="string" table:number-columns-spanned="4" table:number-rows-spanned="1">
            <text:p>Rol</text:p>
          </table:table-cell>
          <table:covered-table-cell table:number-columns-repeated="3" table:style-name="ce38"/>
          <table:table-cell table:number-columns-repeated="1015"/>
        </table:table-row>
        <table:table-row table:style-name="ro12">
          <table:table-cell/>
          <table:table-cell table:style-name="ce24" office:value-type="string" table:number-columns-spanned="4" table:number-rows-spanned="1">
            <text:p>Responsable de Elaboración <text:span text:style-name="T1">(RE)</text:span></text:p>
          </table:table-cell>
          <table:covered-table-cell table:number-columns-repeated="2" table:style-name="ce29"/>
          <table:covered-table-cell table:style-name="ce33"/>
          <table:table-cell table:style-name="ce39" office:value-type="string" table:number-columns-spanned="4" table:number-rows-spanned="1">
            <text:p>Diseñador de Pruebas</text:p>
          </table:table-cell>
          <table:covered-table-cell table:number-columns-repeated="3" table:style-name="ce39"/>
          <table:table-cell table:number-columns-repeated="1015"/>
        </table:table-row>
        <table:table-row table:style-name="ro12">
          <table:table-cell/>
          <table:table-cell table:style-name="ce25" office:value-type="string" table:number-columns-spanned="4" table:number-rows-spanned="1">
            <text:p>Notificación <text:span text:style-name="T1">(NT)</text:span></text:p>
          </table:table-cell>
          <table:covered-table-cell table:number-columns-repeated="2" table:style-name="ce30"/>
          <table:covered-table-cell table:style-name="ce34"/>
          <table:table-cell table:style-name="ce40" office:value-type="string" table:number-columns-spanned="4" table:number-rows-spanned="1">
            <text:p>Líder de Pruebas, Líder de Proyecto</text:p>
          </table:table-cell>
          <table:covered-table-cell table:number-columns-repeated="3" table:style-name="ce40"/>
          <table:table-cell table:number-columns-repeated="1015"/>
        </table:table-row>
      </table:table>
      <table:table table:name="Resumen_de_Ejecución" table:style-name="ta3">
        <office:forms form:automatic-focus="false" form:apply-design-mode="false"/>
        <table:table-column table:style-name="co9" table:default-cell-style-name="ce41"/>
        <table:table-column table:style-name="co10" table:default-cell-style-name="ce41"/>
        <table:table-column table:style-name="co11" table:default-cell-style-name="ce41"/>
        <table:table-column table:style-name="co12" table:default-cell-style-name="ce41"/>
        <table:table-column table:style-name="co13" table:default-cell-style-name="ce41"/>
        <table:table-column table:style-name="co14" table:number-columns-repeated="3"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14" table:number-columns-repeated="1010" table:default-cell-style-name="ce41"/>
        <table:table-row table:style-name="ro1">
          <table:table-cell table:number-columns-repeated="1024"/>
        </table:table-row>
        <table:table-row table:style-name="ro13">
          <table:table-cell table:number-columns-repeated="1024"/>
        </table:table-row>
        <table:table-row table:style-name="ro7">
          <table:table-cell/>
          <table:table-cell table:style-name="ce44" office:value-type="string">
            <text:p>Casos de Prueba</text:p>
          </table:table-cell>
          <table:table-cell table:number-columns-repeated="1022"/>
        </table:table-row>
        <table:table-row table:style-name="ro8">
          <table:table-cell table:style-name="ce42"/>
          <table:table-cell table:style-name="ce45" office:value-type="string">
            <text:p>Proyecto:</text:p>
          </table:table-cell>
          <table:table-cell table:style-name="ce45"/>
          <table:table-cell table:style-name="ce65" office:value-type="string" table:number-columns-spanned="5" table:number-rows-spanned="1">
            <text:p>Corte al 5</text:p>
          </table:table-cell>
          <table:covered-table-cell table:style-name="ce69"/>
          <table:covered-table-cell table:number-columns-repeated="2" table:style-name="ce65"/>
          <table:covered-table-cell table:style-name="ce71"/>
          <table:table-cell table:style-name="ce43"/>
          <table:table-cell table:style-name="ce42" table:number-columns-repeated="9"/>
          <table:table-cell table:style-name="ce43" table:number-columns-repeated="1006"/>
        </table:table-row>
        <table:table-row table:style-name="ro8">
          <table:table-cell table:style-name="ce42"/>
          <table:table-cell table:style-name="ce45" office:value-type="string">
            <text:p>Líder de Proyecto:</text:p>
          </table:table-cell>
          <table:table-cell table:style-name="ce45"/>
          <table:table-cell table:style-name="ce65" office:value-type="string" table:number-columns-spanned="5" table:number-rows-spanned="1">
            <text:p>Carlos J. Quintero Andrade</text:p>
          </table:table-cell>
          <table:covered-table-cell table:style-name="ce69"/>
          <table:covered-table-cell table:number-columns-repeated="2" table:style-name="ce65"/>
          <table:covered-table-cell table:style-name="ce71"/>
          <table:table-cell table:style-name="ce43"/>
          <table:table-cell table:style-name="ce42" table:number-columns-repeated="9"/>
          <table:table-cell table:style-name="ce43" table:number-columns-repeated="1006"/>
        </table:table-row>
        <table:table-row table:style-name="ro8">
          <table:table-cell table:style-name="ce42"/>
          <table:table-cell table:style-name="ce45" office:value-type="string">
            <text:p>Responsable de Pruebas:</text:p>
          </table:table-cell>
          <table:table-cell table:style-name="ce45"/>
          <table:table-cell table:style-name="ce65" table:formula="of:=[Casos_de_Prueba.D7]" office:value-type="string" office:string-value="Marady Pacheco Quintero" table:number-columns-spanned="5" table:number-rows-spanned="1">
            <text:p>Marady Pacheco Quintero</text:p>
          </table:table-cell>
          <table:covered-table-cell table:style-name="ce69"/>
          <table:covered-table-cell table:number-columns-repeated="2" table:style-name="ce65"/>
          <table:covered-table-cell table:style-name="ce71"/>
          <table:table-cell table:style-name="ce43"/>
          <table:table-cell table:style-name="ce42" table:number-columns-repeated="9"/>
          <table:table-cell table:style-name="ce43" table:number-columns-repeated="1006"/>
        </table:table-row>
        <table:table-row table:style-name="ro1">
          <table:table-cell table:style-name="ce42"/>
          <table:table-cell table:style-name="ce46" table:number-columns-repeated="3"/>
          <table:table-cell table:style-name="ce70"/>
          <table:table-cell table:style-name="ce61" table:number-columns-repeated="4"/>
          <table:table-cell table:style-name="ce42" table:number-columns-repeated="9"/>
          <table:table-cell table:style-name="ce43" table:number-columns-repeated="1006"/>
        </table:table-row>
        <table:table-row table:style-name="ro14">
          <table:table-cell table:style-name="ce42"/>
          <table:table-cell table:style-name="ce47" table:number-columns-spanned="18" table:number-rows-spanned="1"/>
          <table:covered-table-cell table:style-name="ce60"/>
          <table:covered-table-cell table:number-columns-repeated="16" table:style-name="ce66"/>
          <table:table-cell table:style-name="ce43" table:number-columns-repeated="1005"/>
        </table:table-row>
        <table:table-row table:style-name="ro16">
          <table:table-cell table:style-name="ce42"/>
          <table:table-cell table:style-name="ce48"/>
          <table:table-cell table:style-name="ce61"/>
          <table:table-cell table:style-name="ce67"/>
          <table:table-cell table:style-name="ce42"/>
          <table:table-cell table:style-name="ce61" table:number-columns-repeated="4"/>
          <table:table-cell table:style-name="ce42" table:number-columns-repeated="9"/>
          <table:table-cell table:style-name="ce43" table:number-columns-repeated="1006"/>
        </table:table-row>
        <table:table-row table:style-name="ro8">
          <table:table-cell/>
          <table:table-cell table:style-name="ce49" office:value-type="string" table:number-columns-spanned="2" table:number-rows-spanned="1">
            <text:p>Estatus por ciclos de prueba</text:p>
          </table:table-cell>
          <table:covered-table-cell table:style-name="ce62"/>
          <table:table-cell table:style-name="ce62" table:number-columns-repeated="2"/>
          <table:table-cell table:number-columns-repeated="1019"/>
        </table:table-row>
        <table:table-row table:style-name="ro17">
          <table:table-cell/>
          <table:table-cell table:style-name="ce50"/>
          <table:table-cell table:style-name="ce62" table:number-columns-repeated="3"/>
          <table:table-cell table:number-columns-repeated="1019"/>
        </table:table-row>
        <table:table-row table:style-name="ro17">
          <table:table-cell/>
          <table:table-cell table:style-name="ce51" office:value-type="string" table:number-columns-spanned="4" table:number-rows-spanned="1">
            <text:p>Ejecución</text:p>
          </table:table-cell>
          <table:covered-table-cell table:number-columns-repeated="3" table:style-name="ce62"/>
          <table:table-cell>
            <draw:frame table:end-cell-address="Resumen_de_Ejecución.P36" table:end-x="1.295cm" table:end-y="0.226cm" draw:z-index="0" draw:name="Chart 3" draw:style-name="gr2" svg:width="17.467cm" svg:height="11.985cm" svg:x="1.652cm" svg:y="0.582cm">
              <draw:object draw:notify-on-update-of-ranges="Resumen_de_Ejecución.B15:Resumen_de_Ejecución.B15 Resumen_de_Ejecución.C15:Resumen_de_Ejecución.E15 Resumen_de_Ejecución.B16:Resumen_de_Ejecución.B16 Resumen_de_Ejecución.C16:Resumen_de_Ejecución.E16 Resumen_de_Ejecución.B17:Resumen_de_Ejecución.B17 Resumen_de_Ejecución.C17:Resumen_de_Ejecución.E17" xlink:href="./Object 1" xlink:type="simple" xlink:show="embed" xlink:actuate="onLoad"/>
              <draw:image xlink:href="./ObjectReplacements/Object 1" xlink:type="simple" xlink:show="embed" xlink:actuate="onLoad"/>
            </draw:frame>
          </table:table-cell>
          <table:table-cell table:number-columns-repeated="1018"/>
        </table:table-row>
        <table:table-row table:style-name="ro1">
          <table:table-cell table:number-columns-repeated="1024"/>
        </table:table-row>
        <table:table-row table:style-name="ro17">
          <table:table-cell/>
          <table:table-cell table:style-name="ce52" office:value-type="string">
            <text:p>Estatus</text:p>
          </table:table-cell>
          <table:table-cell table:style-name="ce52" office:value-type="float" office:value="1">
            <text:p>1</text:p>
          </table:table-cell>
          <table:table-cell table:style-name="ce52" office:value-type="float" office:value="2">
            <text:p>2</text:p>
          </table:table-cell>
          <table:table-cell table:style-name="ce52" office:value-type="float" office:value="3">
            <text:p>3</text:p>
          </table:table-cell>
          <table:table-cell table:style-name="ce68"/>
          <table:table-cell table:number-columns-repeated="1018"/>
        </table:table-row>
        <table:table-row table:style-name="ro17">
          <table:table-cell/>
          <table:table-cell table:style-name="ce53" office:value-type="string">
            <text:p>Exitosos</text:p>
          </table:table-cell>
          <table:table-cell table:style-name="ce63" table:formula="of:=COUNTIF([$Casos_de_Prueba.$P$14:.$P$65435];&quot;S&quot;)" office:value-type="float" office:value="0">
            <text:p>0</text:p>
          </table:table-cell>
          <table:table-cell table:style-name="ce63" table:formula="of:=COUNTIF([$Casos_de_Prueba.$R$14:.$R$65435];&quot;S&quot;)" office:value-type="float" office:value="0">
            <text:p>0</text:p>
          </table:table-cell>
          <table:table-cell table:style-name="ce63" table:formula="of:=COUNTIF([$Casos_de_Prueba.$T$14:.$T$65435];&quot;S&quot;)" office:value-type="float" office:value="0">
            <text:p>0</text:p>
          </table:table-cell>
          <table:table-cell table:style-name="ce68"/>
          <table:table-cell table:number-columns-repeated="1018"/>
        </table:table-row>
        <table:table-row table:style-name="ro17">
          <table:table-cell/>
          <table:table-cell table:style-name="ce53" office:value-type="string">
            <text:p>No Exitosos</text:p>
          </table:table-cell>
          <table:table-cell table:style-name="ce63" table:formula="of:=COUNTIF([$Casos_de_Prueba.$P$14:.$P$65435];&quot;F&quot;)" office:value-type="float" office:value="0">
            <text:p>0</text:p>
          </table:table-cell>
          <table:table-cell table:style-name="ce63" table:formula="of:=COUNTIF([$Casos_de_Prueba.$R$14:.$R$65435];&quot;F&quot;)" office:value-type="float" office:value="0">
            <text:p>0</text:p>
          </table:table-cell>
          <table:table-cell table:style-name="ce63" table:formula="of:=COUNTIF([$Casos_de_Prueba.$T$14:.$T$65435];&quot;F&quot;)" office:value-type="float" office:value="0">
            <text:p>0</text:p>
          </table:table-cell>
          <table:table-cell table:style-name="ce68"/>
          <table:table-cell table:number-columns-repeated="1018"/>
        </table:table-row>
        <table:table-row table:style-name="ro17">
          <table:table-cell/>
          <table:table-cell table:style-name="ce54" office:value-type="string">
            <text:p>Sin Probar</text:p>
          </table:table-cell>
          <table:table-cell table:style-name="ce63" table:formula="of:=COUNTIF([$Casos_de_Prueba.$P$14:.$P$65435];&quot;NP&quot;)" office:value-type="float" office:value="0">
            <text:p>0</text:p>
          </table:table-cell>
          <table:table-cell table:style-name="ce63" table:formula="of:=COUNTIF([$Casos_de_Prueba.$R$14:.$R$65435];&quot;NP&quot;)" office:value-type="float" office:value="0">
            <text:p>0</text:p>
          </table:table-cell>
          <table:table-cell table:style-name="ce63" table:formula="of:=COUNTIF([$Casos_de_Prueba.$T$14:.$T$65435];&quot;NP&quot;)" office:value-type="float" office:value="0">
            <text:p>0</text:p>
          </table:table-cell>
          <table:table-cell table:style-name="ce68"/>
          <table:table-cell table:number-columns-repeated="1018"/>
        </table:table-row>
        <table:table-row table:style-name="ro1">
          <table:table-cell/>
          <table:table-cell table:style-name="ce55" table:number-columns-repeated="4"/>
          <table:table-cell table:number-columns-repeated="1019"/>
        </table:table-row>
        <table:table-row table:style-name="ro17">
          <table:table-cell/>
          <table:table-cell table:style-name="ce56" office:value-type="string" table:number-columns-spanned="2" table:number-rows-spanned="1">
            <text:p>General</text:p>
          </table:table-cell>
          <table:covered-table-cell table:style-name="ce64"/>
          <table:table-cell table:style-name="ce68"/>
          <table:table-cell table:number-columns-repeated="1020"/>
        </table:table-row>
        <table:table-row table:style-name="ro17">
          <table:table-cell/>
          <table:table-cell table:style-name="ce54" office:value-type="string">
            <text:p>Requerimientos a probar</text:p>
          </table:table-cell>
          <table:table-cell table:style-name="ce63" office:value-type="float" office:value="0">
            <text:p>0</text:p>
          </table:table-cell>
          <table:table-cell table:style-name="ce68"/>
          <table:table-cell table:number-columns-repeated="1020"/>
        </table:table-row>
        <table:table-row table:style-name="ro17">
          <table:table-cell/>
          <table:table-cell table:style-name="ce54" office:value-type="string">
            <text:p>Casos de Prueba</text:p>
          </table:table-cell>
          <table:table-cell table:style-name="ce63" office:value-type="float" office:value="0">
            <text:p>0</text:p>
          </table:table-cell>
          <table:table-cell table:style-name="ce68"/>
          <table:table-cell table:number-columns-repeated="1020"/>
        </table:table-row>
        <table:table-row table:style-name="ro17">
          <table:table-cell/>
          <table:table-cell table:style-name="ce54" office:value-type="string">
            <text:p>Happy Path</text:p>
          </table:table-cell>
          <table:table-cell table:style-name="ce63" office:value-type="float" office:value="0">
            <text:p>0</text:p>
          </table:table-cell>
          <table:table-cell table:style-name="ce68"/>
          <table:table-cell table:number-columns-repeated="1020"/>
        </table:table-row>
        <table:table-row table:style-name="ro17">
          <table:table-cell/>
          <table:table-cell table:style-name="ce54" office:value-type="string">
            <text:p>Automatizados</text:p>
          </table:table-cell>
          <table:table-cell table:style-name="ce63" office:value-type="float" office:value="0">
            <text:p>0</text:p>
          </table:table-cell>
          <table:table-cell table:style-name="ce68"/>
          <table:table-cell table:number-columns-repeated="1020"/>
        </table:table-row>
        <table:table-row table:style-name="ro1">
          <table:table-cell/>
          <table:table-cell table:style-name="ce55" table:number-columns-repeated="2"/>
          <table:table-cell table:number-columns-repeated="1021"/>
        </table:table-row>
        <table:table-row table:style-name="ro1" table:number-rows-repeated="7">
          <table:table-cell table:number-columns-repeated="1024"/>
        </table:table-row>
        <table:table-row table:style-name="ro1">
          <table:table-cell/>
          <table:table-cell table:style-name="ce57" table:number-columns-spanned="16" table:number-rows-spanned="1"/>
          <table:covered-table-cell table:number-columns-repeated="15"/>
          <table:table-cell table:number-columns-repeated="1007"/>
        </table:table-row>
        <table:table-row table:style-name="ro1">
          <table:table-cell/>
          <table:table-cell table:style-name="ce58"/>
          <table:table-cell table:number-columns-repeated="1022"/>
        </table:table-row>
        <table:table-row table:style-name="ro1" table:number-rows-repeated="4">
          <table:table-cell table:number-columns-repeated="1024"/>
        </table:table-row>
        <table:table-row table:style-name="ro16" table:number-rows-repeated="3">
          <table:table-cell table:style-name="ce43" table:number-columns-repeated="1024"/>
        </table:table-row>
        <table:table-row table:style-name="ro1" table:number-rows-repeated="3">
          <table:table-cell table:number-columns-repeated="1024"/>
        </table:table-row>
        <table:table-row table:style-name="ro1">
          <table:table-cell/>
          <table:table-cell table:style-name="ce59" table:number-columns-spanned="17" table:number-rows-spanned="1"/>
          <table:covered-table-cell table:number-columns-repeated="16"/>
          <table:table-cell table:number-columns-repeated="1006"/>
        </table:table-row>
        <table:table-row table:style-name="ro1" table:number-rows-repeated="65490">
          <table:table-cell table:number-columns-repeated="1024"/>
        </table:table-row>
        <table:table-row table:style-name="ro1">
          <table:table-cell table:number-columns-repeated="1024"/>
        </table:table-row>
      </table:table>
      <table:table table:name="Casos_de_Prueba" table:style-name="ta5" table:print-ranges="Casos_de_Prueba.B4:Casos_de_Prueba.U8">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ce114"/>
        <table:table-column table:style-name="co26" table:default-cell-style-name="ce127"/>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29" table:default-cell-style-name="Default"/>
        <table:table-column table:style-name="co41" table:default-cell-style-name="Default"/>
        <table:table-column table:style-name="co29"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ce175"/>
        <table:table-column table:style-name="co37" table:number-columns-repeated="1000" table:default-cell-style-name="Default"/>
        <table:table-row table:style-name="ro1">
          <table:table-cell table:style-name="ce72" table:number-columns-repeated="4"/>
          <table:table-cell table:style-name="ce104"/>
          <table:table-cell table:style-name="ce115"/>
          <table:table-cell table:style-name="ce72" table:number-columns-repeated="17"/>
          <table:table-cell table:style-name="ce78"/>
          <table:table-cell table:style-name="ce72" table:number-columns-repeated="999"/>
          <table:table-cell/>
        </table:table-row>
        <table:table-row table:style-name="ro18">
          <table:table-cell table:style-name="ce72"/>
          <table:table-cell table:style-name="ce79"/>
          <table:table-cell table:style-name="ce88"/>
          <table:table-cell table:style-name="ce72"/>
          <table:table-cell table:style-name="ce104"/>
          <table:table-cell table:style-name="ce115"/>
          <table:table-cell table:style-name="ce78"/>
          <table:table-cell table:style-name="ce72"/>
          <table:table-cell table:style-name="ce137"/>
          <table:table-cell table:style-name="ce140"/>
          <table:table-cell table:style-name="ce72"/>
          <table:table-cell table:style-name="ce140" table:number-columns-repeated="10"/>
          <table:table-cell table:style-name="ce72" table:number-columns-repeated="2"/>
          <table:table-cell table:style-name="ce78"/>
          <table:table-cell table:style-name="ce72" table:number-columns-repeated="999"/>
          <table:table-cell/>
        </table:table-row>
        <table:table-row table:style-name="ro19">
          <table:table-cell table:style-name="ce72"/>
          <table:table-cell table:style-name="ce80" office:value-type="string">
            <text:p>Casos de prueba</text:p>
          </table:table-cell>
          <table:table-cell table:style-name="ce89"/>
          <table:table-cell table:style-name="ce72"/>
          <table:table-cell table:style-name="ce104"/>
          <table:table-cell table:style-name="ce115"/>
          <table:table-cell table:style-name="ce72"/>
          <table:table-cell table:style-name="ce78"/>
          <table:table-cell table:style-name="ce72"/>
          <table:table-cell table:style-name="ce140"/>
          <table:table-cell table:style-name="ce72"/>
          <table:table-cell table:style-name="ce140" table:number-columns-repeated="10"/>
          <table:table-cell table:style-name="ce72" table:number-columns-repeated="2"/>
          <table:table-cell table:style-name="ce78"/>
          <table:table-cell table:style-name="ce72" table:number-columns-repeated="999"/>
          <table:table-cell/>
        </table:table-row>
        <table:table-row table:style-name="ro9">
          <table:table-cell table:style-name="ce73"/>
          <table:table-cell table:style-name="ce81" office:value-type="string">
            <text:p>Proyecto:</text:p>
          </table:table-cell>
          <table:table-cell table:style-name="ce90"/>
          <table:table-cell table:style-name="ce97" office:value-type="string">
            <text:p>Estados de Cuenta Coppel</text:p>
          </table:table-cell>
          <table:table-cell table:style-name="ce105"/>
          <table:table-cell table:style-name="ce81" office:value-type="string">
            <text:p>Aplicación: <text:s/><text:span text:style-name="T4">EDCCOPPEL</text:span></text:p>
          </table:table-cell>
          <table:table-cell table:style-name="ce128"/>
          <table:table-cell table:style-name="ce133"/>
          <table:table-cell table:style-name="ce138"/>
          <table:table-cell table:style-name="ce148"/>
          <table:table-cell table:style-name="ce140" table:number-columns-repeated="11"/>
          <table:table-cell table:style-name="ce73" table:number-columns-repeated="2"/>
          <table:table-cell table:style-name="ce171"/>
          <table:table-cell table:style-name="ce73" table:number-columns-repeated="999"/>
          <table:table-cell/>
        </table:table-row>
        <table:table-row table:style-name="ro9">
          <table:table-cell table:style-name="ce73"/>
          <table:table-cell table:style-name="ce82" office:value-type="string">
            <text:p>Petición:</text:p>
          </table:table-cell>
          <table:table-cell table:style-name="ce90"/>
          <table:table-cell table:style-name="ce97" office:value-type="float" office:value="2694">
            <text:p>2694</text:p>
          </table:table-cell>
          <table:table-cell table:style-name="ce106"/>
          <table:table-cell table:style-name="ce81" office:value-type="string">
            <text:p>Módulo: <text:span text:style-name="T4">AccesoDatos.dll</text:span></text:p>
          </table:table-cell>
          <table:table-cell table:style-name="ce128"/>
          <table:table-cell table:style-name="ce133"/>
          <table:table-cell table:style-name="ce72"/>
          <table:table-cell table:style-name="ce148"/>
          <table:table-cell table:style-name="ce140" table:number-columns-repeated="11"/>
          <table:table-cell table:style-name="ce73" table:number-columns-repeated="2"/>
          <table:table-cell table:style-name="ce171"/>
          <table:table-cell table:style-name="ce73" table:number-columns-repeated="999"/>
          <table:table-cell/>
        </table:table-row>
        <table:table-row table:style-name="ro17">
          <table:table-cell table:style-name="ce73"/>
          <table:table-cell table:style-name="ce81" office:value-type="string">
            <text:p>Líder de Desarrollo:</text:p>
          </table:table-cell>
          <table:table-cell table:style-name="ce81"/>
          <table:table-cell table:style-name="ce98" office:value-type="string">
            <text:p>Carlos J. Quintero Andrade</text:p>
          </table:table-cell>
          <table:table-cell table:style-name="ce105"/>
          <table:table-cell table:style-name="ce81"/>
          <table:table-cell table:style-name="ce129"/>
          <table:table-cell table:style-name="ce90"/>
          <table:table-cell table:style-name="ce138"/>
          <table:table-cell table:style-name="ce148"/>
          <table:table-cell table:style-name="ce140" table:number-columns-repeated="11"/>
          <table:table-cell table:style-name="ce73" table:number-columns-repeated="2"/>
          <table:table-cell table:style-name="ce171"/>
          <table:table-cell table:style-name="ce73" table:number-columns-repeated="999"/>
          <table:table-cell/>
        </table:table-row>
        <table:table-row table:style-name="ro9">
          <table:table-cell table:style-name="ce73"/>
          <table:table-cell table:style-name="ce81" office:value-type="string">
            <text:p>Líder o Responsable de pruebas:</text:p>
          </table:table-cell>
          <table:table-cell table:style-name="ce81"/>
          <table:table-cell table:style-name="ce99" office:value-type="string">
            <text:p>Marady Pacheco Quintero</text:p>
          </table:table-cell>
          <table:table-cell table:style-name="ce107"/>
          <table:table-cell table:style-name="ce81"/>
          <table:table-cell table:style-name="ce130"/>
          <table:table-cell table:style-name="ce134"/>
          <table:table-cell table:style-name="ce72"/>
          <table:table-cell table:style-name="ce148"/>
          <table:table-cell table:style-name="ce140" table:number-columns-repeated="11"/>
          <table:table-cell table:style-name="ce73" table:number-columns-repeated="2"/>
          <table:table-cell table:style-name="ce171"/>
          <table:table-cell table:style-name="ce73" table:number-columns-repeated="999"/>
          <table:table-cell/>
        </table:table-row>
        <table:table-row table:style-name="ro1">
          <table:table-cell table:style-name="ce73"/>
          <table:table-cell table:style-name="ce83"/>
          <table:table-cell table:style-name="ce72"/>
          <table:table-cell table:style-name="ce100"/>
          <table:table-cell table:style-name="ce104"/>
          <table:table-cell table:style-name="ce83"/>
          <table:table-cell table:style-name="ce59"/>
          <table:table-cell table:style-name="ce100"/>
          <table:table-cell table:style-name="ce139"/>
          <table:table-cell table:style-name="ce148"/>
          <table:table-cell table:style-name="ce140" table:number-columns-repeated="11"/>
          <table:table-cell table:style-name="ce73" table:number-columns-repeated="2"/>
          <table:table-cell table:style-name="ce171"/>
          <table:table-cell table:style-name="ce73" table:number-columns-repeated="999"/>
          <table:table-cell/>
        </table:table-row>
        <table:table-row table:style-name="ro20">
          <table:table-cell table:style-name="ce72"/>
          <table:table-cell table:style-name="ce84"/>
          <table:table-cell table:style-name="ce91"/>
          <table:table-cell table:style-name="ce101"/>
          <table:table-cell table:style-name="ce108"/>
          <table:table-cell table:style-name="ce116"/>
          <table:table-cell table:style-name="ce101" table:number-columns-repeated="17"/>
          <table:table-cell table:style-name="ce78"/>
          <table:table-cell table:style-name="ce72" table:number-columns-repeated="999"/>
          <table:table-cell/>
        </table:table-row>
        <table:table-row table:style-name="ro1" table:number-rows-repeated="2">
          <table:table-cell table:style-name="ce73" table:number-columns-repeated="2"/>
          <table:table-cell table:style-name="ce61"/>
          <table:table-cell table:style-name="ce73"/>
          <table:table-cell table:style-name="ce104"/>
          <table:table-cell table:style-name="ce117"/>
          <table:table-cell table:style-name="ce73" table:number-columns-repeated="2"/>
          <table:table-cell table:style-name="ce140" table:number-columns-repeated="2"/>
          <table:table-cell table:style-name="ce73"/>
          <table:table-cell table:style-name="ce140" table:number-columns-repeated="10"/>
          <table:table-cell table:style-name="ce73" table:number-columns-repeated="2"/>
          <table:table-cell table:style-name="ce171"/>
          <table:table-cell table:style-name="ce73" table:number-columns-repeated="999"/>
          <table:table-cell/>
        </table:table-row>
        <table:table-row table:style-name="ro15">
          <table:table-cell table:style-name="ce74"/>
          <table:table-cell table:style-name="ce85" office:value-type="string">
            <text:p>Requerimiento o Caso de Uso</text:p>
          </table:table-cell>
          <table:table-cell table:style-name="ce85" office:value-type="string">
            <text:p>Requerimiento </text:p>
            <text:p>Pruebas</text:p>
          </table:table-cell>
          <table:table-cell table:style-name="ce85" office:value-type="string">
            <text:p>Caso de Prueba</text:p>
          </table:table-cell>
          <table:table-cell table:style-name="ce109" office:value-type="string">
            <text:p>Interfaz a probar</text:p>
          </table:table-cell>
          <table:table-cell table:style-name="ce85" office:value-type="string">
            <text:p>Condición a ser Probada, Pregunta o Descripción corta</text:p>
          </table:table-cell>
          <table:table-cell table:style-name="ce85" office:value-type="string">
            <text:p>Precondiciones</text:p>
          </table:table-cell>
          <table:table-cell table:style-name="ce85" office:value-type="string">
            <text:p>Detalles de Ejecución</text:p>
          </table:table-cell>
          <table:table-cell table:style-name="ce85" office:value-type="string">
            <text:p>Datos de Pruebas</text:p>
          </table:table-cell>
          <table:table-cell table:style-name="ce149" table:number-columns-repeated="2"/>
          <table:table-cell table:style-name="ce85" office:value-type="string">
            <text:p>HP</text:p>
          </table:table-cell>
          <table:table-cell table:style-name="ce85" office:value-type="string">
            <text:p>AUT</text:p>
          </table:table-cell>
          <table:table-cell table:style-name="ce85" office:value-type="string">
            <text:p>Reg</text:p>
          </table:table-cell>
          <table:table-cell table:style-name="ce85" office:value-type="string">
            <text:p>Resultados Esperados</text:p>
          </table:table-cell>
          <table:table-cell table:style-name="ce85" office:value-type="string">
            <text:p>¿Prueba Exitosa?</text:p>
          </table:table-cell>
          <table:table-cell table:style-name="ce149" table:number-columns-repeated="5"/>
          <table:table-cell table:style-name="ce85"/>
          <table:table-cell table:style-name="ce85" office:value-type="string">
            <text:p>Comentarios</text:p>
          </table:table-cell>
          <table:table-cell table:style-name="ce172"/>
          <table:table-cell table:style-name="ce74" table:number-columns-repeated="999"/>
          <table:table-cell table:style-name="ce176"/>
        </table:table-row>
        <table:table-row table:style-name="ro8">
          <table:table-cell table:style-name="ce75"/>
          <table:table-cell table:style-name="ce86" table:number-columns-repeated="2"/>
          <table:table-cell table:style-name="ce86" office:value-type="string">
            <text:p><text:s/></text:p>
          </table:table-cell>
          <table:table-cell table:style-name="ce110"/>
          <table:table-cell table:style-name="ce86" table:number-columns-repeated="3"/>
          <table:table-cell table:style-name="ce141" office:value-type="string">
            <text:p>Ciclo 1</text:p>
          </table:table-cell>
          <table:table-cell table:style-name="ce141" office:value-type="string">
            <text:p>Ciclo 2</text:p>
          </table:table-cell>
          <table:table-cell table:style-name="ce141" office:value-type="string">
            <text:p>Ciclo 3</text:p>
          </table:table-cell>
          <table:table-cell table:style-name="ce86" table:number-columns-repeated="4"/>
          <table:table-cell table:style-name="ce141" office:value-type="string">
            <text:p>Ciclo 1</text:p>
          </table:table-cell>
          <table:table-cell table:style-name="ce141" office:value-type="string">
            <text:p>ID Incidencia</text:p>
          </table:table-cell>
          <table:table-cell table:style-name="ce141" office:value-type="string">
            <text:p>Ciclo 2 </text:p>
          </table:table-cell>
          <table:table-cell table:style-name="ce141" office:value-type="string">
            <text:p>ID Incidencia</text:p>
          </table:table-cell>
          <table:table-cell table:style-name="ce141" office:value-type="string">
            <text:p>Ciclo 3</text:p>
          </table:table-cell>
          <table:table-cell table:style-name="ce141" office:value-type="string">
            <text:p>ID Incidencia</text:p>
          </table:table-cell>
          <table:table-cell table:style-name="ce141" office:value-type="string">
            <text:p>Reincidencia</text:p>
          </table:table-cell>
          <table:table-cell table:style-name="ce168"/>
          <table:table-cell table:style-name="ce173"/>
          <table:table-cell table:style-name="ce75" table:number-columns-repeated="999"/>
          <table:table-cell table:style-name="ce176"/>
        </table:table-row>
        <table:table-row table:style-name="ro21">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1. Inicializaciones de objetos necesarios para la generacion de estados de cuenta y productos nuevos.</text:p>
          </table:table-cell>
          <table:table-cell table:style-name="ce111" office:value-type="string">
            <text:p>Generacion (Estado de cuenta)</text:p>
          </table:table-cell>
          <table:table-cell table:style-name="ce118" office:value-type="string">
            <text:p>Que el sistema esté listo para poder iniciar con la generacion de información de todas las emisiones.</text:p>
          </table:table-cell>
          <table:table-cell table:style-name="ce118" office:value-type="string">
            <text:p>No aplica.</text:p>
          </table:table-cell>
          <table:table-cell table:style-name="ce118" office:value-type="string">
            <text:p>1. Ejecutar el exe EDCCOPPEL</text:p>
            <text:p>2. Depuración</text:p>
          </table:table-cell>
          <table:table-cell table:style-name="ce142"/>
          <table:table-cell table:style-name="ce163" table:number-columns-repeated="2"/>
          <table:table-cell table:number-columns-repeated="3" table:style-name="ce102" office:value-type="string">
            <text:p>X</text:p>
          </table:table-cell>
          <table:table-cell table:style-name="ce118" office:value-type="string">
            <text:p>Que el sistema esté listo para poder iniciar con la generacion de información de todas las emisiones.</text:p>
          </table:table-cell>
          <table:table-cell table:style-name="ce166"/>
          <table:table-cell table:style-name="ce167" table:number-columns-repeated="3"/>
          <table:table-cell table:style-name="ce143"/>
          <table:table-cell table:style-name="ce167" table:content-validation-name="val1"/>
          <table:table-cell table:style-name="ce167"/>
          <table:table-cell table:style-name="ce169"/>
          <table:table-cell table:style-name="ce173"/>
          <table:table-cell table:style-name="ce75" table:number-columns-repeated="999"/>
          <table:table-cell table:style-name="ce176"/>
        </table:table-row>
        <table:table-row table:style-name="ro22">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2. Depuraciones de objetos necesarios para la generacion de estados de cuenta y productos nuevos.</text:p>
          </table:table-cell>
          <table:table-cell table:style-name="ce111" office:value-type="string">
            <text:p>Generacion (Estado de cuenta)</text:p>
          </table:table-cell>
          <table:table-cell table:style-name="ce118" office:value-type="string">
            <text:p>Que el sistema esté listo para poder iniciar con la generacion de información de todas las emisiones.</text:p>
          </table:table-cell>
          <table:table-cell table:style-name="ce118" office:value-type="string">
            <text:p>No aplica.</text:p>
          </table:table-cell>
          <table:table-cell table:style-name="ce118" office:value-type="string">
            <text:p>1. Ejecutar el exe EDCCOPPEL</text:p>
            <text:p>2. Depuración</text:p>
          </table:table-cell>
          <table:table-cell table:style-name="ce142"/>
          <table:table-cell table:style-name="ce164" table:number-columns-repeated="2"/>
          <table:table-cell table:number-columns-repeated="3" table:style-name="ce102" office:value-type="string">
            <text:p>X</text:p>
          </table:table-cell>
          <table:table-cell table:style-name="ce118" office:value-type="string">
            <text:p>Que el sistema esté listo para poder iniciar con la generacion de información de todas las emisiones.</text:p>
          </table:table-cell>
          <table:table-cell table:style-name="ce166"/>
          <table:table-cell table:style-name="ce167"/>
          <table:table-cell table:style-name="ce143"/>
          <table:table-cell table:style-name="ce167"/>
          <table:table-cell table:style-name="ce143"/>
          <table:table-cell table:style-name="ce167" table:number-columns-repeated="2"/>
          <table:table-cell table:style-name="ce170"/>
          <table:table-cell table:style-name="ce173"/>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3. Validaciones de objetos necesarios para la generacion de estados de cuenta y productos nuevos.</text:p>
          </table:table-cell>
          <table:table-cell table:style-name="ce111" office:value-type="string">
            <text:p>Generacion (Estado de cuenta)</text:p>
          </table:table-cell>
          <table:table-cell table:style-name="ce118" office:value-type="string">
            <text:p>Que el sistema esté listo para poder iniciar con la generacion de información de todas las emisiones.</text:p>
          </table:table-cell>
          <table:table-cell table:style-name="ce118" office:value-type="string">
            <text:p>No aplica.</text:p>
          </table:table-cell>
          <table:table-cell table:style-name="ce118" office:value-type="string">
            <text:p>1. Ejecutar el exe EDCCOPPEL</text:p>
            <text:p>2. Depuración</text:p>
          </table:table-cell>
          <table:table-cell table:style-name="ce142"/>
          <table:table-cell table:style-name="ce165" table:number-columns-repeated="2"/>
          <table:table-cell table:number-columns-repeated="3" table:style-name="ce102" office:value-type="string">
            <text:p>X</text:p>
          </table:table-cell>
          <table:table-cell table:style-name="ce118" office:value-type="string">
            <text:p>Que el sistema esté listo para poder iniciar con la generacion de información de todas las emisiones.</text:p>
          </table:table-cell>
          <table:table-cell table:style-name="ce166"/>
          <table:table-cell table:style-name="ce143" table:number-columns-repeated="6"/>
          <table:table-cell table:style-name="ce170"/>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4. El sistema deberá generar la información necesaria para clasificar a los clientes de la emision Gol.</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2"/>
          <table:table-cell table:style-name="ce165" table:number-columns-repeated="2"/>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6"/>
          <table:table-cell table:style-name="ce143" table:number-columns-repeated="6"/>
          <table:table-cell table:style-name="ce169"/>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5. El sistema deberá generar la información necesaria para clasificar a los clientes de la emision Supervisor.</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2"/>
          <table:table-cell table:style-name="ce165" table:number-columns-repeated="2"/>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6"/>
          <table:table-cell table:style-name="ce143" table:number-columns-repeated="6"/>
          <table:table-cell table:style-name="ce170"/>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6. El sistema deberá generar la información necesaria para clasificar a los clientes de l6a emision Conflicto.</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3"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43" table:number-columns-repeated="7"/>
          <table:table-cell table:style-name="ce170"/>
          <table:table-cell table:style-name="ce173"/>
          <table:table-cell table:style-name="ce75" table:number-columns-repeated="999"/>
          <table:table-cell table:style-name="ce176"/>
        </table:table-row>
        <table:table-row table:style-name="ro25">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7. El sistema deberá generar la información necesaria para clasificar a los clientes de la emision Nuevos</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4"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7" table:number-columns-repeated="2"/>
          <table:table-cell table:style-name="ce143"/>
          <table:table-cell table:style-name="ce167"/>
          <table:table-cell table:style-name="ce143"/>
          <table:table-cell table:style-name="ce167" table:number-columns-repeated="2"/>
          <table:table-cell table:style-name="ce170"/>
          <table:table-cell table:style-name="ce173"/>
          <table:table-cell table:style-name="ce75" table:number-columns-repeated="999"/>
          <table:table-cell table:style-name="ce176"/>
        </table:table-row>
        <table:table-row table:style-name="ro26">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8. El sistema deberá generar la información necesaria para clasificar a los clientes de la emision Abogado.</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4"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7" table:number-columns-repeated="7"/>
          <table:table-cell table:style-name="ce170"/>
          <table:table-cell table:style-name="ce173"/>
          <table:table-cell table:style-name="ce75" table:number-columns-repeated="999"/>
          <table:table-cell table:style-name="ce176"/>
        </table:table-row>
        <table:table-row table:style-name="ro27">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09. Para las cuentas perdidas se tiene que convertir el saldo que se mostrará en el estado de cuenta de salarios minimos a pesos. El cálculo se debe realizar: Saldo = (Saldo en salarios mínimos / 10000) * Salario zona C (este dato se toma del catalogo de salarios mínimos, </text:p>
            <text:p>se debe tomar del año actual) </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4"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7" table:number-columns-repeated="7"/>
          <table:table-cell table:style-name="ce170"/>
          <table:table-cell table:style-name="ce173"/>
          <table:table-cell table:style-name="ce75" table:number-columns-repeated="999"/>
          <table:table-cell table:style-name="ce176"/>
        </table:table-row>
        <table:table-row table:style-name="ro28">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0. Al cliente se le debe de generara estado de cuenta solo cuando tenga cuenta perdida y una cuenta activa, en caso de que solo tenga cuenta perdida, no <text:s/>se le generará estado de cta.</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4"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67" table:number-columns-repeated="7"/>
          <table:table-cell table:style-name="ce170"/>
          <table:table-cell table:style-name="ce173"/>
          <table:table-cell table:style-name="ce75" table:number-columns-repeated="999"/>
          <table:table-cell table:style-name="ce176"/>
        </table:table-row>
        <table:table-row table:style-name="ro25">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1. El sistema deberá generar la información necesaria para clasificar a los clientes de la emision Localizar. Solo a los clientes que tengan saldo mayor a cero en cartera normal o en cuenta perdida que no tengan situación especial “X”,”M”,”F”,”L”.</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3"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43" table:number-columns-repeated="7"/>
          <table:table-cell table:style-name="ce169"/>
          <table:table-cell table:style-name="ce173"/>
          <table:table-cell table:style-name="ce75" table:number-columns-repeated="999"/>
          <table:table-cell table:style-name="ce176"/>
        </table:table-row>
        <table:table-row table:style-name="ro29">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2.El numero de teléfono se consultará del maestro de teléfonos servicios, sino se cuenta con </text:p>
            <text:p>un dato valido ahí para un cliente Coppel no se mostrará ese dato. Si la referencia no es cliente Coppel el teléfono se </text:p>
            <text:p>consultará del maestro de referencia</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3"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43" table:number-columns-repeated="7"/>
          <table:table-cell table:style-name="ce169"/>
          <table:table-cell table:style-name="ce173"/>
          <table:table-cell table:style-name="ce75" table:number-columns-repeated="999"/>
          <table:table-cell table:style-name="ce176"/>
        </table:table-row>
        <table:table-row table:style-name="ro30">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3.Si nombre de cliente es mas grande a espacio destinado en la impresión se reducirá tamaño de la letra para que se </text:p>
            <text:p>muestre completo. Si no se encuentra el nombre del empleado en el catálogo de empleados se mostrará en blanco.</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3"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43" table:number-columns-repeated="7"/>
          <table:table-cell table:style-name="ce169"/>
          <table:table-cell table:style-name="ce173"/>
          <table:table-cell table:style-name="ce75" table:number-columns-repeated="999"/>
          <table:table-cell table:style-name="ce176"/>
        </table:table-row>
        <table:table-row table:style-name="ro31">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4. Se debe revisar que la ciudad y colonia del cliente sea valida, es decir, que exista dentro del catálogo de ciudades y </text:p>
            <text:p>del catálogo de zonas, a los clientes que su zona no se encuentra en el catzonas se les asignará el centro 999999.</text:p>
          </table:table-cell>
          <table:table-cell table:style-name="ce111" office:value-type="string">
            <text:p>Generacion (Estado de cuenta)</text:p>
          </table:table-cell>
          <table:table-cell table:style-name="ce118" office:value-type="string">
            <text:p>Que se genere la informacion necesaria correctamente para cada tipo de emision.</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35" office:value-type="string">
            <text:p>1. Ejecutar el exe EDCCOPPEL</text:p>
            <text:p>2. Proceso obtencion de clientes.</text:p>
            <text:p/>
          </table:table-cell>
          <table:table-cell table:style-name="ce143" table:number-columns-repeated="3"/>
          <table:table-cell table:number-columns-repeated="3" table:style-name="ce102" office:value-type="string">
            <text:p>X</text:p>
          </table:table-cell>
          <table:table-cell table:style-name="ce131" office:value-type="string">
            <text:p>Que en la cartera existan clientes que </text:p>
            <text:p>cumplan con las condiciiones para que</text:p>
            <text:p><text:s/>pueda caer en alguna de las</text:p>
            <text:p>Emisiones.</text:p>
          </table:table-cell>
          <table:table-cell table:style-name="ce143" table:number-columns-repeated="7"/>
          <table:table-cell table:style-name="ce169"/>
          <table:table-cell table:style-name="ce173"/>
          <table:table-cell table:style-name="ce75" table:number-columns-repeated="999"/>
          <table:table-cell table:style-name="ce176"/>
        </table:table-row>
        <table:table-row table:style-name="ro32">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5. El sistema deberá generar un foliado individual para la emicion de Localizar por número de ciudad y número de centro.</text:p>
          </table:table-cell>
          <table:table-cell table:style-name="ce111" office:value-type="string">
            <text:p>Generacion (Estado de cuenta)</text:p>
          </table:table-cell>
          <table:table-cell table:style-name="ce118" office:value-type="string">
            <text:p>Que se realize el foliado correctamente para cada estado de cuenta de cada una de las emisiones.</text:p>
          </table:table-cell>
          <table:table-cell table:style-name="ce118" office:value-type="string">
            <text:p>Que haya estados de cuenta generados por emision para que se pueda realizar el foliado</text:p>
          </table:table-cell>
          <table:table-cell table:style-name="ce135" office:value-type="string">
            <text:p>1. Ejecutar el exe EDCCOPPEL</text:p>
            <text:p>2. Generacion de Foliado de Emisiones</text:p>
          </table:table-cell>
          <table:table-cell table:style-name="ce143" table:number-columns-repeated="3"/>
          <table:table-cell table:number-columns-repeated="3" table:style-name="ce102" office:value-type="string">
            <text:p>X</text:p>
          </table:table-cell>
          <table:table-cell table:style-name="ce118" office:value-type="string">
            <text:p>Que haya estados de cuenta generados por emision para que se pueda realizar el foliado</text:p>
          </table:table-cell>
          <table:table-cell table:style-name="ce143" table:number-columns-repeated="7"/>
          <table:table-cell table:style-name="ce170"/>
          <table:table-cell table:style-name="ce173"/>
          <table:table-cell table:style-name="ce75" table:number-columns-repeated="999"/>
          <table:table-cell table:style-name="ce176"/>
        </table:table-row>
        <table:table-row table:style-name="ro33">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6. El sistema deberá generar un foliado individual para la emicion de Abogado por número de ciudad y número de centro.</text:p>
          </table:table-cell>
          <table:table-cell table:style-name="ce111" office:value-type="string">
            <text:p>Generacion (Estado de cuenta)</text:p>
          </table:table-cell>
          <table:table-cell table:style-name="ce118" office:value-type="string">
            <text:p>Que se realize el foliado correctamente para cada estado de cuenta de cada una de las emisiones.</text:p>
          </table:table-cell>
          <table:table-cell table:style-name="ce118" office:value-type="string">
            <text:p>Que haya estados de cuenta generados por emision para que se pueda realizar el foliado</text:p>
          </table:table-cell>
          <table:table-cell table:style-name="ce135" office:value-type="string">
            <text:p>1. Ejecutar el exe EDCCOPPEL</text:p>
            <text:p>2. Generacion de Foliado de Emisiones</text:p>
          </table:table-cell>
          <table:table-cell table:style-name="ce145" table:number-columns-repeated="2"/>
          <table:table-cell table:style-name="ce143"/>
          <table:table-cell table:number-columns-repeated="3" table:style-name="ce102" office:value-type="string">
            <text:p>X</text:p>
          </table:table-cell>
          <table:table-cell table:style-name="ce118" office:value-type="string">
            <text:p>Que haya estados de cuenta generados por emision para que se pueda realizar el foliado</text:p>
          </table:table-cell>
          <table:table-cell table:style-name="ce143" table:number-columns-repeated="7"/>
          <table:table-cell table:style-name="ce170"/>
          <table:table-cell table:style-name="ce173"/>
          <table:table-cell table:style-name="ce75" table:number-columns-repeated="999"/>
          <table:table-cell table:style-name="ce176"/>
        </table:table-row>
        <table:table-row table:style-name="ro3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2" office:value-type="string">
            <text:p>CP02-17. El sistema deberá generar un foliado individual para la emicion de Gol-Sup por número de ciudad y número de centro, esta también incluye(esta incluye Gol, Supervisor, Conflicto y Nuevos)</text:p>
          </table:table-cell>
          <table:table-cell table:style-name="ce111" office:value-type="string">
            <text:p>Generacion (Estado de cuenta)</text:p>
          </table:table-cell>
          <table:table-cell table:style-name="ce118" office:value-type="string">
            <text:p>Que se realize el foliado correctamente para cada estado de cuenta de cada una de las emisiones.</text:p>
          </table:table-cell>
          <table:table-cell table:style-name="ce118" office:value-type="string">
            <text:p>Que haya estados de cuenta generados por emision para que se pueda realizar el foliado</text:p>
          </table:table-cell>
          <table:table-cell table:style-name="ce135" office:value-type="string">
            <text:p>1. Ejecutar el exe EDCCOPPEL</text:p>
            <text:p>2. Generacion de Foliado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haya estados de cuenta generados por emision para que se pueda realizar el foliad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5">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18 Deberá generar un foliado general por número de ciudad y número de centro</text:p>
          </table:table-cell>
          <table:table-cell table:style-name="ce111" office:value-type="string">
            <text:p>Generacion (Estado de cuenta)</text:p>
          </table:table-cell>
          <table:table-cell table:style-name="ce118" office:value-type="string">
            <text:p>Que se realize el foliado correctamente para cada estado de cuenta de cada una de las emisiones.</text:p>
          </table:table-cell>
          <table:table-cell table:style-name="ce118" office:value-type="string">
            <text:p>Que haya estados de cuenta generados por emision para que se pueda realizar el foliado</text:p>
          </table:table-cell>
          <table:table-cell table:style-name="ce135" office:value-type="string">
            <text:p>1. Ejecutar el exe EDCCOPPEL</text:p>
            <text:p>2. Generacion de Foliado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haya estados de cuenta generados por emision para que se pueda realizar el foliad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6">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1. El sistema deberá generar la información necesaria para el informe de Cifra de impresión.</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2. El sistema deberá generar la información necesaria para el informe de Tabulado de Estados Detalle Zona.</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3. El sistema deberá generar la información necesaria para el informe de Tabulado de Estados Región Cobranzas.</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4. El sistema deberá generar la información necesaria para el informe de Tabulado de Estados Región Estado de Cuenta.</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5. El sistema deberá generar la información necesaria para el informe de Listado de Supervisores.</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6. El sistema deberá generar la información necesaria para el informe de Listado de catálogo de calles.</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7. El sistema deberá generar la información necesaria para el informe de Listado de catálogo de zonas.</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8">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8. El sistema deberá generar la información necesaria para el informe de Cruce Localizar.</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8">
          <table:table-cell table:style-name="ce75"/>
          <table:table-cell table:style-name="ce87" office:value-type="string">
            <text:p>ERN 2694 Estados de Cuenta Coppel.pdf</text:p>
          </table:table-cell>
          <table:table-cell table:style-name="ce92" office:value-type="string">
            <text:p>RQP0.3-01. Generacion de los productos nuevos.</text:p>
          </table:table-cell>
          <table:table-cell table:style-name="ce77" office:value-type="string">
            <text:p>CP03-09. El sistema deberá generar la información necesaria para el informe de Vencido por Zonas.</text:p>
          </table:table-cell>
          <table:table-cell table:style-name="ce111" office:value-type="string">
            <text:p>Generacion (Productos Nuevos</text:p>
          </table:table-cell>
          <table:table-cell table:style-name="ce118" office:value-type="string">
            <text:p>Que se generen de manera correcta todos los productos nuevos.</text:p>
          </table:table-cell>
          <table:table-cell table:style-name="ce118" office:value-type="string">
            <text:p>Que exista información para poder generar los productos nuevos.</text:p>
          </table:table-cell>
          <table:table-cell table:style-name="ce135" office:value-type="string">
            <text:p>1. Ejecutar el exe EDCCOPPEL</text:p>
            <text:p>2. Generacion de producto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ón para poder genera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9">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18.El sistema deberá llevar una bitácora (log) de errores en donde mostrará el nombre del proceso, la fecha y hora de </text:p>
            <text:p>inicio, la fecha y hora final, el status del proceso (termino correctamente o si marca error informarlo por medio de un </text:p>
            <text:p>mensaje en pantalla y guardarlo).</text:p>
          </table:table-cell>
          <table:table-cell table:style-name="ce111" office:value-type="string">
            <text:p>Generacion(Estado de Cuenta)</text:p>
          </table:table-cell>
          <table:table-cell table:style-name="ce118" office:value-type="string">
            <text:p>Que se valla generando una bitácora <text:s/>que muestre los errores de los procesos que se ejecutaron asi como tmb muestre msj en caso de que terminó correctamente</text:p>
          </table:table-cell>
          <table:table-cell table:style-name="ce118" office:value-type="string">
            <text:p>Que se hayan ejecutado procesos anteriormente con errores.</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hayan ejecutado procesos anteriormente con errore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19.El sistema deberá generar y permitir imprimir una cifra informativa del foliado general de toda la emisión por región </text:p>
            <text:p>estado de cuenta.</text:p>
          </table:table-cell>
          <table:table-cell table:style-name="ce111" office:value-type="string">
            <text:p>Generacion(Estado de Cuenta)</text:p>
          </table:table-cell>
          <table:table-cell table:style-name="ce118" office:value-type="string">
            <text:p>Que el sistema genere e imprima la cifra informativa del foliado</text:p>
          </table:table-cell>
          <table:table-cell table:style-name="ce118" office:value-type="string">
            <text:p>Que se haya realizado el foliado exitosamente.</text:p>
          </table:table-cell>
          <table:table-cell table:style-name="ce118" office:value-type="string">
            <text:p>1. Ejecutar el exe EDCCOPPE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haya realizado el foliado exitosamente.</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20 El sistema debera generar y guardar la informacion historica de las cifras de control de las emisiones (Gol-sup, Localizar y Abogado).</text:p>
          </table:table-cell>
          <table:table-cell table:style-name="ce111" office:value-type="string">
            <text:p>Generacion(Estado de Cuenta)</text:p>
          </table:table-cell>
          <table:table-cell table:style-name="ce118" office:value-type="string">
            <text:p>Que el sistema genere y guarde información con las ciras de control de todas las emisiones.</text:p>
          </table:table-cell>
          <table:table-cell table:style-name="ce118" office:value-type="string">
            <text:p>Haber generado cifras de información anteriormente, para poder guardar la información histórica.</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Haber generado cifras de información anteriormente, para poder guardar la información histórica.</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22. <text:s/>El sistema debera generar y guardar la informacion historica de las cifras de control de los productos nuevos.</text:p>
          </table:table-cell>
          <table:table-cell table:style-name="ce111" office:value-type="string">
            <text:p>Generacion(Estado de Cuenta)</text:p>
          </table:table-cell>
          <table:table-cell table:style-name="ce118" office:value-type="string">
            <text:p>Que el sistema genere y guarde información con las ciras de control de los productos nuevos.</text:p>
          </table:table-cell>
          <table:table-cell table:style-name="ce118" office:value-type="string">
            <text:p>Haber generado cifras de información anteriormente, para poder guardar la información histórica.</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Haber generado cifras de información anteriormente, para poder guardar la información histórica.</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0">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23. <text:s/>El sistema debera generar y guardar la informacion historica de las cifras de control de los catálogos.</text:p>
          </table:table-cell>
          <table:table-cell table:style-name="ce111" office:value-type="string">
            <text:p>Generacion(Estado de Cuenta)</text:p>
          </table:table-cell>
          <table:table-cell table:style-name="ce118" office:value-type="string">
            <text:p>Que el sistema genere y guarde información con las ciras de control de los catálogos.</text:p>
          </table:table-cell>
          <table:table-cell table:style-name="ce118" office:value-type="string">
            <text:p>Haber generado cifras de información anteriormente, para poder guardar la información histórica.</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Haber generado cifras de información anteriormente, para poder guardar la información histórica.</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24..El sistema deberá consultar las ciudades nuevas (tmpciudadesnuevas) a las cuales se les mostrará la leyenda de </text:p>
            <text:p>clientes nuevo.</text:p>
          </table:table-cell>
          <table:table-cell table:style-name="ce111" office:value-type="string">
            <text:p>Generacion(Estado de Cuenta)</text:p>
          </table:table-cell>
          <table:table-cell table:style-name="ce118" office:value-type="string">
            <text:p>Que el sistema imprima la leyenda de clientes nuevos.</text:p>
          </table:table-cell>
          <table:table-cell table:style-name="ce118" office:value-type="string">
            <text:p>Que haya ciudades nuevas en el catálogo.</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haya ciudades nuevas en el catálog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1">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25.El sistema deberá permitir borrar las tablas con la información relacionada con la emision de la generación de los estados de cuenta, catálogos y productos nuevos e inicializar las tablas que el proceso necesite que no sean borradas en el momento que lo desee.</text:p>
          </table:table-cell>
          <table:table-cell table:style-name="ce111" office:value-type="string">
            <text:p>Generacion(Estado de Cuenta)</text:p>
          </table:table-cell>
          <table:table-cell table:style-name="ce118" office:value-type="string">
            <text:p>Que el sistema inicialice el proceso con la información que necesite. Y borre las tablas que no se ocupan.</text:p>
          </table:table-cell>
          <table:table-cell table:style-name="ce118" office:value-type="string">
            <text:p>Que exista informacion para borrar que el sistema no necesita para iniciar el proceso nuevamente.</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exista informacion para borrar que el sistema no necesita para iniciar el proceso nuevamente.</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2">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26. El sistema debera actualizar la edctabuladoestados.</text:p>
          </table:table-cell>
          <table:table-cell table:style-name="ce111" office:value-type="string">
            <text:p>Generacion(Estado de Cuenta)</text:p>
          </table:table-cell>
          <table:table-cell table:number-columns-repeated="2" table:style-name="ce119" office:value-type="string">
            <text:p>Que el sistema actualice las en Edctabuladosestados.</text:p>
          </table:table-cell>
          <table:table-cell table:style-name="ce118" office:value-type="string">
            <text:p>1. Ejecutar el exe EDCCOPPEL </text:p>
            <text:p>2. Generacion de Emisiones</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el sistema actualice las en Edctabuladosestad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3">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77" office:value-type="string">
            <text:p>CP02-27. En caso de correr de nuevo el proceso. El sistema deberá validar si ya se agregó la funcione del mes actual a la tabla edctabuladoestados que sea borrado ese mes año y esa clave tabulado para que sea insertado de nuevo, con esto se evitara que se duplique la información.</text:p>
          </table:table-cell>
          <table:table-cell table:style-name="ce111" office:value-type="string">
            <text:p>Generacion(Estado de Cuenta)</text:p>
          </table:table-cell>
          <table:table-cell table:number-columns-repeated="2" table:style-name="ce119" office:value-type="string">
            <text:p>Que el sistema actualice las en Edctabuladosestados.</text:p>
          </table:table-cell>
          <table:table-cell table:style-name="ce118" office:value-type="string">
            <text:p>1. Ejecutar el exe EDCCOPPEL </text:p>
            <text:p>2. Generacion de Emisiones</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el sistema actualice las en Edctabuladosestad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5"/>
          <table:table-cell table:style-name="ce87" office:value-type="string">
            <text:p>ERN 2694 Estados de Cuenta Coppel.pdf</text:p>
          </table:table-cell>
          <table:table-cell table:style-name="ce93" office:value-type="string">
            <text:p>RQP07-01. Transmisión Estado de Cuenta</text:p>
          </table:table-cell>
          <table:table-cell table:style-name="ce77" office:value-type="string">
            <text:p>CP07-01. El sistema deberá enviar la información de las emisiones, los catálogos y los productos nuevos del servidor de producción al servidor.</text:p>
          </table:table-cell>
          <table:table-cell table:style-name="ce111" office:value-type="string">
            <text:p>No aplica</text:p>
          </table:table-cell>
          <table:table-cell table:style-name="ce119" office:value-type="string">
            <text:p>Que el sistema transmita correctamente la información.</text:p>
          </table:table-cell>
          <table:table-cell table:style-name="ce119" office:value-type="string">
            <text:p>Que exista información para transimitir</text:p>
          </table:table-cell>
          <table:table-cell table:style-name="ce118" office:value-type="string">
            <text:p>1. Ejecutar el exe EDCCOPPEL </text:p>
            <text:p>2. Monitor Transmición</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exista información para transimitir</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5">
          <table:table-cell table:style-name="ce75"/>
          <table:table-cell table:style-name="ce87" office:value-type="string">
            <text:p>ERN 2694 Estados de Cuenta Coppel.pdf</text:p>
          </table:table-cell>
          <table:table-cell table:style-name="ce93" office:value-type="string">
            <text:p>RQP07-01. Transmisión Estado de Cuenta</text:p>
          </table:table-cell>
          <table:table-cell table:style-name="ce77" office:value-type="string">
            <text:p>CP12-02.por replicacion se enviará la información de las emisiones, los catálogos y los productos nuevos del servidor puente al servidor de cada centro de impresion.</text:p>
          </table:table-cell>
          <table:table-cell table:style-name="ce111" office:value-type="string">
            <text:p>No aplica</text:p>
          </table:table-cell>
          <table:table-cell table:style-name="ce119" office:value-type="string">
            <text:p>Que el sistema transmita correctamente la información.</text:p>
          </table:table-cell>
          <table:table-cell table:style-name="ce119" office:value-type="string">
            <text:p>Que exista información para transimitir</text:p>
          </table:table-cell>
          <table:table-cell table:style-name="ce118" office:value-type="string">
            <text:p>1. Ejecutar el exe EDCCOPPEL </text:p>
            <text:p>2. Monitor Transmición</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exista información para transimitir</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27 El sistema deberá mostrar</text:p>
            <text:p><text:span text:style-name="T2">Mediante un informe el estatus de cada </text:span></text:p>
            <text:p><text:span text:style-name="T2">Centro de impresión si se transmitio completo</text:span></text:p>
            <text:p><text:span text:style-name="T2">O si fallo. mostrarlo mendiante el informe.</text:span></text:p>
          </table:table-cell>
          <table:table-cell table:style-name="ce111" office:value-type="string">
            <text:p>Generacion(Estado de Cuenta)</text:p>
          </table:table-cell>
          <table:table-cell table:style-name="ce119" office:value-type="string">
            <text:p>Que el sistema muestre mediante el informe si se transmitió completo o si fallo.</text:p>
          </table:table-cell>
          <table:table-cell table:style-name="ce119" office:value-type="string">
            <text:p>Que se haya transmitido información anteriormente</text:p>
          </table:table-cell>
          <table:table-cell table:style-name="ce118"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haya transmitido información anteriormente</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9">
          <table:table-cell table:style-name="ce75"/>
          <table:table-cell table:style-name="ce87" office:value-type="string">
            <text:p>ERN 2694 Estados de Cuenta Coppel.pdf</text:p>
          </table:table-cell>
          <table:table-cell table:style-name="ce92" office:value-type="string">
            <text:p>RQP02-01. Generacion de Estado de Cuenta</text:p>
          </table:table-cell>
          <table:table-cell table:style-name="ce103" office:value-type="string">
            <text:p>CP02-28.El sistema deberá generar y guardar</text:p>
            <text:p><text:span text:style-name="T3">Información histórica on las cifras de control de</text:span></text:p>
            <text:p><text:span text:style-name="T3">Las emisiones de los estados de cuenta, de los</text:span></text:p>
            <text:p><text:span text:style-name="T3">Productos nuevos <text:s/>de los catálogos.</text:span></text:p>
          </table:table-cell>
          <table:table-cell table:style-name="ce111" office:value-type="string">
            <text:p>Generacion(Estado de Cuenta)</text:p>
          </table:table-cell>
          <table:table-cell table:style-name="ce119" office:value-type="string">
            <text:p>Que sistema genere y guarde información histórica de los estados de cuenta y productos nuevos</text:p>
          </table:table-cell>
          <table:table-cell table:style-name="ce119" office:value-type="string">
            <text:p>Que haya información de las emisiones anteriores de los estados de cuenta y de productos nuevos.</text:p>
          </table:table-cell>
          <table:table-cell table:style-name="ce118" office:value-type="string">
            <text:p>1. Ejecutar el exe EDCCOPPELImpresion </text:p>
            <text:p>2. Imprimir cifras.</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haya información de las emisiones anteriores de los estados de cuenta y de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4" office:value-type="string">
            <text:p>RQP06-01. Reimpresión de <text:s/>Estado de Cuenta</text:p>
          </table:table-cell>
          <table:table-cell table:style-name="ce77" office:value-type="string">
            <text:p>CP16-01.El sistema deberá permitir reimprimir por foliado general, numero de ciudad, número de centro, folio inicial y folio final.</text:p>
          </table:table-cell>
          <table:table-cell table:style-name="ce111" office:value-type="string">
            <text:p>Generacion(Estado de Cuenta)</text:p>
          </table:table-cell>
          <table:table-cell table:style-name="ce119" office:value-type="string">
            <text:p>El sistema debera de permitir la reimpresión de la emisión. </text:p>
            <text:p/>
          </table:table-cell>
          <table:table-cell table:style-name="ce119" office:value-type="string">
            <text:p>Que que quieran realizar re-impresiones.</text:p>
          </table:table-cell>
          <table:table-cell table:style-name="ce118" office:value-type="string">
            <text:p>1. Ejecutar el exe EDCCOPPELImpresion </text:p>
            <text:p>2. Re-impresion Estados de Cuenta</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que quieran realizar re-impresione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5"/>
          <table:table-cell table:style-name="ce87" office:value-type="string">
            <text:p>ERN 2694 Estados de Cuenta Coppel.pdf</text:p>
          </table:table-cell>
          <table:table-cell table:style-name="ce94" office:value-type="string">
            <text:p>RQP06-01. Reimpresión de <text:s/>Estado de Cuenta</text:p>
          </table:table-cell>
          <table:table-cell table:style-name="ce77" office:value-type="string">
            <text:p>CP16-02.El sistema deberá permitir reimprimir por tipo de emisión,Número de ciudad, número de centro, folio inicial y folio final.</text:p>
          </table:table-cell>
          <table:table-cell table:style-name="ce112" office:value-type="string">
            <text:p>Reimpresion (Estado de Cuenta)</text:p>
          </table:table-cell>
          <table:table-cell table:style-name="ce119" office:value-type="string">
            <text:p>El sistema debera de permitir la reimpresión de la emisión. </text:p>
            <text:p/>
          </table:table-cell>
          <table:table-cell table:style-name="ce119" office:value-type="string">
            <text:p>Que que quieran realizar re-impresiones.</text:p>
          </table:table-cell>
          <table:table-cell table:style-name="ce118" office:value-type="string">
            <text:p>1. Ejecutar el exe EDCCOPPELImpresion </text:p>
            <text:p>2. Re-impresion Estados de Cuenta</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que quieran realizar re-impresione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4" office:value-type="string">
            <text:p>RQP06-01. Reimpresión de <text:s/>Estado de Cuenta</text:p>
          </table:table-cell>
          <table:table-cell table:style-name="ce77" office:value-type="string">
            <text:p>CP16-03.El sistema deberá permitir reimprimir por foliado general, numero de ciudad, numero de colonia.</text:p>
          </table:table-cell>
          <table:table-cell table:style-name="ce112" office:value-type="string">
            <text:p>Reimpresion (Estado de Cuenta)</text:p>
          </table:table-cell>
          <table:table-cell table:style-name="ce119" office:value-type="string">
            <text:p>El sistema debera de permitir la reimpresión de la emisión. </text:p>
            <text:p/>
          </table:table-cell>
          <table:table-cell table:style-name="ce119" office:value-type="string">
            <text:p>Que que quieran realizar re-impresiones.</text:p>
          </table:table-cell>
          <table:table-cell table:style-name="ce118" office:value-type="string">
            <text:p>1. Ejecutar el exe EDCCOPPELImpresion </text:p>
            <text:p>2. Re-impresion Estados de Cuenta</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que quieran realizar re-impresione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4" office:value-type="string">
            <text:p>RQP06-01. Reimpresión de <text:s/>Estado de Cuenta</text:p>
          </table:table-cell>
          <table:table-cell table:style-name="ce77" office:value-type="string">
            <text:p>CP16-04.El sistema deberá permitir reimprimir por tipo de emisión, numero de ciudad, numero de colonia.</text:p>
          </table:table-cell>
          <table:table-cell table:style-name="ce112" office:value-type="string">
            <text:p>Reimpresion (Estado de Cuenta)</text:p>
          </table:table-cell>
          <table:table-cell table:style-name="ce119" office:value-type="string">
            <text:p>El sistema debera de permitir la reimpresión de la emisión. </text:p>
            <text:p/>
          </table:table-cell>
          <table:table-cell table:style-name="ce119" office:value-type="string">
            <text:p>Que que quieran realizar re-impresiones.</text:p>
          </table:table-cell>
          <table:table-cell table:style-name="ce118" office:value-type="string">
            <text:p>1. Ejecutar el exe EDCCOPPELImpresion </text:p>
            <text:p>2. Re-impresion Estados de Cuenta</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que quieran realizar re-impresione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6">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103" office:value-type="string">
            <text:p>CP02-28.El sistema debera generar y </text:p>
            <text:p><text:span text:style-name="T3">Guardar información histórica en una base de </text:span></text:p>
            <text:p><text:span text:style-name="T3">Datos nueva en los centros de impresión con </text:span><text:span text:style-name="T3">las</text:span></text:p>
            <text:p><text:span text:style-name="T3">Cifras de control de las emisiones de los </text:span><text:span text:style-name="T3">estados</text:span></text:p>
            <text:p><text:span text:style-name="T3">De cuenta donde muestre fecha de corte, </text:span><text:span text:style-name="T3">Region estado </text:span></text:p>
            <text:p><text:span text:style-name="T3">De cuenta, el concepto impresion o </text:span><text:span text:style-name="T3">reimpresion,</text:span></text:p>
            <text:p><text:span text:style-name="T3">Numero de ciudad, numero de centro, fecha y </text:span><text:span text:style-name="T3">hora</text:span></text:p>
            <text:p><text:span text:style-name="T3">De inicio de impresion, fecha y hra de </text:span><text:span text:style-name="T3">impresion</text:span></text:p>
            <text:p><text:span text:style-name="T3">Y la cantidad de información que se generó pro </text:span><text:span text:style-name="T3">cada</text:span></text:p>
            <text:p><text:span text:style-name="T3">Centro de impresión a nivel cliente.</text:span></text:p>
          </table:table-cell>
          <table:table-cell table:style-name="ce111" office:value-type="string">
            <text:p>Generacion(Estado de Cuenta)</text:p>
          </table:table-cell>
          <table:table-cell table:style-name="ce119" office:value-type="string">
            <text:p>El sistema deberça generar y </text:p>
            <text:p>Guardar información histórica en una base de </text:p>
            <text:p>Datos nueva en los centros de impresión con las</text:p>
            <text:p>Cifras de control de las emisiones de los estados</text:p>
            <text:p>De cuenta donde muestre fecha de corte, Region estado </text:p>
            <text:p>De cuenta, el concepto impresion o reimpresion,</text:p>
            <text:p>Numero de ciudad, numero de centro, fecha y hora</text:p>
            <text:p>De inicio de impresion, fecha y hra de impresion</text:p>
            <text:p>Y la cantidad de información que se generó pro cada</text:p>
            <text:p>Centro de impresión a nivel cliente.</text:p>
          </table:table-cell>
          <table:table-cell table:style-name="ce119" office:value-type="string">
            <text:p>Que haya información que guardar de las emisiones en los centros de impresion</text:p>
          </table:table-cell>
          <table:table-cell table:style-name="ce119" office:value-type="string">
            <text:p>No Aplica</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haya información que guardar de las emisiones en los centros de impre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1.Cifra de impresión. Le proporcionará una opción para imprimir la cifra.</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quiera imprimi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7">
          <table:table-cell table:style-name="ce75"/>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2. Tabulado de Estados. Le proporciona una opción para imprimir el tabulado de estados detalle zonas este mostrará solo la información del centro de impresióny el tabulado de estados región cobranzas este consolidado mostrará toda la información de la emisión. El tabulado de Estados Región Estado de Cuenta se podrá imprimir solo en el centro de impresión pacífico.</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quiera imprimi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3.Listado de supervisores. Le proporcionará una opción para imprimir el listado de supervisores.</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quiera imprimi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5">
          <table:table-cell table:style-name="ce76"/>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4. Vencido por Zonas. Le proporcionará una opción para imprimir el vencido por zonas, solicitandole el número de ciudad y número de centro que desea imprimir.</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quiera imprimir los productos nuevos</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6"/>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5.Listado de Calles. Le proporcionará una opción para imrpimir el listado de catalogo de calles, con opción numérico o en orden alfabético.</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7" table:number-columns-repeated="2"/>
          <table:table-cell table:style-name="ce76"/>
          <table:table-cell table:number-columns-repeated="3" table:style-name="ce102" office:value-type="string">
            <text:p>X</text:p>
          </table:table-cell>
          <table:table-cell table:style-name="ce119" office:value-type="string">
            <text:p>Que se quiera imprimir los productos nuevos</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6. Listado de catálogo de zonas. Le proporcionará una opción para imprimir el listado de catálogo de zonas, solicitándole el número de ciudad que se desea imprimir y se le mostrará opción para imprimir el listado en orden numérico o en orden alfabético.</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7" table:number-columns-repeated="2"/>
          <table:table-cell table:style-name="ce76"/>
          <table:table-cell table:number-columns-repeated="3" table:style-name="ce102" office:value-type="string">
            <text:p>X</text:p>
          </table:table-cell>
          <table:table-cell table:style-name="ce119" office:value-type="string">
            <text:p>Que se quiera imprimir los productos nuevos</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24">
          <table:table-cell table:style-name="ce76"/>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5-07. Cruce a Localizar. Le proporcionará una opción para imprimir el cruce a localizar, generándole los cuatro informes.</text:p>
          </table:table-cell>
          <table:table-cell table:style-name="ce112" office:value-type="string">
            <text:p>Impresion(Productos Nuevos)</text:p>
          </table:table-cell>
          <table:table-cell table:style-name="ce119" office:value-type="string">
            <text:p>El sistema deberá permitir imprimir</text:p>
            <text:p>Los informes de los productos nuevos cuando</text:p>
            <text:p>Se solicite hacerlo.</text:p>
          </table:table-cell>
          <table:table-cell table:style-name="ce119" office:value-type="string">
            <text:p>Que se quiera imprimir los productos nuevos</text:p>
          </table:table-cell>
          <table:table-cell table:style-name="ce118" office:value-type="string">
            <text:p>1. Ejecutar el exe EDCCOPPEL </text:p>
            <text:p>2. Imprimir Productos.</text:p>
            <text:p/>
          </table:table-cell>
          <table:table-cell table:style-name="ce147" table:number-columns-repeated="2"/>
          <table:table-cell table:style-name="ce76"/>
          <table:table-cell table:number-columns-repeated="3" table:style-name="ce102" office:value-type="string">
            <text:p>X</text:p>
          </table:table-cell>
          <table:table-cell table:style-name="ce119" office:value-type="string">
            <text:p>Que se quiera imprimir los productos nuevos</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103" office:value-type="string">
            <text:p>CP04-01.El sistema deberá contar con una</text:p>
            <text:p><text:span text:style-name="T3">Impresión para todas las emisiones </text:span><text:span text:style-name="T3">ordenándolas</text:span></text:p>
            <text:p><text:span text:style-name="T3">Por el foliado general, solicitando se le </text:span><text:span text:style-name="T3">proporcione</text:span></text:p>
            <text:p><text:span text:style-name="T3">El número de ciudad y el número de centro que </text:span><text:span text:style-name="T3">se</text:span></text:p>
            <text:p><text:span text:style-name="T3">Desee imprimir.</text:span></text:p>
          </table:table-cell>
          <table:table-cell table:style-name="ce112" office:value-type="string">
            <text:p>Impresion(Estado de Cuenta)</text:p>
          </table:table-cell>
          <table:table-cell table:style-name="ce119" office:value-type="string">
            <text:p>El sistema deberá contar con una</text:p>
            <text:p>Impresión para todas las emisiones ordenándolas</text:p>
            <text:p>Por el foliado general, solicitando se le proporcione</text:p>
            <text:p>El número de ciudad y el número de centro que se</text:p>
            <text:p>Desee imprimir.</text:p>
          </table:table-cell>
          <table:table-cell table:style-name="ce119" office:value-type="string">
            <text:p>Que se haya realizado una impresión para el estado de cuenta</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19" office:value-type="string">
            <text:p>Que se haya realizado una impresión para el estado de cuenta</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50">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2.En el concepto “0. Nombre completo del cliente” del estado de cuenta se debe mostrar:</text:p>
            <text:p>Se muestra el nombre del clientes tomando cu nombre 1 + cu nombre 2 + cu apellido paterno + cu apellido materno </text:p>
            <text:p>d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34">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3.En el concepto “1. Dirección de cliente NombreCalle, NúmeroCasa, Departamento, Rumbo, Nombre Domicilio </text:p>
            <text:p>cuando es Unidad Habitacional, Entre Calles y Complemento” de estado de cuenta se debe mostrar:</text:p>
            <text:p>Se muestra la dirección del cliente tomando el Nombre Calle del catálogo de calles con el numero de calle que tiene </text:p>
            <text:p>el cliente en el directorio + ”#” <text:s/>+ Numero Casa + Departamento Cliente + Rumbo + Cu Entre Calles + Cu </text:p>
            <text:p>complemento del directorio.</text:p>
            <text:p>Nota para todo el concepto Rumbo, se tomará como dato valido cuando tenga “N”,”S”,”E”,”O”, en caso contrario no </text:p>
            <text:p>mostrar el dat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9">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4.Si es unidad habitacional muestra en el Flag Unidad Habitacional un 1, y toma Nombre Calle del catálogo de calles </text:p>
            <text:p>con el numero de calle que tiene el cliente en el directorio + Numero Casa + Departamento Cliente + Rumbo + </text:p>
            <text:p>Nombre Domicilio + cu Entre Calles + cu Complemento d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1">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5. Para generar el nombre domicilio se toma manzana, otros, andador, etapa, lote, edificio, entrada : </text:p>
            <text:p>Si manzana es distinta de 0 se le asigna ClaveDomicilioM = 1, </text:p>
            <text:p>Si otros es distinta de 0 se le asigna ClaveDomicilioO = 2, </text:p>
            <text:p>Si Andador es distinta de 0 se le asigna ClaveDomicilioA = <text:s/>3,</text:p>
            <text:p>Si Etapa es distinta de 0 se le asigna ClaveDomicilioE = 4,</text:p>
            <text:p>Si Lote es distinta de 0 se le asigna ClaveDomicilioL = 5, </text:p>
            <text:p>Si Edificio es distinta de 0 se le asigna ClaveDomicilioEd = 6 </text:p>
            <text:p>Si Entrada es distinta de 0 se le asigna ClaveDomicilioEn = 7</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2">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6.Con el dato Manzana y ClaveDomicilioM se forma el complemento de la manzana de la siguiente manera:</text:p>
            <text:p>Complemento M = si la manzana es distinta de 0 se busca el nombre domicilio en el catalogo de Domicilios cuando </text:p>
            <text:p>Numero de ciudad sea igual a numero de ciudad de cliente y numero de colonia sea igual a Numero de Colonia del </text:p>
            <text:p>cliente y Clave Domicilio sea igual a claveDomicilioM y Complemento Clave sea igual al valor que tiene el concepto </text:p>
            <text:p>Manzan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3">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7. Con el dato Otros y ClaveDomicilioO se forma el complemento de otros de la siguiente manera:</text:p>
            <text:p>Complemento O = <text:s/>si otros es distinta de 0 se busca el nombre domicilio en el catalogo de Domicilios cuando </text:p>
            <text:p>Numero de ciudad sea igual a numero de ciudad de cliente y numero de colonia sea igual a Numero de Colonia del </text:p>
            <text:p>cliente y Clave Domicilio sea igual a claveDomicilioO y Complemento Clave sea igual al valor que tiene el concepto </text:p>
            <text:p>Otro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4">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8. Con el dato Andador y ClaveDomicilioA se forma el complemento de andador de la siguiente manera:</text:p>
            <text:p>Complemento A = <text:s/>si Andador es distinta de 0 se busca el nombre domicilio en el catalogo de Domicilios cuando </text:p>
            <text:p>Numero de ciudad sea igual a numero de ciudad de cliente y numero de colonia sea igual a Numero de Colonia del </text:p>
            <text:p>cliente y <text:s/>Clave <text:s text:c="2"/>Domicilio sea igual a claveDomicilioA y Complemento Clave sea igual al valor que tiene el andado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5">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09. Con el dato Etapa y ClaveDomicilioE se forma el complemento de etapa de la siguiente manera:</text:p>
            <text:p><text:s/>Complemento E = <text:s/>si Etapa es distinta de 0 se busca el nombre domicilio en el catalogo de Domicilios cuando </text:p>
            <text:p>Numero de ciudad sea igual a numero de ciudad de cliente y numero de colonia sea igual a Numero de Colonia del </text:p>
            <text:p>cliente y Clave Domicilio sea igual a claveDomicilioE y Complemento Clave sea igual al <text:s/>valor de concepto etap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6">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0.Con el dato Lote y ClaveDomicilioL se forma el complemento de lote de la siguiente manera:</text:p>
            <text:p>Complemento L = <text:s/>si Lote es distinta de 0 se busca el nombre domicilio en el catalogo de Domicilios cuando <text:s/>Numero </text:p>
            <text:p>de ciudad sea igual a numero de ciudad de cliente y numero de colonia sea igual a Numero de Colonia del cliente y </text:p>
            <text:p>Clave Domicilio sea igual a claveDomicilioL y Complemento Clave sea igual al valor que tiene el concepto lo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7">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1.Con el dato Edificio y ClaveDomicilioEd se forma el complemento de edificio de la siguiente manera:</text:p>
            <text:p>Complemento Ed = <text:s/>si Edificio es distinta de 0 se busca el nombre domicilio en el catalogo de Domicilios cuando </text:p>
            <text:p>Numero de ciudad sea igual a numero de ciudad de cliente y numero de colonia sea igual a Numero de Colonia del </text:p>
            <text:p>cliente y Clave Domicilio sea igual a claveDomicilioEd y Complemento Clave sea igual al valor de concepto edific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25">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2.Con el dato Entrada y ClaveDomicilioEn se forma el complemento de entrada de la siguiente manera:</text:p>
            <text:p>Complemento En = <text:s/>si Entrada es distinta de 0 se busca el nombre domicilio en el catalogo de Domicilios cuando </text:p>
            <text:p>Numero de ciudad sea igual a numero de ciudad de cliente y numero de colonia sea = a Numero de Colonia del </text:p>
            <text:p>cliente y <text:s/>Clave Domicilio sea = a claveDomicilioEn y Complemento Clave sea = al valor de concepto entrad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8">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3.Nombre Domicilio = si Complemento M es distinta de blanco, se toma 'Ma: ' + Complemento M, sino no mostrar + </text:p>
            <text:p>si Complemento O es distinta de blanco, se toma 'Ot: ' + Complemento O, sino no mostrar + </text:p>
            <text:p>si Complemento A es distinta de blanco, se toma 'An: ' + Complemento A, sino no mostrar + </text:p>
            <text:p>si Complemento E es distinta de blanco, se toma 'Et: ' + Complemento E, sino no mostrar + </text:p>
            <text:p>si Complemento L es distinta de blanco, se toma 'Lt: ' + Complemento L, sino no mostrar + </text:p>
            <text:p>si Complemento Ed es distinta de blanco, se toma 'Ed: ' + Complemento Ed, sino no mostrar + </text:p>
            <text:p>si Complemento En es distinta de blanco, se toma 'En: ' + Complemento En, sino no mostra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59">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4. En el concepto “2. Teléfono Cliente, Nombre Zona, Municipio Zona” del estado de cuenta se debe mostrar:</text:p>
            <text:p>Se muestra “TELÉFONO” + numero de teléfono de casa de cliente con formato 2 últimos dígitos + “-” + siguientes 2 </text:p>
            <text:p>dígitos + “-” + los dígitos restantes los cuales se tomarán del maestro de teléfonos servicio cuando tipo teléfono sea </text:p>
            <text:p>1, status sea "VC" y "V", si coincide con el numero de cliente del directorio y sea mayor que 0 sino no se muestra + </text:p>
            <text:p>nombre zona + municipio zona los cuales se tomarán del catalogo de zonas cuando el numero de ciudad y numero </text:p>
            <text:p>de zonas del catalogo de zonas coincida con numero de ciudad y numero de colonia que tiene cliente en 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0">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5.En el concepto “3. Lugar Trabajo, Teléfono y Extensión del Trabajo” del estado de cuenta se debe mostrar:</text:p>
            <text:p>Se muestra el lugar de trabajo del cliente del directorio si este es distinto de blanco sino no se muestra + el numero </text:p>
            <text:p>de teléfono de trabajo del cliente con formato 2 últimos dígitos + “-” + siguientes 2 dígitos + “-” + los dígitos restantes </text:p>
            <text:p>+ espacio + el número de extensión del trabajo del cliente los cuales se tomarán del maestro de teléfonos servicio </text:p>
            <text:p>cuando tipo teléfono sea 3, status sea "VC" y "V", si coincide con el numero de cliente del directorio y sea mayor que </text:p>
            <text:p>cero sino no se muestr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1">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6.En el concepto “4. Nombre y Teléfono Cónyuge o Familiar” del estado de cuenta se debe mostrar:</text:p>
            <text:p>Si numero cliente cónyuge del directorio es mayor de cero significa que es cliente Coppel y se toma el cu nombre 1 + </text:p>
            <text:p>cu nombre 2 + cu apellido paterno + cu apellido materno del directorio + el numero de teléfono de casa del cliente </text:p>
            <text:p>con formato 2 últimos dígitos + “-” + siguientes 2 dígitos + “-” + los dígitos restantes los cuales se tomarán del </text:p>
            <text:p>maestro de teléfonos servicio cuando tipo teléfono sea 1, status sea "VC" y "V", si coincide con el numero de cliente </text:p>
            <text:p>del directorio y sea mayor que cero sino se toma el primer registro con los datos cu nombre 1 + cu nombre 2 + cu </text:p>
            <text:p>apellido paterno + cu apellido materno + el cu teléfono referencia con formato 2 últimos dígitos + “-” + siguientes 2 </text:p>
            <text:p>dígitos + “-” + los dígitos restantes los cuales se tomarán del maestro referencia cuando clave cónyuge o familiar sea </text:p>
            <text:p>distinta de blanco <text:s/>y coincide con el numero de cliente d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5">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7.En el concepto “5. Número del cliente” del estado de cuenta se debe mostrar:</text:p>
            <text:p>Se muestra “CTE:” + el numero de cliente del directorio agregando el digito verificado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7">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8.En el concepto “6. 1er letra: tipo cliente, 2da letra: situación de la cuenta activa, 3er letra: Situación Especial, </text:p>
            <text:p>4ta letra: Estado Civil, 5ta letra: tipo de casa, 6ta letra: sexo, primeros 2 díg número de salarios que gana, sig </text:p>
            <text:p>2 díg año de <text:s/>antigüedad del cliente, últimos 2 díg año de nacimiento” del estado de cuenta se debe mostrar:</text:p>
            <text:p>Se muestra la puntualidad del cliente y la puntualidad activa del maestro de crédito; así como también la situación </text:p>
            <text:p>especial, estado civil, tipo de casa, sexo, ingreso mensual, año de la antigüedad del cliente, año de la fecha de </text:p>
            <text:p>nacimiento del directorio del clien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2">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19. En el concepto “7. Número de empleado del jefe de grupo” del estado de cuenta se debe mostrar:</text:p>
            <text:p>Se muestra el número de empleado de Jefe grupo zona del catálogo de zonas de la zona que pertenece el clien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3">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0.En el concepto “8. Número de empleado del supervisor” del estado de cuenta se debe mostrar:</text:p>
            <text:p>Se muestra el número de empleado de Supervisor zona del catálogo de zonas de la zona a la cual pertenece el </text:p>
            <text:p>cliente. Cuando es un estado de cuenta abogado aquí se muestra el número de empleado de Abogado zona del </text:p>
            <text:p>catálogo de zonas de la zona a la cual pertenece el clien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4">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1.En el concepto “9. Folio de la Emisión” del estado de cuenta se debe mostrar:</text:p>
            <text:p>Se muestra el número consecutivo que se le asigno a ese cliente cuando se realizo el foliado de la emisión por el </text:p>
            <text:p>numero de ciudad y numero de centro. Los estados de cuenta se ordenarán por Numero de Ciudad, Centro, Jefe </text:p>
            <text:p>Grupo Zona, Supervisor Zona, Numero de <text:s/>Colonia, Numero de Calle, Numero de Cas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5">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2.En el concepto “10. Folio General” del estado de cuenta se debe mostrar:</text:p>
            <text:p>Se muestra el número consecutivo que se le asigno a ese cliente cuando se realizo el foliado general de todas las </text:p>
            <text:p>emisiones por el numero de ciudad y numero de centro. Los estados de cuenta se ordenarán por Emisión, Numero </text:p>
            <text:p>de Ciudad, Centro, Jefe Grupo Zona, Supervisor Zona, Numero de <text:s/>Colonia, Numero de Calle, Numero de Casa. </text:p>
            <text:p>Ordenando las emisiones por Abogado, Gol Sup y Localiza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6">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3.En el concepto “11. Número del centro de cobranza” del estado de cuenta se debe mostrar:</text:p>
            <text:p>Se muestra el número de centro del catálogo de zonas de la zona a la cual pertenece el cliente con formato los </text:p>
            <text:p>cuatro primeros números + “-” + los últimos dígito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7">
          <table:table-cell table:style-name="ce76"/>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4.En el concepto “12. Nombre del supervisor” del estado de cuenta se debe mostrar:</text:p>
            <text:p>Se muestra el nombre del Supervisor este se toma del catálogo de empleado con el numero de empleado del </text:p>
            <text:p>supervisor. Cuando es un estado de cuenta abogado aquí se muestra el nombre del Abogado este se toma del </text:p>
            <text:p>catálogo de empleado con el numero de empleado del abogad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8">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5.En el concepto “13. Tipo de estado de cuenta” del estado de cuenta se debe mostrar:</text:p>
            <text:p>Tipo de Estado de cuenta <text:s text:c="14"/></text:p>
            <text:p>Concepto que se muestra</text:p>
            <text:p>Supervisor <text:s text:c="10"/></text:p>
            <text:p>SUPERVISOR </text:p>
            <text:p>Gol</text:p>
            <text:p>GOL GOL GOL</text:p>
            <text:p>Conflicto</text:p>
            <text:p>CONFLICTO</text:p>
            <text:p>Clientes Nuevos</text:p>
            <text:p>NUEVO</text:p>
            <text:p>Abogado</text:p>
            <text:p>ABOGADO</text:p>
            <text:p>Localizar </text:p>
            <text:p>-LOC-</text:p>
            <text:p>Localizar Trabajo</text:p>
            <text:p>-TRA-</text:p>
            <text:p>Localizar Referencia</text:p>
            <text:p>-REF- </text:p>
            <text:p>Localizar Verificar</text:p>
            <text:p>-LOC VER-</text:p>
            <text:p>Ciudad Nueva Emisión Gol <text:s text:c="13"/></text:p>
            <text:p>NUEVO-GOL</text:p>
            <text:p>Ciudad Nueva Emisión Supervisor </text:p>
            <text:p>NUEVO-SUPERVISOR</text:p>
            <text:p>Ciudad Nueva Emisión Conflicto </text:p>
            <text:p>NUEVO-CONFLICTO</text:p>
            <text:p>Ciudad Nueva <text:s text:c="47"/>NUEVO </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6.En el concepto “15. Inicial de la ciudad” del estado de cuenta se debe mostrar:</text:p>
            <text:p>Se muestra la sigla de la ciudad del catálogo de ciudades de la ciudad a la cual pertenece el cliente, considerando el </text:p>
            <text:p>número de ciudad que tiene el cliente en 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5">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7. En el concepto “16. Número de Zona” del estado de cuenta se debe mostrar:</text:p>
            <text:p>Se muestra el número de la ciudad + “-” + el numero de colonia del cliente en el directorio. </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8.En el concepto “17. Pase a Pagar” del estado de cuenta se debe mostrar:</text:p>
            <text:p>Se muestra la suma de los importe del abono mensual mas el vencido de todas las cuentas que tiene el cliente, es </text:p>
            <text:p>decir, <text:s/>del concepto “Pase a Paga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4">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29.En el concepto “18. Favor de Pagar de” del estado de cuenta se debe mostrar:</text:p>
            <text:p>RN-Leyendas Estado de Cuenta (Leyendas Favor de Paga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0.En el concepto “19. Solo incluye abonos hasta el” del estado de cuenta se debe mostrar:</text:p>
            <text:p>Se muestra fecha del corte, con formato 2 dígitos para el día + espacio + nombre mes + espacio + 4 dígitos para añ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1.En el concepto “20. Dinero Electrónico” del estado de cuenta se debe mostrar:</text:p>
            <text:p>Se muestra el saldo del mes anterior, abonos del mes – compras del mes, saldo a la fecha del maestro de dinero </text:p>
            <text:p>electrónico. Saldo Anterior.- Saldo con el que cliente cerro al 5 del mes anterior en su cartera (saldo mes anterior). </text:p>
            <text:p>Movimientos.- Movimientos que ha hecho el cliente de 6 a 5 que se ha generado la emisión (abonosdelmes-</text:p>
            <text:p>comprasdelmes). Saldo Actual.- Diferencia % saldo anterior y movimientos de cliente en el mes (saldo a la fech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2.En el concepto “21. Detalle de sus artículos” del estado de cuenta se debe mostrar:</text:p>
            <text:p>Se muestran los conceptos "Artículos", "Fecha de compra", "Usted Debía", "Menos Abonos", "Mas Sus Compras", </text:p>
            <text:p>"Interés adicional", "Usted Debe", "Páguela Con Solo", "Abono Mensual", "Atrasado", "Pase a pagar", "Fecha Último </text:p>
            <text:p>Abono", estos datos se toman de las carteras donde el cliente tenga cuenta activa o cuenta perdid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0">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3.En el concepto “22. Artículos” del estado de cuenta se debe mostrar:</text:p>
            <text:p>Se muestran las primeras 9 cuentas del cliente considerando el orden que deben llevar las cuentas.</text:p>
            <text:p>Cartera <text:s text:c="15"/></text:p>
            <text:p>Nombre del articulo</text:p>
            <text:p>Ropa <text:s text:c="18"/></text:p>
            <text:p>ROPA.</text:p>
            <text:p>Prestamos <text:s text:c="11"/></text:p>
            <text:p>PRESTAMO.</text:p>
            <text:p>Tiempo Aire <text:s text:c="8"/></text:p>
            <text:p>TIEMPO A.</text:p>
            <text:p>Deuda BanCoppel </text:p>
            <text:p>Descripción Articulo de la cartera Deuda Bbancoppel.</text:p>
            <text:p>Revolvente <text:s text:c="10"/></text:p>
            <text:p>COMP ADC.</text:p>
            <text:p>Muebles <text:s text:c="14"/></text:p>
            <text:p>Descripción Articulo de la cartera de Mueble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4.En el concepto “23. Fecha de compra” del estado de cuenta se debe mostrar:</text:p>
            <text:p>Se muestra la fecha de venta que se tiene en la cartera dependiendo de que artículo se esté mostrand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2">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5.En el concepto “24. Usted debía” del estado de cuenta se debe mostrar:</text:p>
            <text:p>Carteras Ropa, Tempo Aire, Revolvente Usted Debía = Saldo20MesAnterior + Interés Adicional del Mes.</text:p>
            <text:p>Carteras Muebles, Prestamos y Deuda Bcpl </text:p>
            <text:p>Usted Debía = Usted debe - Interés adicional del mes – Compras del mes + Abonos del mes</text:p>
            <text:p>Cuentas Perdidas Usted Debía = (Saldo Mes Anterior / 10000) * salario zona c del cat salarios mínimos <text:s/>año act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6.En el concepto “25. Menos Abonos" del estado de cuenta se debe mostrar:</text:p>
            <text:p>Carteras Ropa, Tiempo Aire, Revolvente </text:p>
            <text:p>Menos Abonos = Abonosdelmes + BonificacionOtorgada + EnganchesdelMes</text:p>
            <text:p>Carteras Muebles, Prestamos y Deuda BanCoppel Menos Abonos = Abonos del mes </text:p>
            <text:p>Carteras de Cuentas Perdidas Menos Abonos = Abonos del me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4">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7.En el concepto “26. Mas Sus Compras” del estado de cuenta se debe mostrar:</text:p>
            <text:p>Carteras Ropa, Tempo Aire, Revolvente Mas Sus Compras = Compras del mes </text:p>
            <text:p>Cartera Prestamos Mas Sus Compras = prestamos del mes.</text:p>
            <text:p>Cartera Muebles, Deuda BanCoppel</text:p>
            <text:p>Mas Sus Compras = importe venta + interés sobre compra (compras realizadas del 21 mes anterior al 5 mes actual).</text:p>
            <text:p>Nota. Para muebles se suman todas las facturas que haya adquirido el cliente.</text:p>
            <text:p>Cartera Cuentas Perdidas Mas Sus Compras = 0</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60">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8.En el concepto “27. Interés Adicional (generado en el mes)” del estado de cuenta se debe mostrar:</text:p>
            <text:p>Carteras Ropa, Muebles, Deuda BanCoppel, Tiempo Aire, Revolvente</text:p>
            <text:p>Si cliente tiene 2 o mas meses + abonos vencidos Interés Adicional = Vencido * Tasa interés ciudad (int moratorio)</text:p>
            <text:p>Cartera de Prestamos: Interés Adicional = interés adicional mes de la cartera de prestamos.</text:p>
            <text:p>Si interés adicional se genera negativo entonces se le pone cero.</text:p>
            <text:p>Cartera Cuentas Perdidas Interés Adicional = 0.</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5">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39.En el concepto “28. Usted Debe” del estado de cuenta se debe mostrar:</text:p>
            <text:p>Se muestra el resultado del calculo para todas las carteras Usted Debe = Saldo a la fecha + Interés Adicional Total </text:p>
            <text:p>Cuentas Perdidas Usted Debe = (SaldoMesAnterior / 10000) * salario zona c del cat salarios mínimos del año act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6">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0En el concepto “29. Páguela con Solo” del estado de cuenta se debe mostrar:</text:p>
            <text:p>Páguela con solo = Salda con</text:p>
            <text:p>Salda con = Saldo a la fecha - Bonificacion + Interés Adicional Total (El calculo se hará al dia 5 del proximo mes.)</text:p>
            <text:p>Cuentas Perdidas Páguela con solo = (SaldoMesAnterior/10000) * salario zona c de cat salarios mínimos año act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7">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1.En el concepto “30. Abono Mensual” del estado de cuenta se debe mostrar:</text:p>
            <text:p>Si el abono mensual &lt; 40 entonces Abono mensual = 40 de lo contrario Abono mensual = Abono mensual</text:p>
            <text:p>Si Abono Mensual &gt; Usted Debe Abono mensual = Usted Debe </text:p>
            <text:p>Cuentas Perdidas Abono mensual = Abono mens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2.En el concepto “31. Atrasado” del estado de cuenta se debe mostrar:</text:p>
            <text:p>Atrasado = Vencido + Interés adicional total</text:p>
            <text:p>Cuentas Perdidas Atrasado = (Saldo Mes Anterior / 10000) * salario zona c del cat salarios mínimos del año act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8">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3.En el concepto “32. Pase a Pagar” del estado de cuenta se debe mostrar:</text:p>
            <text:p>Para todas las carteras se considerará: <text:s/></text:p>
            <text:p>Si el Pase a Pagar &lt; 40 Pase a Pagar = 40</text:p>
            <text:p>Si el Pase a Pagar &gt; Usted Debe Pase a Pagar = Usted Debe</text:p>
            <text:p>Si el Pase a Pagar &lt; Abono Mensual Pase a Pagar = Abono Mensual</text:p>
            <text:p>Carteras Ropa, Tempo Aire, Revolvente Pase a Pagar = Atrasado + Abono Mensual</text:p>
            <text:p>Abono Base Calculado = Saldo a la Fecha <text:s/>/ 5</text:p>
            <text:p>Si <text:s/>Abono Base Calculado &gt; Abono Mensual Pase a Pagar = PaseaPagar + (AbonoBaseCalculado – AbonoMensual)</text:p>
            <text:p>Carteras Muebles, Prestamos y Deuda BanCoppel Pase a Pagar = Atrasado + Abono Mensual</text:p>
            <text:p>Cuentas Perdidas Pase a Pagar <text:s/>= (Saldo Mes Anterior / 10000) * salario zona c del cat salarios mínimos año actual.</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4.En el concepto “33. Fecha Último Abon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5">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5.En el concepto “33.5. Total de cuentas del cliente” del estado de cuenta se debe mostrar:</text:p>
            <text:p>Se muestra “CTAS:” + cantidad de cuentas que tiene activas el clien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6.En el concepto “34. Totales” del estado de cuenta se debe mostrar:</text:p>
            <text:p>Se muestra las sumas totales de los conceptos Usted Debía, Menos Abonos, Mas Sus Compras, Interés Adicional, </text:p>
            <text:p>Usted Debe, Páguela Con Solo, Abono Mensual, Atrasado, Pase a Pagar que incluyen todas las cuentas que el </text:p>
            <text:p>cliente tiene activas o en cuentas perdida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5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7.En el concepto “35. Número de facturas y artículos” del estado de cuenta se debe mostrar:</text:p>
            <text:p>Se muestra el número de tienda donde realizó la compra con formato de 4 dígitos + el número de factura con formato </text:p>
            <text:p>de 6 dígitos + “*” + el número de artículos de la factura de las cuentas que tiene el cliente considerando el orden de </text:p>
            <text:p>las cuentas. El número de artículos de la factura depende de la cartera para Prestamos y BanCoppel se pone cero, </text:p>
            <text:p>para muebles se pone el numero de artículos de la factura, ropa, tiempo aire y revolvente no se muestra.</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0">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8.En el concepto “36. Convenio: 4 primeros dígitos: fecha convenio, siguientes dígitos: cantidad a abonar, </text:p>
            <text:p>siguiente dígito: plazo en semanas y ultimo digito: tipo convenio” del estado de cuenta se debe mostrar:</text:p>
            <text:p>Se muestra el convenio mas alto con el que cuente el cliente, el día con formato de dos dígitos + el mes con formato </text:p>
            <text:p>de dos dígitos de la fecha del convenio + un espacio + el importe del convenio + un espacio + el plazo del convenio + </text:p>
            <text:p>un espacio + el tipo de conven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49.En el concepto “37.38.39. Interés adicional de Ropa, Prestamos, Tiempo Aire, Deuda BanCoppel, Muebles” </text:p>
            <text:p>del estado de cuenta se debe mostrar:</text:p>
            <text:p>Se muestra el interés adicional total de todas las cuentas del cliente por cartera considerando el orden de las </text:p>
            <text:p>cuentas, para Ropa IR$ se suma ropa + revolvente, para Prestamos IP$, para Tiempo Aire IT$, para Deuda </text:p>
            <text:p>BanCoppel ID$, para Muebles IM$ (se suma el interés adicional total de todas sus factura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2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0.En el concepto “40. Leyendas” del estado de cuenta se debe mostrar: RN-Leyendas</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6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1.PRIMERA CADENA.En el concepto “41. Referencia” del estado de cuenta se debe mostrar:</text:p>
            <text:p>PRIMER CADENA</text:p>
            <text:p>Si la clave cónyuge o familiar es igual a blanco significa que es referencia, si numero cliente referencia del directorio </text:p>
            <text:p>es mayor que cero significa que es cliente Coppel y se toma cu nombre 1 + cu nombre 2 + cu apellido paterno + cu </text:p>
            <text:p>apellido materno, Nombre Calle del catálogo de calles con el numero de calle que tiene el cliente en el directorio + </text:p>
            <text:p>”#” + Numero Casa + Departamento Cliente + Rumbo + cu Entre Calles + cu Complemento del directorio, en caso </text:p>
            <text:p>contrario se toma el primer registro con los datos cu nombre 1 + cu nombre 2 + cu apellido paterno + cu apellido </text:p>
            <text:p>materno + Nombre Calle del catálogo de calles con el numero de calle de referencia + Casa de Referencia + </text:p>
            <text:p>Departamento Referencia + Rumbo Referencia + cu Entre Calles Referencia + cu Complemento Referencia del </text:p>
            <text:p>maestro de referencia cuando clave cónyuge o familiar es igual a blanc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6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2.Si es cliente Coppel y Flag Unidad Habitacional es 1 se toma cu nombre 1 + cu nombre 2 + cu apellido paterno + cu </text:p>
            <text:p>apellido materno + Nombre Calle del catálogo de calles con el numero de calle que tiene el cliente en el directorio + </text:p>
            <text:p>Numero Casa + Departamento Cliente + Rumbo + NombreDomicilio + cu Entre Calles + cu Complemento del </text:p>
            <text:p>directorio, en caso contrario si Flag Unidad Habitacional Ref es 1 se toma cu nombre 1 + cu nombre 2 + cu apellido </text:p>
            <text:p>paterno + cu apellido materno + Nombre Calle del catálogo de calles con el numero de calle de referencia + Casa de </text:p>
            <text:p>Referencia + Departamento Referencia + Rumbo Referencia + Nombre Domicilio ref + cu Entre Calles Referencia + </text:p>
            <text:p>cu Complemento Referencia del maestro de referencia cuando clave cónyuge o familiar es igual a blanc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61">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3.Para generar Nombre Domicilio Cliente Coppel se forma como concepto 1. Dirección del cliente, en caso contrario,</text:p>
            <text:p>Si manzanaref es distinta de 0 se le asigna ClaveDomicilioMref = 1, </text:p>
            <text:p>Si otrosref es distinta de 0 se le asigna ClaveDomicilioOref = 2, </text:p>
            <text:p>Si Andadorref es distinta de 0 se le asigna ClaveDomicilioAref = <text:s/>3, </text:p>
            <text:p>Si Etaparef es distinta de 0 se le asigna ClaveDomicilioEref = 4, </text:p>
            <text:p>Si Loteref es distinta de 0 se le asigna ClaveDomicilioLref = 5, </text:p>
            <text:p>Si Edificioref es distinta de 0 se le asigna ClaveDomicilioEdref = 6, </text:p>
            <text:p>Si Entradaref es distinta de 0 se le asigna ClaveDomicilioEnref = 7</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2">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4.Con el dato Manzanaref y ClaveDomicilioMref se forma el complemento de la manzana de la siguiente manera: </text:p>
            <text:p>Complemento Mref = si la manzanaref es distinta de 0 se busca el nombre domicilio en el catalogo de Domicilios </text:p>
            <text:p>cuando Numero de ciudad sea igual a numero de ciudad de cliente y numero de colonia sea igual a Numero de </text:p>
            <text:p>Colonia del cliente y Clave Domicilio sea igual a claveDomicilioMref y Complemento Clave sea igual al valor que tiene </text:p>
            <text:p>el concepto manzana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2">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5.Con el dato Otrosref y ClaveDomicilioOref se forma el complemento de otros de la siguiente manera: Complemento </text:p>
            <text:p>Oref = <text:s/>si otrosref es distinta de 0 se busca el nombre domicilio en el catalogo de Domicilios cuando <text:s/>Numero de </text:p>
            <text:p>ciudad sea igual a numero de ciudad de cliente y numero de colonia sea igual a Numero de Colonia del cliente y </text:p>
            <text:p>Clave Domicilio sea igual a claveDomicilioOref y Complemento Clave sea igual al valor que tiene el concepto </text:p>
            <text:p>Otros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6.Con el dato Andadorref y ClaveDomicilioAref se forma el complemento de andador de la siguiente manera: </text:p>
            <text:p>Complemento Aref = <text:s/>si Andadorref es distinta de 0 se busca el nombre domicilio en el catalogo de Domicilios cuando </text:p>
            <text:p>Numero de ciudad sea igual a numero de ciudad de cliente y numero de colonia sea igual a Numero de Colonia del </text:p>
            <text:p>cliente y <text:s/>Clave <text:s text:c="2"/>Domicilio sea igual a claveDomicilioAref y Complemento Clave sea igual al valor que tiene el </text:p>
            <text:p>andador andador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3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7.Con el dato Etaparef y ClaveDomicilioEref se forma el complemento de etapa de la siguiente manera: Complemento </text:p>
            <text:p>Eref = <text:s/>si Etaparef es distinta de 0 se busca el nombre domicilio en el catalogo de Domicilios cuando <text:s/>Numero de </text:p>
            <text:p>ciudad sea igual a numero de ciudad de cliente y numero de colonia sea igual a Numero de Colonia del cliente y </text:p>
            <text:p>Clave Domicilio sea igual a claveDomicilioEref y Complemento Clave sea igual al <text:s/>valor que tiene el concepto </text:p>
            <text:p>Etapa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4">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8.Con el dato Loteref y ClaveDomicilioLref se forma el complemento de lote de la siguiente manera: Complemento Lref </text:p>
            <text:p>= <text:s/>si Loteref es distinta de 0 se busca el nombre domicilio en el catalogo de Domicilios cuando <text:s/>Numero de ciudad </text:p>
            <text:p>sea igual a numero de ciudad de cliente y numero de colonia sea igual a Numero de Colonia del cliente y Clave </text:p>
            <text:p>Domicilio sea igual a claveDomicilioLref y Complemento Clave sea igual al valor que tiene el concepto lote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59.Con el dato Edificioref y ClaveDomicilioEdref se forma el complemento de edificio de la siguiente manera: </text:p>
            <text:p>Complemento Edref = <text:s/>si Edificioref es distinta de 0 se busca el nombre domicilio en el catalogo de Domicilios cuando </text:p>
            <text:p>Numero de ciudad sea igual a numero de ciudad de cliente y numero de colonia sea igual a Numero de Colonia del cliente y Clave Domicilio sea igual a claveDomicilioEdref y Complemento Clave sea igual al valor que tiene el </text:p>
            <text:p>concepto edificio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77">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0.Con el dato Entradaref y ClaveDomicilioEnref se forma el complemento de entrada de la siguiente manera: </text:p>
            <text:p>Complemento Enref = <text:s/>si Entradaref es distinta de 0 se busca el nombre domicilio en el catalogo de Domicilios </text:p>
            <text:p>cuando Numero de ciudad sea igual a numero de ciudad de cliente y numero de colonia sea igual a Numero de </text:p>
            <text:p>Colonia del cliente y <text:s/>Clave Domicilio sea igual a claveDomicilioEnref y Complemento Clave sea igual al valor que </text:p>
            <text:p>tiene el concepto entradaref.</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34">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1NombreDomicilioref = si Complemento Mref es distinta de blanco, se toma 'Ma: ' + Complemento Mref, sino no </text:p>
            <text:p>mostrar + si Complemento Oref es distinta de blanco, se toma 'Ot: ' + Complemento Oref, sino no mostrar + </text:p>
            <text:p>si Complemento Aref es distinta de blanco, se toma 'An: ' + Complemento Aref, sino no mostrar + </text:p>
            <text:p>si Complemento Eref es distinta de blanco, se toma 'Et: ' + Complemento Eref, sino no mostrar + </text:p>
            <text:p>si Complemento Lref es distinta de blanco, se toma 'Lt: ' + Complemento Lref, sino no mostrar + </text:p>
            <text:p>si Complemento Edref es distinta de blanco, se toma 'Ed: ' + Complemento Edref, sino no mostrar + </text:p>
            <text:p>si Complemento Enref es distinta de blanco, se toma 'En: ' + Complemento Enref, sino no mostrar.</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29">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2.SEGUNDA CADENA.Si es cliente Coppel se toma el numero de teléfono de casa de la referencia con formato 2 últimos dígitos + “-” + </text:p>
            <text:p>siguientes 2 dígitos + “-” + los dígitos restantes los cuales se tomarán del maestro de teléfonos servicio cuando tipo </text:p>
            <text:p>teléfono sea 1, status sea "VC" y "V", si coincide con el numero de cliente del directorio y sea mayor que cero + </text:p>
            <text:p>nombre zona + municipio zona los cuales se tomarán del catalogo de zonas cuando el numero de ciudad y numero </text:p>
            <text:p>de zonas del catalogo de zonas coincida con el numero de ciudad y numero de colonia que tiene el cliente en el </text:p>
            <text:p>directorio sino se toma cu teléfono referencia con formato 2 últimos dígitos + “-” + siguientes 2 dígitos + “-” + los </text:p>
            <text:p>dígitos restantes los cuales se tomarán del maestro referencia cuando clave cónyuge o familiar es igual a blanco y </text:p>
            <text:p>coincide con el numero de cliente del directorio + nombre zona + municipio zona del catalogo de zonas cuando el </text:p>
            <text:p>numero de ciudad y numero de zonas del catalogo de zonas coincida con el numero de ciudad y numero de colonia </text:p>
            <text:p>que tiene el cliente en el maestro referencia cuando clave cónyuge o familiar es igual a blanco y coincide con el </text:p>
            <text:p>numero de cliente del directori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55">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3.TERCERA CADENA.Si es cliente Coppel se toma el numero de teléfono de trabajo de la referencia con formato 2 últimos dígitos + “-” + </text:p>
            <text:p>siguientes 2 dígitos + “-” + los dígitos restantes + espacio + el número de extensión del trabajo de la referencia los </text:p>
            <text:p>cuales se tomarán del maestro de teléfonos servicio cuando tipo teléfono sea 4, status sea "VC" y "V" si coincide con </text:p>
            <text:p>el numero de cliente del directorio y sea mayor que cero sino no se muestra + numero cliente referencia del directorio </text:p>
            <text:p>con digito si este es mayor que cero sino no se muestra + numero de ciudad + "-" + numero de colonia del directorio, </text:p>
            <text:p>en caso contrario se toma ciudad de referencia + "-" + colonia de referencia del maestro de referencia cuando clave </text:p>
            <text:p>cónyuge o familiar es igual a blanco y coincide con el numero de cliente del directorio. NOTA: Si la referencia no tiene </text:p>
            <text:p>datos validos se mostrará en blanc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3">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4.En el concepto “42. Número de citatorio” del estado de cuenta se debe mostrar:</text:p>
            <text:p>Se muestra “CIT#” + numero de citatorio que le corresponde, siempre y cuando el cliente no tiene un convenio activo</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4">
          <table:table-cell table:style-name="ce75"/>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5.En el concepto “43. Número telefónico de la tienda” del estado de cuenta se debe mostrar:</text:p>
            <text:p>Se muestra “El teléfono de su tienda Coppel es:” + un número teléfono de catalogo de tiendas de ciudad del cliente.</text:p>
          </table:table-cell>
          <table:table-cell table:style-name="ce112" office:value-type="string">
            <text:p>Impresion(Estado de Cuenta)</text:p>
          </table:table-cell>
          <table:table-cell table:style-name="ce120" office:value-type="string">
            <text:p>Mapeo Estado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ImresionL </text:p>
            <text:p>2. Imprimir Estados de cuenta.</text:p>
            <text:p>3. Capturar Numero de ciudad y Centro</text:p>
            <text:p>4. Iniciar Impresion</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8">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20-29.Los Estados de Cuenta Gol se les genera a: </text:p>
            <text:p>Clientes que tienen puntualidad "N", "C" y "D" con saldo mayor a cero y un mes vencido (Abonos mas Meses </text:p>
            <text:p>Vencidos) a partir de la fecha de su compra, nunca ha abonado a su cuenta</text:p>
          </table:table-cell>
          <table:table-cell table:style-name="ce112" office:value-type="string">
            <text:p>Generacion (Estado de cuenta)</text:p>
          </table:table-cell>
          <table:table-cell table:style-name="ce119" office:value-type="string">
            <text:p><text:s/>El sistema debera permitir la emisión de Estados de Cuenta Gol</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8">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20-29.Los Estados de Cuenta Gol se les genera a : Clientes que tienen puntualidad "A" y "B" con saldo mayor a cero y dos meses vencido (Abonos mas Meses </text:p>
            <text:p>Vencidos) a partir de la fecha de su compra, nunca ha <text:s/>abonado a su cuenta.</text:p>
          </table:table-cell>
          <table:table-cell table:style-name="ce112" office:value-type="string">
            <text:p>Generacion (Estado de cuenta)</text:p>
          </table:table-cell>
          <table:table-cell table:style-name="ce119" office:value-type="string">
            <text:p><text:s/>El sistema debera permitir la emisión de Estados de Cuenta Gol</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37">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0Los Estados de Cuenta Conflicto se les genera a: </text:p>
            <text:p>Clientes que en el directorio tienen flag cliente conflicto 1.</text:p>
          </table:table-cell>
          <table:table-cell table:style-name="ce112" office:value-type="string">
            <text:p>Generacion (Estado de cuenta)</text:p>
          </table:table-cell>
          <table:table-cell table:style-name="ce121" office:value-type="string">
            <text:p><text:s/>El sistema debera permitir la emisión de Estados de Cuenta Superviso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5">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1Los Estados de Cuenta Nuevos se les genera a: </text:p>
            <text:p>Clientes con saldo y sin saldo que tienen puntualidad "N" que se dieron de alta del día 21 del mes anterior al día 5 del </text:p>
            <text:p>presente mes. </text:p>
          </table:table-cell>
          <table:table-cell table:style-name="ce112" office:value-type="string">
            <text:p>Generacion (Estado de cuenta)</text:p>
          </table:table-cell>
          <table:table-cell table:style-name="ce121" office:value-type="string">
            <text:p><text:s/>El sistema debera permitir la emisión de Estados de Cuenta Nuevos</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2">
          <table:table-cell table:style-name="ce75"/>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2..A todos los clientes de una ciudad nueva; es decir, una ciudad que se encuentra en el catálogo de ciudades nuevas </text:p>
            <text:p>(tmpciudadesnuevas) que no tengan situación especial M, F, X, L, Y y V con saldo o sin saldo se les imprimirá un </text:p>
            <text:p>estado de cuenta con la clave leyenda 81 del catalogo de leyendas emisión con la clave área “C”: “CLIENTE </text:p>
            <text:p>NUEVO, FAVOR DE EXPLICAR EL ESTADO DE CUENTA Y PONERSE A LAS ORDENES DEL CLIENTE.”.</text:p>
          </table:table-cell>
          <table:table-cell table:style-name="ce112" office:value-type="string">
            <text:p>Generacion (Estado de cuenta)</text:p>
          </table:table-cell>
          <table:table-cell table:style-name="ce121" office:value-type="string">
            <text:p><text:s/>El sistema debera permitir la emisión de Estado de Cuenta Ciudad Nueva</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48">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3.Los Estados de Cuenta Abogado se les genera a: </text:p>
            <text:p>Clientes que en el directorio tienen situación especial "Y" y causa situación especial 41, tienen saldo mayor que cero, </text:p>
            <text:p>en cartera normal y en cartera de cuentas perdidas.</text:p>
          </table:table-cell>
          <table:table-cell table:style-name="ce112" office:value-type="string">
            <text:p>Generacion (Estado de cuenta)</text:p>
          </table:table-cell>
          <table:table-cell table:style-name="ce121" office:value-type="string">
            <text:p><text:s/>El sistema debera permitir la emisión de Estados de Cuenta Abogado</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4"/>
          <table:table-cell table:style-name="ce75" table:number-columns-repeated="999"/>
          <table:table-cell table:style-name="ce176"/>
        </table:table-row>
        <table:table-row table:style-name="ro86">
          <table:table-cell table:style-name="ce77"/>
          <table:table-cell table:style-name="ce87" office:value-type="string">
            <text:p>ERN 2694 Estados de Cuenta Coppel.pdf</text:p>
          </table:table-cell>
          <table:table-cell table:style-name="ce94" office:value-type="string">
            <text:p>RQP04-01. Impresión de Estado de Cuenta</text:p>
          </table:table-cell>
          <table:table-cell table:style-name="ce77" office:value-type="string">
            <text:p>CP04-66.A todos los clientes de la emisión abogado se les imprimirá un estado de cuenta con la clave leyenda 82 del catálogo </text:p>
            <text:p>de leyendas emisión con la clave área “C”: "CLIENTE Y- 41 DESDE” + fecha en que se marco con la situación Y </text:p>
            <text:p>causa situación especial 41 esto se toma del directorio de cliente fecha situacion especial, con formato dos dígitos </text:p>
            <text:p>para día + DE + tres dígitos del nombre del mes + DE + cuatro dígitos para el año.</text:p>
          </table:table-cell>
          <table:table-cell table:style-name="ce112" office:value-type="string">
            <text:p>Impresion(Estado de Cuenta)</text:p>
          </table:table-cell>
          <table:table-cell table:style-name="ce121" office:value-type="string">
            <text:p><text:s/>El sistema debera permitir la emisión de Estados de Cuenta Abogado</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7">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4.Se les mostrará la leyenda 3 de las leyendas del supervisor, “LOCALIZAR DESDE X1 DE X2”, donde x1 es el mes </text:p>
            <text:p>de la fecha situacion especial y x2 es el año de la <text:s/>fecha situacion especial <text:s/>desde que el cliente tiene la situacion </text:p>
            <text:p>especial en el directorio de clientes.</text:p>
          </table:table-cell>
          <table:table-cell table:style-name="ce112" office:value-type="string">
            <text:p>Generacion (Estado de cuenta)</text:p>
          </table:table-cell>
          <table:table-cell table:style-name="ce121" office:value-type="string">
            <text:p><text:s/>El sistema debera permitir la emisión de Estado de Cuenta Localiz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9">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5.- Si en el Maestro Localizar tenemos estas combinaciones se generará un estado de cuenta Ref considerando la </text:p>
            <text:p>RN- Estado de Cuenta Localizar Referencia.</text:p>
            <text:p>Localizar=3, Referencia=2, Trabajo=1 o Localizar=3, Referencia=2, Trabajo=3</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8">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6.- Si en el Maestro Localizar tenemos estas combinaciones se generará un estado de cuenta Tra considerando la </text:p>
            <text:p>RN- Estado de Cuenta Localizar Trabajo.</text:p>
            <text:p>Localizar=3, Referencia=3, Trabajo=2 o Localizar=3, Referencia=1, Trabajo=2</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5">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7.- Si en el Maestro Localizar tenemos estas combinaciones se comparar Calle Localizar con Calle Referencia, Casa </text:p>
            <text:p>Localizar con Casa Referencia, Zona Localizar con Zona Referencia, Ciudad Localizar con Ciudad Referencia si el </text:p>
            <text:p>contenido de estos es el mismo, se generará estado de cuenta Loc considerando la RN- Estado de Cuenta Localizar.</text:p>
            <text:p>Localizar=2, Referencia=2, Trabajo=1 o Localizar=2, Referencia=2, Trabajo=3</text:p>
            <text:p>Si el contenido de estos es diferente, se generarán un estado de cuenta Loc y un estado de cuenta Ref considerando </text:p>
            <text:p>las RN- Estado de Cuenta Localizar y RN- Estado de Cuenta Localizar Referencia.</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9">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8.- Si en el Maestro Localizar tenemos estas combinaciones se debe comparar Calle Localizar con Calle Trabajo, </text:p>
            <text:p>Casa Localizar con Casa Trabajo, Zona Localizar con Zona Trabajo, Ciudad Localizar con Ciudad Trabajo si el </text:p>
            <text:p>contenido de estos es el mismo, se generará estado de cuenta Loc considerando la RN- Estado de Cuenta Localizar.</text:p>
            <text:p>Localizar=2, Referencia=1, Trabajo=2 o Localizar=2, Referencia=3, Trabajo=2</text:p>
            <text:p>Si el contenidos de estos es diferente, se generarán un estado de cuenta Loc y un estado de cuenta Tra </text:p>
            <text:p>considerando las RN- Estado de Cuenta Localizar y RN- Estado de Cuenta Localizar Trabajo.</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3">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39.- Si en el Maestro Localizar tenemos esta combinación se debe compara Calle Localizar con Calle Referencia y con </text:p>
            <text:p>Calle Trabajo, Casa Localizar con Casa Referencia y con Casa Trabajo, Zona Localizar con Zona Referencia y con </text:p>
            <text:p>Zona Trabajo, y Ciudad Localizar con Ciudad Referencia y con Ciudad Trabajo si el contenido de estos es el mismo, </text:p>
            <text:p>se generará un estado de cuenta Loc considerando la RN- Estado de Cuenta Localizar.</text:p>
            <text:p>Localizar=2, Referencia=2, Trabajo=2 </text:p>
            <text:p>Si dos grupos coinciden, ejemplo: si el grupo 1 Calle Localizar, Casa Localizar, Ciudad Localizar y Zona Localizar y el </text:p>
            <text:p>grupo 2 Calle Referencia, Casa Referencia, Ciudad Referencia y Zona Referencia si el contenido de estos es el </text:p>
            <text:p>mismo, y el grupo 3 Calle Trabajo, Casa Trabajo, Ciudad Trabajo, Zona Trabajo el contenido de este es diferente, se </text:p>
            <text:p>generarán un estado de cuenta Tra <text:s/>y un estado de cuenta Loc considerando las RN- Estado de Cuenta Localizar </text:p>
            <text:p>Trabajo y RN- Estado de Cuenta Localizar</text:p>
            <text:p>*Si el contenidos de estos es diferente, se generarán un estado de cuenta Loc, un estado de cuenta Tra y un estado </text:p>
            <text:p>de cuenta Ref considerando las RN- Estado de Cuenta Localizar, RN- Estado de Cuenta Localizar Trabajo, RN- </text:p>
            <text:p>Estado de Cuenta Localizar Referencia.</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2">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0.- Si en el Maestro Localizar tenemos estas combinaciones se generarán un estado de cuenta Loc y un estado de </text:p>
            <text:p>cuenta Tra considerando las RN- Estado de Cuenta Localizar y RN- Estado de Cuenta Localizar Trabajo.</text:p>
            <text:p>Localizar=2, Referencia=1, Trabajo=' ' <text:s/>o Localizar=2, Referencia=3, Trabajo=' '</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0">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1.- Si en el Maestro Localizar tenemos estas combinaciones se generarán un estado de cuenta Loc y un estado de </text:p>
            <text:p>cuenta Ref considerando las RN- Estado de Cuenta Localizar y RN- Estado de Cuenta Localizar Referencia.</text:p>
            <text:p>Localizar=2, Referencia=‘ ‘, Trabajo=1 o Localizar=2, Referencia=‘ ‘, Trabajo=3</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0">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2.- Si en el Maestro Localizar tenemos estas combinaciones se generarán un estado de cuenta Ref y un estado de </text:p>
            <text:p>cuenta Tra considerando las RN- Estado de Cuenta Localizar Referencia y RN- Estado de Cuenta Localizar Trabajo.</text:p>
            <text:p>Localizar=3, Referencia=2, Trabajo=' ' <text:s/>o Localizar=‘ <text:s/>‘, Referencia=2, Trabajo=' '</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1">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3.- Si en el Maestro Localizar tenemos estas combinaciones se generarán un estado de cuenta Tra y un estado de </text:p>
            <text:p>cuenta Ref considerando las RN- Estado de Cuenta Localizar Trabajo y RN- Estado de Cuenta Localizar Referencia.</text:p>
            <text:p>Localizar=3, Referencia=‘ ‘, Trabajo=2 <text:s/>o Localizar=‘ ‘, Referencia=‘ ‘, Trabajo=2</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66">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4.- Si en el Maestro Localizar tenemos esta combinación se generarán un estado de cuenta Loc, un estado de </text:p>
            <text:p>cuenta Ref y un estado de cuenta Tra considerando las RN- Estado de Cuenta Localizar, RN- Estado de Cuenta </text:p>
            <text:p>Localizar Referencia y RN- Estado de Cuenta Localizar Trabajo.</text:p>
            <text:p>Localizar=2, Referencia=‘ ‘, Trabajo=' '</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2">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5.- Si en el Maestro Localizar tenemos esta combinación se compara Calle Localizar con Calle Referencia, Casa </text:p>
            <text:p>Localizar con Casa Referencia, Zona Localizar con Zona Referencia y Ciudad Localizar con Ciudad Referencia si el </text:p>
            <text:p>contenido de estos es el mismo, se generará un estado de cuenta Loc y un estado de cuenta Tra considerando las </text:p>
            <text:p>RN- Estado de Cuenta Localizar y RN- Estado de Cuenta Localizar Trabajo.</text:p>
            <text:p>Localizar=2, Referencia=2, Trabajo=' '</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6.- Si en Maestro Localizar tenemos estas combinaciones se compara Calle Trabajo con Calle Referencia, Casa </text:p>
            <text:p>Trabajo con Casa Referencia, Zona Trabajo con Zona Referencia y Ciudad Trabajo con Ciudad Referencia si el </text:p>
            <text:p>contenido de estos es el mismo, se generarán un estado de cuenta Ref considerando la RN- Estado de Cuenta </text:p>
            <text:p>Localizar Referencia.</text:p>
            <text:p>Localizar=‘ <text:s/>‘, Referencia=2, Trabajo=2 o Localizar=3, Referencia=2, Trabajo=2</text:p>
            <text:p>*Si el contenido de estos es diferente, se generará un estado de cuenta Ref y un estado de cuenta Tra considerando </text:p>
            <text:p>la RN- Estado de Cuenta Localizar Referencia y RN- Estado de Cuenta Localizar Trabajo.</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7.- Si en el Maestro Localizar tenemos estas combinaciones se compara Calle Localizar con Calle Trabajo, Casa </text:p>
            <text:p>Localizar con Casa Trabajo, Zona Localizar con Zona Trabajo y Ciudad Localizar con Ciudad Trabajo si el contenido </text:p>
            <text:p>de este es el mismo, se generarán un estado de cuenta Loc y un estado de cuenta Ref considerando las RN- Estado </text:p>
            <text:p>de Cuenta Localizar y RN- Estado de Cuenta Localizar Referencia.</text:p>
            <text:p>Localizar=2, Referencia=‘ ‘, Trabajo=2</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7"/>
          <table:table-cell table:style-name="ce87" office:value-type="string">
            <text:p>ERN 2694 Estados de Cuenta Coppel.pdf</text:p>
          </table:table-cell>
          <table:table-cell table:style-name="ce95" office:value-type="string">
            <text:p>RQP02-01. Generacion de Estado de Cuenta</text:p>
          </table:table-cell>
          <table:table-cell table:style-name="ce77" office:value-type="string">
            <text:p>CP02-48Si se cumple con algunas de las condiciones anteriores en el concepto “13. Tipo de estado de cuenta” del estado de </text:p>
            <text:p>cuenta se debe mostrar -LOC VER-</text:p>
          </table:table-cell>
          <table:table-cell table:style-name="ce112" office:value-type="string">
            <text:p>Generacion (Estado de cuenta)</text:p>
          </table:table-cell>
          <table:table-cell table:style-name="ce119" office:value-type="string">
            <text:p><text:s/>El sistema debera permitir combinaciones para generar un estado de cuenta Localizar Verificar</text:p>
          </table:table-cell>
          <table:table-cell table:style-name="ce118" office:value-type="string">
            <text:p>Que se genere la informacion necesaria correctamente para cada tipo de emision.</text:p>
          </table:table-cell>
          <table:table-cell table:style-name="ce118" office:value-type="string">
            <text:p>1. Ejecutar el exe EDCCOPPEL </text:p>
            <text:p>2.Generación de Emisiones.</text:p>
          </table:table-cell>
          <table:table-cell table:style-name="ce146" table:number-columns-repeated="2"/>
          <table:table-cell table:style-name="ce77"/>
          <table:table-cell table:number-columns-repeated="3" table:style-name="ce102" office:value-type="string">
            <text:p>X</text:p>
          </table:table-cell>
          <table:table-cell table:style-name="ce118" office:value-type="string">
            <text:p>Que se genere la informacion necesaria correctamente para cada tipo de emision.</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67.RECOGER.- Es para cuentas de muebles con 3 o mas abonos + meses vencidos sin movimiento (sin abono y </text:p>
            <text:p>sin convenio) y su saldo sea el 50% o mas del importe de la venta o con 5 o mas abonos + meses vencidos con </text:p>
            <text:p>movimiento (con abono o convenio registrado) y su saldo sea el 50% o mas del importe de la venta. En muebles </text:p>
            <text:p>solo se debe generar esta leyenda a clientes que departamento y clase familia de los artículos de cartera de </text:p>
            <text:p>muebles coincidan con departamento y clase familia de artículos que muestran en la Decisión 50 G. Sin </text:p>
            <text:p>movimiento: en la cartera cuando los abonos del mes esten en cero y la fecha ultimo convenio + plazo no </text:p>
            <text:p>esten dentro de la fecha de corte, es decir, no tenga convenio activo. Con movimiento: en la cartera cuando los </text:p>
            <text:p>abonos del mes sean mayor que cero y la fecha ultimo convenio + plazo esten dentro de la fecha de corte, es </text:p>
            <text:p>decir, tenga convenio activo.</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68DEFINIR CON PAGOS.- Es para cuentas de ropa y prestamos con tres o mas abonos + meses vencidos sin </text:p>
            <text:p>movimientos. Sin abono y sin convenio además que el saldo sea el 50% o mas del importe de la venta. Y para </text:p>
            <text:p>muebles cuando la compra tenga mas de 14 meses después de la fecha de compra. En muebles solo se debe </text:p>
            <text:p>generar esta leyenda a clientes que departamento y clase familia de los artículos de cartera de muebles </text:p>
            <text:p>coincidan con departamento y clase familia de artículos que muestran en la Decisión 50 G</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3">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69.LOCALIZAR DESDE.- SOLO APLICA PARA EMISIÓN LOCALIZAR.</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0.EL DIA x1 DE x2 USTED LE PROMETIO A x3 ABONAR x4 ANTES DEL DIA x5 DE x6.- Se muestra el </text:p>
            <text:p>convenio con mas alto importe; donde x1=día que se realizo el convenio , x2=3 primeras letras del nombre del </text:p>
            <text:p>mes que se realizo el convenio, x3=nombre completo de supervisor del catálogo de empleado con el número de </text:p>
            <text:p>empleado que le realizo el convenio, x4=importe del convenio, x5=día de la fecha de vencimiento del convenio, </text:p>
            <text:p>x6= mes de la fecha de vencimiento del convenio. Si no se encuentra empleado se muestra en blanco. Tipo </text:p>
            <text:p>convenio 1 tienda y 2 cobranzas, subtipo 1 palabra y 2 unico.</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37">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1.JEFE DE COBRANZAS: DECIDE ALGO CON ESTE CLIENTE.- Con mas de 9 abonos + meses <text:s/>vencidos.</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50">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2.APUNTA LO QUE TIENE EL CLIENTE PARA QUE EMBARGUE EL ABOGADO. (Con 9 abonos vencidos) </text:p>
            <text:p>Esta leyenda no aplica para la generación de los estados de cuenta a petición de Pedro Gutierrez.</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3.QUE TU JEFE TE ACOMPAÑE EN LA VISITA Y DEFINAN LA CUENTA.- Con 7 o 8 abonos + meses vencidos</text:p>
          </table:table-cell>
          <table:table-cell table:style-name="ce112" office:value-type="string">
            <text:p>Generac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4.YA HICISTE CONVENIO Y NO TE CUMPLIO, RECOGE MERCANCIA EN GARANTIA DEL SALDO.- Con 5 o 6 </text:p>
            <text:p>abonos <text:s/>+ meses <text:s/>vencidos. En muebles solo se debe generar esta leyenda a los clientes que el departamento y </text:p>
            <text:p>clase familia de los artículos de la cartera de muebles coincidan con el departamento y clase familia de los </text:p>
            <text:p>artículos que se muestran en la Decisión 50 G</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5.ES IMPORTANTE QUE CONTACTES AL CLIENTE Y TENGAS UN CONVENIO CLARO Y ACEPTADO.- Con </text:p>
            <text:p>3 o 4 abonos <text:s/>+ meses <text:s/>vencidos.</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2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6. AL CLIENTE YA COMENZAMOS A CARGARLE INTERESES ADICIONALES.- Con 2 abonos + meses </text:p>
            <text:p>Vencidos.</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7. CLIENTE CON PUNTUALIDAD C, D, N CON UN ABONO VENCIDO O MAS.- Clientes con puntualidad C, D, N </text:p>
            <text:p>y tiene 1 o mas abonos + meses vencidos.</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304-78.SUPERVISOR: DECIDE ALGO CON ESTE CLIENTE.- Para clientes que no han abonado en los últimos 30 días </text:p>
            <text:p>(1 abono vencido).</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79. ANALIZA ESTE ESTADO DE CUENTA Y TOMA TU DECISION.- Si el cliente no cumple con ninguna logica de </text:p>
            <text:p>leyenda de supervisor se le mostrará esta leyenda en su estado de cuenta.</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8">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0. EL DIA X1 DE X2 USTED ACORDO CON EL CAT VENIR A ABONAR $X3 DENTRO DE X4 SEMANAS.- Se </text:p>
            <text:p>muestra el convenio con mas alto importe realizado por el cat; donde x1=día que se realizo el convenio , x2=3 </text:p>
            <text:p>primeras letras del nombre del mes que se realizo el convenio, $x3=importe convenio, x4= plazo convenio. Tipo </text:p>
            <text:p>convenio 2 cobranzas, subtipo 3 Cat</text:p>
          </table:table-cell>
          <table:table-cell table:style-name="ce112" office:value-type="string">
            <text:p>Impresion (Estado de Cuenta)</text:p>
          </table:table-cell>
          <table:table-cell table:style-name="ce119" office:value-type="string">
            <text:p>Leyendas Emisión Estados de Cuenta</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1.EL PRÓXIMO MES ESTE CLIENTE PASARÁ A ABOGADO INTERNO.</text:p>
            <text:p><text:s text:c="7"/>Clientes que se encuentran en el Catálogo Tipo Abogado donde coincida el numero de cliente y el Tipo Leyenda </text:p>
            <text:p>sea "Y" se les mostrará esta leyenda en el apartado de leyendas de publicidad. Esta información esta en el </text:p>
            <text:p>catalogo de leyendas emisión con la clave area “F”, clave leyenda 1</text:p>
          </table:table-cell>
          <table:table-cell table:style-name="ce112" office:value-type="string">
            <text:p>Impresion (Estado de Cuenta)</text:p>
          </table:table-cell>
          <table:table-cell table:style-name="ce122" office:value-type="string">
            <text:p>LEYENDAS CLIENTES VAN A CAMBIAR DE FIGURA DE GESTIÓN</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2.EL PRÓXIMO MES ESTE CLIENTE PASARÁ A ABOGADO EXTERNO.</text:p>
            <text:p><text:s text:c="6"/>Clientes que se encuentren en el Catálogo Tipo Abogado donde coincida el numero de cliente y el Tipo Leyenda </text:p>
            <text:p>sea "V" se les mostrará esta leyenda en el apartado de leyendas de publicidad. Esta información esta en el </text:p>
            <text:p>catalogo de leyendas emisión con la clave area “F”, clave leyenda 2.</text:p>
          </table:table-cell>
          <table:table-cell table:style-name="ce112" office:value-type="string">
            <text:p>Impresion (Estado de Cuenta)</text:p>
          </table:table-cell>
          <table:table-cell table:style-name="ce122" office:value-type="string">
            <text:p>LEYENDAS CLIENTES VAN A CAMBIAR DE FIGURA DE GESTIÓN</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6">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3.EL PRÓXIMO MES ESTE CLIENTE PASARÁ A CUENTA PERDIDA.</text:p>
            <text:p><text:s text:c="5"/>Clientes que a fin de mes pasarán a cuenta perdida, es decir se debe calcular si el proceso de cuentas perdidas </text:p>
            <text:p><text:s text:c="5"/>de fin de mes enviará la cuenta de este cliente a cuenta perdida, se les mostrará esta leyenda en el apartado de <text:s/></text:p>
            <text:p><text:s text:c="5"/>leyendas de publicidad. Esta información esta en el catalogo de leyendas emisión con la clave area “F”, clave </text:p>
            <text:p>Leyenda 3.</text:p>
          </table:table-cell>
          <table:table-cell table:style-name="ce112" office:value-type="string">
            <text:p>Impresion (Estado de Cuenta)</text:p>
          </table:table-cell>
          <table:table-cell table:style-name="ce122" office:value-type="string">
            <text:p>LEYENDAS CLIENTES VAN A CAMBIAR DE FIGURA DE GESTIÓN</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7">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4. EL PRÓXIMO MES ESTE CLIENTE PASARÁ A CUENTA PERDIDA.</text:p>
            <text:p><text:s text:c="5"/>Clientes que a fin de mes pasarán a cuenta perdida, es decir se debe calcular si el proceso de cuentas perdidas </text:p>
            <text:p><text:s text:c="5"/>de fin de mes enviará la cuenta de este cliente a cuenta perdida, se les mostrará esta leyenda en el apartado de <text:s/></text:p>
            <text:p><text:s text:c="5"/>leyendas de publicidad. Esta información esta en el catalogo de leyendas emisión con la clave area “F”, clave </text:p>
            <text:p>Leyenda 3.</text:p>
          </table:table-cell>
          <table:table-cell table:style-name="ce112" office:value-type="string">
            <text:p>Impresion (Estado de Cuenta)</text:p>
          </table:table-cell>
          <table:table-cell table:style-name="ce122" office:value-type="string">
            <text:p>LEYENDAS CLIENTES VAN A CAMBIAR DE FIGURA DE GESTIÓN</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0">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5.A los clientes al corriente o que presenten un vencido ($) menor al abono mensual total sin importar la puntualidad </text:p>
            <text:p>no se modifica la leyenda “Favor de pagar antes de: 05 + nombre siguiente mes + Año”. Esta información esta </text:p>
            <text:p>en el catalogo de leyendas emisión con la clave area “F”, clave leyenda 4.</text:p>
            <text:p/>
          </table:table-cell>
          <table:table-cell table:style-name="ce112" office:value-type="string">
            <text:p>Impresion (Estado de Cuenta)</text:p>
          </table:table-cell>
          <table:table-cell table:style-name="ce119" office:value-type="string">
            <text:p>LEYENDAS FAVOR DE PAGAR</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4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6. A los clientes con puntualidad “A” que estén entre 1 y menos de dos abonos mensuales totales vencidos, se les </text:p>
            <text:p>borra la leyenda “Favor de pagar antes de:”, quedando en blanco el espacio. Se debe tomar la suma de sus </text:p>
            <text:p>vencidos entre la suma de sus abonos base para sacar abonos mensuales totales vencidos. <text:s text:c="2"/>Esta información esta en el catalogo de leyendas emisión con la clave area “F”, clave leyenda 5.</text:p>
          </table:table-cell>
          <table:table-cell table:style-name="ce112" office:value-type="string">
            <text:p>Impresion (Estado de Cuenta)</text:p>
          </table:table-cell>
          <table:table-cell table:style-name="ce119" office:value-type="string">
            <text:p>LEYENDAS FAVOR DE PAGAR</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7.A los clientes con puntualidad B, C, D, N y Z que presenten un vencido ($) mayor o igual al abono mensual total, a </text:p>
            <text:p>los clientes con puntualidad “A” que presenten un vencido mayor o igual a dos abonos mensuales totales, se </text:p>
            <text:p>cambie la leyenda “Favor de pagar antes de: Día Mes Año” por la leyenda “Favor de Pagar de Inmediato”. Esta </text:p>
            <text:p>información esta en el catalogo de leyendas emisión con la clave area “F”, clave leyenda 6.</text:p>
          </table:table-cell>
          <table:table-cell table:style-name="ce112" office:value-type="string">
            <text:p>Impresion (Estado de Cuenta)</text:p>
          </table:table-cell>
          <table:table-cell table:style-name="ce119" office:value-type="string">
            <text:p>LEYENDAS FAVOR DE PAGAR</text:p>
          </table:table-cell>
          <table:table-cell table:style-name="ce132" office:value-type="string">
            <text:p>Que se impriman correctamentos los datos, en base a la lógica establecida en el contrato.</text:p>
          </table:table-cell>
          <table:table-cell table:style-name="ce118" office:value-type="string">
            <text:p>1. Ejecutar el exe EDCCOPPEL </text:p>
            <text:p>2.Generar Leyendas Estados de cuenta</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98">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8.Para carteras Revolventes (Ropa, Tiempo Aire, Revolvente)</text:p>
            <text:p><text:s text:c="5"/>Vencido = Mínimo a Pagar Mes Act – Abono Base – Abonos Del Mes</text:p>
            <text:p><text:s text:c="5"/>Si Meses Transcurridos = 5 Y Día Fecha Corte &gt; 20</text:p>
            <text:p><text:s text:c="5"/>Vencido Cartera Calcular = Saldo 20 Mes Actual</text:p>
            <text:p><text:s text:c="5"/>Si Meses Transcurridos &gt; 5</text:p>
            <text:p><text:s text:c="5"/>Meses Vencidos = Meses Transcurridos - 5</text:p>
            <text:p><text:s text:c="5"/>Vencido Cartera Calcular = Saldo 20 Mes Actual </text:p>
          </table:table-cell>
          <table:table-cell table:style-name="ce112" office:value-type="string">
            <text:p>Impresion (Estado de Cuenta)</text:p>
          </table:table-cell>
          <table:table-cell table:style-name="ce119" office:value-type="string">
            <text:p>Vencid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89.Para carteras Normales (Muebles, Prestamos, Deuda Bancoppel) </text:p>
            <text:p><text:s text:c="5"/>Si Saldo A La Fecha &gt; 0</text:p>
            <text:p>Importe Venta = Importe Venta + Interes Sobre Compra </text:p>
            <text:p><text:s text:c="5"/>Si dia de la fecha de venta es mayor que dia de la fecha de corte</text:p>
            <text:p>Meses Transcurridos = </text:p>
            <text:p>((año(fechacorte)-año(fechaventa)) + (mes(fechacorte)-mes(fechaventa)) +</text:p>
            <text:p>si dia(fechaventa)&gt;dia(fechacorte) = -1 de lo contrario le pone 0) </text:p>
            <text:p>Si Meses Transcurridos es menor que 0 le pone 0 </text:p>
            <text:p>sino </text:p>
            <text:p>Meses Transcurridos = </text:p>
            <text:p>((año(fechacorte)-año(fechaventa)) + (mes(fechacorte)-mes(fechaventa)) +</text:p>
            <text:p>si dia(fechaventa)&gt;dia(fechacorte) = -1 de lo contrario le pone 0)</text:p>
          </table:table-cell>
          <table:table-cell table:style-name="ce112" office:value-type="string">
            <text:p>Impresion (Estado de Cuenta)</text:p>
          </table:table-cell>
          <table:table-cell table:style-name="ce119" office:value-type="string">
            <text:p>Vencid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2"/>
          <table:table-cell table:style-name="ce173"/>
          <table:table-cell table:style-name="ce75" table:number-columns-repeated="999"/>
          <table:table-cell table:style-name="ce176"/>
        </table:table-row>
        <table:table-row table:style-name="ro70">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0.Para carteras Normales.Si Plazo Venta &gt;= Meses Transcurridos</text:p>
            <text:p>Meses Por Transcurrir = Plazo Venta – Meses Transcurridos</text:p>
            <text:p>Saldo Teorico = Abono Mensual * Meses Por Transcurrir</text:p>
            <text:p>Si Meses Por Transcurrir &gt; 0 </text:p>
            <text:p>Meses Por Transcurrir = MesesPorTranscurrir - 1 sino </text:p>
            <text:p>Meses Vencidos = Meses Transcurridos – Plazo Venta</text:p>
            <text:p>Vencido = Saldo A La Fecha</text:p>
            <text:p>Saldo Teorico = 0 </text:p>
            <text:p>Si Saldo Teorico &lt; 0 Saldo Teorico = 0</text:p>
          </table:table-cell>
          <table:table-cell table:style-name="ce112" office:value-type="string">
            <text:p>Impresion (Estado de Cuenta)</text:p>
          </table:table-cell>
          <table:table-cell table:style-name="ce119" office:value-type="string">
            <text:p>Vencid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99">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1. Para carteras Normales:Si Tipo Cartera es Muebles</text:p>
            <text:p>Si Saldo Teorico &gt; Importe Venta entonces </text:p>
            <text:p>Saldo Teorico = Importe Venta - Enganche sino </text:p>
            <text:p>Saldo Teorico = SaldoTeorico</text:p>
            <text:p>Si Tipo Cartera es Deuda Bancoppel y Prestamos </text:p>
            <text:p>Saldo Teorico = Saldo Teorico </text:p>
            <text:p>Vencido = Saldo A La Fecha – Saldo Teorico</text:p>
            <text:p>Si Vencido &lt; 0</text:p>
            <text:p>Adelantado = Vencido * -1</text:p>
            <text:p>Vencido = 0 sino </text:p>
            <text:p>Si Abono Mensual &gt; 0</text:p>
            <text:p>AbonosVencidos = Vencido / Abono Mensual sino</text:p>
            <text:p>Abonos Vencidos = 0</text:p>
            <text:p>Saldo Teorico Dos = Saldo A La Fecha – Vencido</text:p>
          </table:table-cell>
          <table:table-cell table:style-name="ce112" office:value-type="string">
            <text:p>Impresion (Estado de Cuenta)</text:p>
          </table:table-cell>
          <table:table-cell table:style-name="ce119" office:value-type="string">
            <text:p>Vencid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0">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33—05.Para carteras Normales:Si Abono Mensual &lt;= Saldo Teorico Dos</text:p>
            <text:p>Por Vencer Uno = Abono Mensual sino Por Vencer Uno = Saldo Teorico Dos </text:p>
            <text:p>Por Vencer = Por Vencer Uno – Adelantado</text:p>
            <text:p>Si Por Vencer &lt; 0 o Meses Por Transcurrir &lt; 1 o Plazo Venta &lt; Meses Transcurridos</text:p>
            <text:p>Por Vencer = 0</text:p>
            <text:p>Si Saldo A La Fecha &lt; Por Vencer </text:p>
            <text:p>Por Vencer = Saldo A La Fecha</text:p>
          </table:table-cell>
          <table:table-cell table:style-name="ce112" office:value-type="string">
            <text:p>Impresion (Estado de Cuenta)</text:p>
          </table:table-cell>
          <table:table-cell table:style-name="ce119" office:value-type="string">
            <text:p>Vencid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34—01.En el concepto “1. Titulo” de la cifra de impresión se debe mostrar:</text:p>
            <text:p>Se muestra “RELACION DE IMPRESIÓN DE ESTADOS DE CUENTA”</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2.En el concepto “2. CORTE AL” de la cifra de impresión se debe mostrar:</text:p>
            <text:p>Se muestra "CORTE AL" + la fecha de generación la emisión con formato dos dígitos para el día + de + Nombre <text:s/>mes </text:p>
            <text:p>+ de + cuatro dígitos para el añ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3.En el concepto “3. CIUDAD” de la cifra de impresión se debe mostrar:</text:p>
            <text:p>Se muestra el numero e inicial de la ciudad de todos los estados de cuenta que pertenecen a esa región estado de </text:p>
            <text:p>cuenta. Esta ordenado por numero de ciudad y numero de centr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4.En el concepto “4. CENTRO” de la cifra de impresión se debe mostrar:</text:p>
            <text:p>Se muestra el numero de centro que pertenece a las ciudad de esa región estado de cuenta.</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5.En el concepto “5. OPER, FECHA, HORA, IMP, CAJAS, # TRANSF” de la cifra de impresión se debe mostrar:</text:p>
            <text:p>Se muestran en blanco esas columnas.</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6.En el concepto “6. ESTADOS DE CUENTA GOL SUP” de la cifra de impresión se debe mostrar:</text:p>
            <text:p>Se muestra el total de estados de cuenta generados en la emisión Gol Sup por numero ciudad y numero de centr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7.En el concepto “7. ESTADOS DE CUENTA LOCALIZAR” de la cifra de impresión se debe mostrar:</text:p>
            <text:p>Se muestra el total de estados de cuenta generados en la emisión Localizar por numero ciudad y numero de centr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8.En el concepto “8. ESTADOS DE CUENTA ABOGADO” de la cifra de impresión se debe mostrar:</text:p>
            <text:p>Se muestra el total de estados de cuenta generados en la emisión Abogado por numero ciudad y numero de centr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99.En el concepto “9. ESTADOS DE CUENTA GENERAL” de la cifra de impresión se debe mostrar:</text:p>
            <text:p>Se muestra el total de estados de cuenta del foliado general por numero de ciudad y numero de centr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8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0.En el concepto “10. TOTAL” de la cifra de impresión se debe mostrar:</text:p>
            <text:p>Se muestra al final de la cifra de impresión el total de estados de cuenta Gol Sup, el total de estados de cuenta </text:p>
            <text:p>Localizar, el total de estados de cuenta Abogado, el total de estados de cuenta General</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1.En el concepto “11. Pagina” de la cifra de impresión se debe mostrar:</text:p>
            <text:p>Se muestra el numero de pagina que se esta revisando.</text:p>
          </table:table-cell>
          <table:table-cell table:style-name="ce112" office:value-type="string">
            <text:p>Impresion (Estado de Cuenta)</text:p>
          </table:table-cell>
          <table:table-cell table:style-name="ce119" office:value-type="string">
            <text:p><text:span text:style-name="T5">Mapeo Cifra de Impresión.Muestra la cantidad </text:span><text:span text:style-name="T5">de estados de cuenta que se generaron en </text:span><text:span text:style-name="T5">cada emisión así como en el foliado generar </text:span><text:span text:style-name="T5">por </text:span></text:p>
            <text:p><text:span text:style-name="T5">numero de ciudad y numero de centro para </text:span><text:span text:style-name="T5">cada centro 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2">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2.En el concepto “1. Titulo” del tabulado de estados detalle zona se debe mostrar:</text:p>
            <text:p>Se muestra “TABULADO DE ESTADOS POR ZONA AL” + fecha de la generación con formato dos dígitos para el día </text:p>
            <text:p>+ “-” + 3 dígitos del nombre del mes + “-” + cuatro dígitos para el añ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3.En el concepto “2. Ciudad” del tabulado de estados detalle zona se debe mostrar: </text:p>
            <text:p>Se muestra el nombre de la ciudad.</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4.En el concepto “3. Nombre Mes” del tabulado de estados detalle zona se debe mostrar: </text:p>
            <text:p>Se muestra el nombre del mes de la generación.</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5.En el concepto “4. Zona” del tabulado de estados detalle zona se debe mostrar:</text:p>
            <text:p>Se muestra las zonas que pertenecen al centro, Jefe de grupo y Supervisor, <text:s/>formado por numero ciudad con 3 </text:p>
            <text:p>dígitos + numero colonia con 4 dígitos.</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6.En el concepto “5. CORREOS, INVITA, POST, OS, RECHAZ INVDOM, ST D, CLUB, PERDIDO” del tabulado de </text:p>
            <text:p>estados detalle zona se debe mostrar: Se muestra en blanco esas columnas.</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7.En el concepto “6. SUPERVISOR” del tabulado de estados detalle zona se debe mostrar:</text:p>
            <text:p>Se muestra el total de estados de cuenta de la emisión supervisor a nivel zona, supervisor, jefe de grupo,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8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8.En el concepto “7. NUEVOS” del tabulado de estados detalle zona se debe mostrar:</text:p>
            <text:p>Se muestra el total de estados de cuenta de los clientes nuevos + los clientes de la ciudad nueva ordenado por zona, </text:p>
            <text:p>supervisor, jefe de grupo, numero de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09.En el concepto “8. LOCALIZAR” del tabulado de estados detalle zona se debe mostrar:</text:p>
            <text:p>Se muestra el total de estados de cuenta de la emisión Localizar a nivel zona, supervisor, jefe grupo, numero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0.En el concepto “9. ABOGADO” del tabulado de estados detalle zona se debe mostrar:</text:p>
            <text:p>Se muestra el total de estados de cuenta de la emisión Abogado a nivel zona, supervisor, jefe grupo, numero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1.En el concepto “10. GOL” del tabulado de estados detalle zona se debe mostrar:</text:p>
            <text:p>Se muestra el total de estados de cuenta de la emisión Gol a nivel zona, supervisor, jefe de grupo, numero de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2.En el concepto “11. CONFLICTO” del tabulado de estados detalle zona se debe mostrar:</text:p>
            <text:p>Se muestra el total de estados de cuenta de la emisión Conflicto a nivel zona, supervisor, jefe grupo, numero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4.En el concepto “12. Centro” del tabulado de estados detalle zona se debe mostrar:</text:p>
            <text:p>Se muestra el concepto “CENTRO:” + numero de centro que pertenecen a esa ciudad.</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4">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5.En el concepto “13. Jefe” del tabulado de estados detalle zona se debe mostrar:</text:p>
            <text:p>Se muestra el concepto “JEF” + numero de empleado del jefe de grupo que pertenece a ese centro, dándole formato </text:p>
            <text:p>primeros 7 dígitos del numero de empleado + "-" + ultimo digito del numero de empleado + el nombre <text:s/>jefe de grup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4">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6En el concepto “14. Sup” del tabulado de estados detalle zona se debe mostrar:</text:p>
            <text:p>Se muestra el concepto “SUP” + numero de empleado del supervisor que pertenece a ese centro, dándole formato </text:p>
            <text:p>primeros 7 dígitos del numero de empleado + “-” + ultimo digito del numero de empleado + el nombre del supervisor.</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7.En el concepto “15. Total Supervisor” del tabulado de estados detalle zona se debe mostrar:</text:p>
            <text:p>Se muestra el total de estados de cuenta generados de las zonas que le pertenecen al supervisor.</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8.En el concepto “16. Total Jefe de grupo” del tabulado de estados detalle zona se debe mostrar:</text:p>
            <text:p>Se muestra el total de estados de cuenta generados de los supervisores que le pertenecen al Jefe de Grup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19.En el concepto “17. Total Centro” del tabulado de estados detalle zona se debe mostrar:</text:p>
            <text:p>Se muestra el total de estados de cuenta generados de los Jefe de Grupo que le pertenecen a ese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0.En el concepto “18. Total Edos Centro” del tabulado de estados detalle zona se debe mostrar:</text:p>
            <text:p>Se muestra el total de estados de cuenta generados del centro.</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1.En el concepto “19. Pagina” del tabulado de estados detalle zona se debe mostrar: </text:p>
            <text:p>Se muestra numero pagina</text:p>
          </table:table-cell>
          <table:table-cell table:style-name="ce112" office:value-type="string">
            <text:p>Impresion (Estado de Cuenta)</text:p>
          </table:table-cell>
          <table:table-cell table:style-name="ce119" office:value-type="string">
            <text:p><text:span text:style-name="T5">Muestra la cantidad de estados de cuenta a </text:span><text:span text:style-name="T5">nivel zona clasificados por tipo de emisión, por </text:span><text:span text:style-name="T5">numero de ciudad y </text:span></text:p>
            <text:p><text:span text:style-name="T5">numero de centro, solo se generarán los que </text:span><text:span text:style-name="T5">pertenecen a su región de estado de cuenta</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9">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2En el concepto “1. Titulo” del tabulado de estados región cobranzas se debe mostrar:</text:p>
            <text:p>Se muestra “CONSOLIDADO DEL TABULADO DE ESTADOS DE CUENTA POR REGIÓN COBRANZAS” + fecha </text:p>
            <text:p>de la generación con formato dos dígitos para el día + “-” + 3 dígitos del nombre del mes + “-” + 4 dígitos para el año.</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3.En el concepto “2. Nombre Mes” del tabulado de estados región cobranzas se debe mostrar:</text:p>
            <text:p>Se muestra el nombre del mes de la generación.</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4.En el concepto “3. Región” del tabulado de estados región cobranzas se debe mostrar:</text:p>
            <text:p>Se muestra el nombre de la región de cobranzas.</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5.En el concepto “4. Ciudad” del tabulado de estados región cobranzas se debe mostrar:</text:p>
            <text:p>Se muestra el numero de ciudad con formato de 3 dígitos + “-” + inicial de la ciudad.</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5.En el concepto “5. CORREOS, INVITA, POST, OS, RECHAZ INVDOM, ST D, CLUB, PERDIDO” del tabulado de </text:p>
            <text:p>estados región cobranzas se debe mostrar:</text:p>
            <text:p>Se muestra en blanco esas columnas.</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6.En el concepto “6. SUPERVISOR” del tabulado de estados región cobranzas se debe mostrar:</text:p>
            <text:p>Se muestra el consolidado total de estados de cuenta de la emisión supervisor ordenado numero de ciudad.</text:p>
            <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7.En el concepto “7. NUEVOS” del tabulado de estados región cobranzas se debe mostrar:</text:p>
            <text:p>Se muestra el total de estados de cuenta de clientes nuevos + los clientes de la ciudad nueva ordenado por ciudad.</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8.En el concepto “8. LOCALIZAR” del tabulado de estados región cobranzas se debe mostrar:</text:p>
            <text:p>Se muestra el consolidado total de estados de cuenta de la emisión localizar ordenado numero de ciudad.</text:p>
          </table:table-cell>
          <table:table-cell table:style-name="ce112" office:value-type="string">
            <text:p>Impresion (Estado de Cuenta)</text:p>
          </table:table-cell>
          <table:table-cell table:style-name="ce123"/>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29.En el concepto “9. ABOGADO” del tabulado de estados región cobranzas se debe mostrar:</text:p>
            <text:p>Se muestra el consolidado total de estados de cuenta de la emisión abogado ordenado numero de ciudad.</text:p>
          </table:table-cell>
          <table:table-cell table:style-name="ce112" office:value-type="string">
            <text:p>Impresion (Estado de Cuenta)</text:p>
          </table:table-cell>
          <table:table-cell table:style-name="ce123"/>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0.En el concepto “10. GOL” del tabulado de estados región cobranzas se debe mostrar:</text:p>
            <text:p>Se muestra el consolidado total de estados de cuenta de la emisión gol ordenado numero de ciudad.</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1.En el concepto “11. CONFLICTO” del tabulado de estados región cobranzas se debe mostrar:</text:p>
            <text:p>Se muestra el consolidado total de estados de cuenta de la emisión conflicto ordenado numero de ciudad.</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8">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2.En el concepto “12. Total Región” del tabulado de estados región cobranzas se debe mostrar:</text:p>
            <text:p>Se muestra el total de estados de cuenta generados de los centros que le pertenecen a la región cobranzas.</text:p>
          </table:table-cell>
          <table:table-cell table:style-name="ce112" office:value-type="string">
            <text:p>Impresion (Estado de Cuenta)</text:p>
          </table:table-cell>
          <table:table-cell table:style-name="ce123"/>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45">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3.En el concepto “13. Total Estados de Cuenta” del tabulado de estados región cobranzas se debe mostrar:</text:p>
            <text:p>Se muestra el total de estados de cuenta generados.</text:p>
          </table:table-cell>
          <table:table-cell table:style-name="ce112" office:value-type="string">
            <text:p>Impresion (Estado de Cuenta)</text:p>
          </table:table-cell>
          <table:table-cell table:style-name="ce123"/>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4.En el concepto “14. Pagina” del tabulado de estados región cobranzas se debe mostrar:</text:p>
            <text:p>Se muestra el numero de pagina que se esta revisando.</text:p>
          </table:table-cell>
          <table:table-cell table:style-name="ce112" office:value-type="string">
            <text:p>Impresion (Estado de Cuenta)</text:p>
          </table:table-cell>
          <table:table-cell table:style-name="ce119" office:value-type="string">
            <text:p><text:span text:style-name="T5">Mapeo Tabulado de Estados Region </text:span><text:span text:style-name="T5">Cobranzas</text:span></text:p>
            <text:p><text:span text:style-name="T5">Muestra las cantidades de estados de cuenta </text:span><text:span text:style-name="T5">por región cobranza y ciudad, se enviará toda </text:span><text:span text:style-name="T5">la información al centro </text:span></text:p>
            <text:p><text:span text:style-name="T5">de impres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5">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5.En el concepto “1. Titulo” del tabulado de estados región estado de cuenta se debe mostrar:</text:p>
            <text:p>Se muestra “CONSOLIDADO DEL TABULADO DE ESTADOS DE CUENTA POR REGIÓN ESTADO DE CUENTA” + </text:p>
            <text:p>fecha de la generación con formato 2 dígitos para el día + “-” + 3 dígitos nombre del mes + “-” + 4 dígitos para el año.</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5">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6.En el concepto “1. Titulo” del tabulado de estados región estado de cuenta se debe mostrar:</text:p>
            <text:p>Se muestra “CONSOLIDADO DEL TABULADO DE ESTADOS DE CUENTA POR REGIÓN ESTADO DE CUENTA” + </text:p>
            <text:p>fecha de la generación con formato 2 dígitos para el día + “-” + 3 dígitos nombre del mes + “-” + 4 dígitos para el año.</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6">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7.En el concepto “3. Región” del tabulado de estados región estado de cuenta se debe mostrar:</text:p>
            <text:p>Se muestra el nombre de la región estado de cuenta.</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8.En el concepto “4. Ciudad” del tabulado de estados región estado de cuenta se debe mostrar:</text:p>
            <text:p>Se muestra el numero de ciudad con formato de 3 dígitos + “-” + inicial de la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39.En el concepto “5. CORREOS, INVITA, POST, OS, RECHAZ INVDOM, ST D, CLUB, PERDIDO” del tabulado de </text:p>
            <text:p>estados estado de cuenta se debe mostrar:</text:p>
            <text:p>Se muestra en blanco esas columnas.</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0En el concepto “6. SUPERVISOR” del tabulado de estados región estado de cuenta se debe mostrar:</text:p>
            <text:p>Se muestra el consolidado total de estados de cuenta de la emisión supervisor 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1.En el concepto “7. NUEVOS” del tabulado de estados región estado de cuenta se debe mostrar:</text:p>
            <text:p>Se muestra el consolidado total de estados de cuenta de los clientes nuevos + los clientes de la ciudad nueva </text:p>
            <text:p>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304-142.En el concepto “8. LOCALIZAR” del tabulado de estados región estado de cuenta se debe mostrar:</text:p>
            <text:p>Se muestra el consolidado total de estados de cuenta de la emisión localizar 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3.En el concepto “9. ABOGADO” del tabulado de estados región estado de cuenta se debe mostrar:</text:p>
            <text:p>Se muestra el consolidado total de estados de cuenta de la emisión abogado 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4.En el concepto “10. GOL” del tabulado de estados región estado de cuenta se debe mostrar:</text:p>
            <text:p>Se muestra el consolidado total de estados de cuenta de la emisión gol 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5.En el concepto “11. CONFLICTO” del tabulado de estados región estado de cuenta se debe mostrar:</text:p>
            <text:p>Se muestra el consolidado total de estados de cuenta de la emisión conflicto ordenado numero de ciudad.</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6.En el concepto “12. Total Región” del tabulado de estados región estado de cuenta se debe mostrar:</text:p>
            <text:p>Se muestra el total de estados de cuenta generados de los centros que le pertenecen a la región estado de cuenta.</text:p>
            <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7">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7.En el concepto “13. Total Estados de Cuenta” del tabulado de estados región estado cuenta se debe mostrar:</text:p>
            <text:p>Se muestra el total de estados de cuenta generados.</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73">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48.En el concepto “14. Pagina” del tabulado de estados estado de cuenta se debe mostrar:</text:p>
            <text:p>Se muestra el numero de pagina que se esta revisando.</text:p>
          </table:table-cell>
          <table:table-cell table:style-name="ce112" office:value-type="string">
            <text:p>Impresion (Estado de Cuenta)</text:p>
          </table:table-cell>
          <table:table-cell table:style-name="ce119" office:value-type="string">
            <text:p><text:span text:style-name="T5">Mapeo Tabulado de Estados Región Edo Cta</text:span></text:p>
            <text:p><text:span text:style-name="T5">Muestra las cantidades de estados de cuenta </text:span><text:span text:style-name="T5">por región estado de cuenta <text:s/>y ciudad, este </text:span><text:span text:style-name="T5">informe se permite imprimir </text:span></text:p>
            <text:p><text:span text:style-name="T5">en el centro de impresión pacifico, mostrará </text:span><text:span text:style-name="T5">toda la información.</text:span></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2"/>
          <table:table-cell table:style-name="ce173"/>
          <table:table-cell table:style-name="ce75" table:number-columns-repeated="999"/>
          <table:table-cell table:style-name="ce176"/>
        </table:table-row>
        <table:table-row table:style-name="ro108">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49. En el concepto “1. Titulo” del listado catalogo de calles Numérico se <text:s/>debe mostrar:</text:p>
            <text:p>Se muestra “REPORTE DE CATALOGO DE CALLES NUMÉRICO: ” + fecha de la generación con formato dos </text:p>
            <text:p>dígitos para el día + “-” + 3 dígitos del nombre del mes + “-” + cuatro dígitos para el año.</text:p>
          </table:table-cell>
          <table:table-cell table:style-name="ce112" office:value-type="string">
            <text:p>Impresion (Estado de Cuenta)</text:p>
          </table:table-cell>
          <table:table-cell table:style-name="ce124" office:value-type="string">
            <text:p><text:span text:style-name="T6">.Mapeo Listado Catalogo Calles Numérico</text:span></text:p>
            <text:p><text:span text:style-name="T6"/></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63">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0.En el concepto “2. Numero Calle, Nombre Calle” del listado catalogo de calles Numérico se debe mostrar:</text:p>
            <text:p>Se muestra el numero de la calle con formato cada 3 dígitos muestra una coma de derecha a izquierda + espacio + </text:p>
            <text:p>nombre de la calle del catalogo de calles ordenado numéricamente.</text:p>
            <text:p/>
          </table:table-cell>
          <table:table-cell table:style-name="ce112" office:value-type="string">
            <text:p>Impresion (Estado de Cuenta)</text:p>
          </table:table-cell>
          <table:table-cell table:style-name="ce124" office:value-type="string">
            <text:p><text:span text:style-name="T6">.Mapeo Listado Catalogo Calles Numérico</text:span></text:p>
            <text:p><text:span text:style-name="T6"/></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1.En el concepto 3. Pagina” del listado catalogo de calles Numérico se debe mostrar:</text:p>
            <text:p>Se muestra el numero de pagina que se esta revisando</text:p>
          </table:table-cell>
          <table:table-cell table:style-name="ce112" office:value-type="string">
            <text:p>Impresion (Estado de Cuenta)</text:p>
          </table:table-cell>
          <table:table-cell table:style-name="ce124" office:value-type="string">
            <text:p><text:span text:style-name="T6">.Mapeo Listado Catalogo Calles Numérico</text:span></text:p>
            <text:p><text:span text:style-name="T6"/></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8">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2.En el concepto “1. Titulo” del listado catalogo de calles alfabético se debe mostrar:</text:p>
            <text:p>Se muestra “REPORTE DE CATALOGO DE CALLES ALFABÉTICO: ” + <text:s/>fecha de la generación con formato dos </text:p>
            <text:p>dígitos para el día + “-” + 3 dígitos del nombre del mes + “-” + cuatro dígitos para el año.</text:p>
          </table:table-cell>
          <table:table-cell table:style-name="ce112" office:value-type="string">
            <text:p>Impresion (Estado de Cuenta)</text:p>
          </table:table-cell>
          <table:table-cell table:style-name="ce125" office:value-type="string">
            <text:p>Mapeo Listado Catalogo Calles Alfabét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09">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3.En el concepto “2. Numero Calle, Nombre Calle” del listado catalogo de calles alfabético se debe mostrar:</text:p>
            <text:p>Se muestra el numero de la calle con formato cada 3 dígitos muestra una coma de derecha a izquierda + espacio + </text:p>
            <text:p>nombre de la calle del catalogo de calles ordenado numéricamente. Se mostrarán 3 columnas en el informe. Da </text:p>
            <text:p>opcion de generar alfabético o Numérico.</text:p>
            <text:p/>
          </table:table-cell>
          <table:table-cell table:style-name="ce112" office:value-type="string">
            <text:p>Impresion (Estado de Cuenta)</text:p>
          </table:table-cell>
          <table:table-cell table:style-name="ce125" office:value-type="string">
            <text:p>Mapeo Listado Catalogo Calles Alfabét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4.En el concepto “3. Pagina” del listado catalogo de calles alfabético se debe mostrar:</text:p>
            <text:p>Se muestra el numero de pagina que se esta revisando, hoja tamaño carta en forma vertical.</text:p>
            <text:p/>
          </table:table-cell>
          <table:table-cell table:style-name="ce112" office:value-type="string">
            <text:p>Impresion (Productos nuevos)</text:p>
          </table:table-cell>
          <table:table-cell table:style-name="ce125" office:value-type="string">
            <text:p>Mapeo Listado Catalogo Calles Alfabét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02">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5 En el concepto “1. Titulo” del listado catalogo de zonas Numérico se debe mostrar:</text:p>
            <text:p>Se muestra “REPORTE DE CATALOGO DE ZONAS NUMÉRICO: ” + fecha de la generación con formato dos dígitos </text:p>
            <text:p>para el día + “-” + 3 dígitos del nombre del mes + “-” + cuatro dígitos para el año.</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0">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6.En el concepto “2. # ZONA” del listado catalogo de zonas Numérico se debe mostrar:</text:p>
            <text:p>Se muestra el numero de la zona con formato de 3 dígitos para el numero de ciudad + 4 dígitos para el numero de </text:p>
            <text:p>colonia + espacio + nombre de la zona del catalogo de zonas ordenado numéricamente</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7.En el concepto “3. NOMBRE ZONA” del listado catalogo de zonas Numérico se debe mostrar:</text:p>
            <text:p>Se muestra el nombre de la zona del catalogo de zonas.</text:p>
            <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8.En el concepto “4. POBLACIÓN ZONA” del listado catalogo de zonas Numérico se debe mostrar:</text:p>
            <text:p>Se muestra el nombre de la población zona del catalogo de zonas.</text:p>
            <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9.En el concepto “5. MUNICIPIO” del listado catalogo de zonas Numérico se debe mostrar:</text:p>
            <text:p>Se muestra el nombre del municipio zona del catalogo de zonas.</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0.En el concepto “6. C.P.” del listado catalogo de zonas Numérico se debe mostrar:</text:p>
            <text:p>Se muestra el código postal de la zona del catalogo de zonas.</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1.En el concepto “7. RUMBO” del listado catalogo de zonas Numérico se debe mostrar:</text:p>
            <text:p>Se muestra el rumbo de la zona del catalogo de zonas</text:p>
            <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2En el concepto “8. Pagina” del listado catalogo de zonas Numérico se debe mostrar:</text:p>
            <text:p>Se muestra el numero de pagina que se esta revisando.</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0">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3.En el concepto “1. Titulo” del listado catalogo de zonas alfabético se debe mostrar:</text:p>
            <text:p>Se muestra “REPORTE DE CATALOGO DE ZONAS ALFABÉTICO: ” + fecha de la generación con formato dos </text:p>
            <text:p>dígitos para el día + “-” + 3 dígitos del nombre del mes + “-” + cuatro dígitos para el año.</text:p>
            <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0">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4.En el concepto “2. # ZONA” del listado catalogo de zonas alfabético se debe mostrar:</text:p>
            <text:p>Se muestra el numero de la zona con formato de 3 dígitos para el numero de ciudad + 4 dígitos para el numero de </text:p>
            <text:p>colonia + espacio + nombre de la zona del catalogo de zonas ordenado alfabéticamente</text:p>
          </table:table-cell>
          <table:table-cell table:style-name="ce112" office:value-type="string">
            <text:p>Impresion (Productos nuevos)</text:p>
          </table:table-cell>
          <table:table-cell table:style-name="ce125" office:value-type="string">
            <text:p>Mapeo Listado Catalogo Zonas Numéric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5.En el concepto “3. NOMBRE ZONA” del listado catalogo de zonas alfabético se debe mostrar:</text:p>
            <text:p>Se muestra el nombre de la zona del catalogo de zonas.</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6.En el concepto “4. POBLACIÓN ZONA” del listado catalogo de zonas alfabético se debe mostrar:</text:p>
            <text:p>Se muestra el nombre de la población zona del catalogo de zonas</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7En el concepto “5. MUNICIPIO” del listado catalogo de zonas alfabético se debe mostrar:</text:p>
            <text:p>Se muestra el nombre del municipio zona del catalogo de zonas</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8.En el concepto “6. C.P.” del listado catalogo de zonas alfabético se debe mostrar:</text:p>
            <text:p>Se muestra el código postal de la zona del catalogo de zonas.</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59.En el concepto “7. RUMBO” del listado catalogo de zonas alfabético se debe mostrar:</text:p>
            <text:p>Se muestra el rumbo de la zona del catalogo de zonas</text:p>
            <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0.En el concepto “8. Pagina” del listado catalogo de zonas alfabético se debe mostrar:</text:p>
            <text:p>Se muestra el numero de pagina que se esta revisando.</text:p>
          </table:table-cell>
          <table:table-cell table:style-name="ce112" office:value-type="string">
            <text:p>Impresion (Productos nuevos)</text:p>
          </table:table-cell>
          <table:table-cell table:style-name="ce125" office:value-type="string">
            <text:p>Mapeo Listado Catalogo Zonas Alfabético</text:p>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7">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1.En el concepto “1. Titulo” del listado de supervisores se debe mostrar:</text:p>
            <text:p>Se muestra “Informe de Empleados de Cobranzas por Ciudad y Centro al: ” + fecha de la generación con formato dos </text:p>
            <text:p>dígitos para el día + “-” + 3 dígitos del nombre del mes + “-” + cuatro dígitos para el año.</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8">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2.En el concepto “2. Ciudad” del listado de supervisores se debe mostrar:</text:p>
            <text:p>Se muestra “CIUDAD: ” + numero de ciudad con formato de 3 dígitos + inicial de la ciudad + nombre ciudad.</text:p>
            <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2.En el concepto “3. Zona” del listado de supervisores se debe mostrar:</text:p>
            <text:p>Se muestra numero ciudad con formato 3 dígitos + numero colonia con formato de 4 dígitos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3.En el concepto “4. JEFE DE GRUPO” del listado de supervisores se debe mostrar:</text:p>
            <text:p>Se muestra numero de empleado del jefe de grupo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4.En el concepto “5. SUPERVISOR” del listado de supervisores se debe mostrar:</text:p>
            <text:p>Se muestra numero de empleado del supervisor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5..En el concepto “6. CHOFER” del listado de supervisores se debe mostrar:</text:p>
            <text:p>Se muestra numero de empleado del chofer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6.En el concepto “7. GERENTE” del listado de supervisores se debe mostrar:</text:p>
            <text:p>Se muestra numero de empleado del gerente de centro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7.En el concepto “8. ABOGADO INTERNO” del listado de supervisores se debe mostrar:</text:p>
            <text:p>Se muestra numero de empleado del abogado interno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8.En el concepto “9. NUM COB” del listado de supervisores se debe mostrar:</text:p>
            <text:p>Se muestra numero de cobranzas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5">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69.En el concepto “10. NUMERO CENTRO” del listado de supervisores se debe mostrar:</text:p>
            <text:p>Se muestra numero centro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70.En el concepto “11. CLAVE LADA” del listado de supervisores se debe mostrar:</text:p>
            <text:p>Se muestra numero de cave lada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71.En el concepto “12. CÓDIGO POSTAL” del listado de supervisores se debe mostrar:</text:p>
            <text:p>Se muestra numero de código postal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72.En el concepto “13. TIPO ZONA” del listado de supervisores se debe mostrar:</text:p>
            <text:p>Se muestra el tipo zona del catalogo de zonas.</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44">
          <table:table-cell table:style-name="ce77"/>
          <table:table-cell table:style-name="ce87" office:value-type="string">
            <text:p>ERN 2694 Estados de Cuenta Coppel.pdf</text:p>
          </table:table-cell>
          <table:table-cell table:style-name="ce94" office:value-type="string">
            <text:p>RQP05-01. Impresión de los productos nuevos</text:p>
          </table:table-cell>
          <table:table-cell table:style-name="ce77" office:value-type="string">
            <text:p>CP04-173.En el concepto “14. Pagina” del listado de supervisores se debe mostrar:</text:p>
            <text:p>Se muestra el numero de pagina que se esta revisando.</text:p>
          </table:table-cell>
          <table:table-cell table:style-name="ce112" office:value-type="string">
            <text:p>Impresion (Productos nuevos)</text:p>
          </table:table-cell>
          <table:table-cell table:style-name="ce125" office:value-type="string">
            <text:p>Mapeo Listado de Supervisores</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0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4.En el concepto “1. Titulo” del cruce a localizar se debe mostrar:</text:p>
            <text:p>Se muestra “LISTADO PARA SEGUIMIENTO DE CLIENTES A LOCALIZAR AL ” + fecha de la generación con </text:p>
            <text:p>formato dos dígitos para el día + “-” + 3 dígitos del nombre del mes + “-” + cuatro dígitos para el año.</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0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5.En el concepto “2. Jefe de grupo, Ciudad y Centro” del cruce a localizar se debe mostrar:</text:p>
            <text:p>Se muestra “JEFE DE GRUPO: ” + numero y nombre de empleado Jefe de grupo + “CIUDAD: ” + numero de ciudad </text:p>
            <text:p>+ ”-” + inicial de la ciudad + “CENTRO:” + numero de centro.</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6.En el concepto “3. Numero de Cliente” del cruce a localizar se debe mostrar:</text:p>
            <text:p>Se muestra el numero del cliente.</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7.En el concepto “4. Nombre de Cliente” del cruce a localizar se debe mostrar:</text:p>
            <text:p>Se muestra el nombre del cliente.</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8.En el concepto “5. CIU-ZON CTE” del cruce a localizar se debe mostrar:</text:p>
            <text:p>Se muestra el numero de ciudad + “-” + numero de colonia del cliente.</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79.En el concepto “6. ZON CTE” del cruce a localizar se debe mostrar:</text:p>
            <text:p>Se muestra el numero de colonia del cliente.</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0.En el concepto “7. LOC” del cruce a localizar se debe mostrar:</text:p>
            <text:p>Se muestra “LOC”.</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1.En el concepto “8. Tipo de Estado de Cuenta Localizar” del cruce a localizar se debe mostrar:</text:p>
            <text:p>Se muestra “LOCALIZAR”</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2.En el concepto “9. Captura de Datos” del cruce a localizar se debe mostrar:</text:p>
            <text:p>Se muestra en blanco los renglones para permitir capturar los datos si se encuentra cliente que se esta localizando.</text:p>
            <text:p>Renglón 1.- CIUDAD, ZONA, CALLE.</text:p>
            <text:p>Renglón 2.- CASA, DEPARTAMENTO, RUMBO, MANZANA, ENTRADA, OTROS, LOTE, ANDADOR.</text:p>
            <text:p>Renglón 3.- EDIFICIO, ETAPA, TELÉFONO, COMPLEMENTO, LOCALIDAD.</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2">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3.En el concepto “10. Pagina” del cruce a localizar se debe mostrar:</text:p>
            <text:p>Se muestra el numero de pagina que se esta revisando.</text:p>
          </table:table-cell>
          <table:table-cell table:style-name="ce112" office:value-type="string">
            <text:p>Impresion (Estado de Cuenta)</text:p>
          </table:table-cell>
          <table:table-cell table:style-name="ce125" office:value-type="string">
            <text:p>Mapeo Cruce Localizar</text:p>
            <text:p>Se muestra todos los clientes a los que se les genero estado de cuenta localizar, se generarán 4 distintos informes </text:p>
            <text:p>uno para cada tipo de estado de cuenta Localizar, Trabajo, Referencia, Loc Ve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4.En el concepto “6. ZON TRA” del cruce loc tra se debe mostrar:</text:p>
            <text:p>Se muestra el numero de colonia del cliente</text:p>
          </table:table-cell>
          <table:table-cell table:style-name="ce112" office:value-type="string">
            <text:p>Impresion (Estado de Cuenta)</text:p>
          </table:table-cell>
          <table:table-cell table:style-name="ce125" office:value-type="string">
            <text:p>Mapeo Cruce Localizar Trabaj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5.En el concepto “7. TRA” del cruce loc tra se debe mostrar:</text:p>
            <text:p>Se muestra “TRA”.</text:p>
          </table:table-cell>
          <table:table-cell table:style-name="ce112" office:value-type="string">
            <text:p>Impresion (Estado de Cuenta)</text:p>
          </table:table-cell>
          <table:table-cell table:style-name="ce125" office:value-type="string">
            <text:p>Mapeo Cruce Localizar Trabaj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6.En el concepto “8. Tipo de Estado de Cuenta Loc Tra” del cruce loc tra se debe mostrar:</text:p>
            <text:p>Se muestra “TRABAJO”.</text:p>
          </table:table-cell>
          <table:table-cell table:style-name="ce112" office:value-type="string">
            <text:p>Impresion (Estado de Cuenta)</text:p>
          </table:table-cell>
          <table:table-cell table:style-name="ce125" office:value-type="string">
            <text:p>Mapeo Cruce Localizar Trabajo</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7.En el concepto “6. ZON REF” del cruce loc ref se debe mostrar:</text:p>
            <text:p>Se muestra el numero de colonia del cliente.</text:p>
          </table:table-cell>
          <table:table-cell table:style-name="ce112" office:value-type="string">
            <text:p>Impresion (Estado de Cuenta)</text:p>
          </table:table-cell>
          <table:table-cell table:style-name="ce125" office:value-type="string">
            <text:p>Mapeo Cruce Localizar Referencia</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8.En el concepto “7. REF” del cruce loc ref se debe mostrar:</text:p>
            <text:p>Se muestra “REF”.</text:p>
          </table:table-cell>
          <table:table-cell table:style-name="ce112" office:value-type="string">
            <text:p>Impresion (Estado de Cuenta)</text:p>
          </table:table-cell>
          <table:table-cell table:style-name="ce125" office:value-type="string">
            <text:p>Mapeo Cruce Localizar Referencia</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89.En el concepto “8. Tipo de Estado de Cuenta Loc ref ” del cruce loc ref se debe mostrar:</text:p>
            <text:p>Se muestra “REFERENCIA”.</text:p>
          </table:table-cell>
          <table:table-cell table:style-name="ce112" office:value-type="string">
            <text:p>Impresion (Estado de Cuenta)</text:p>
          </table:table-cell>
          <table:table-cell table:style-name="ce125" office:value-type="string">
            <text:p>Mapeo Cruce Localizar Referencia</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0.En el concepto “7. LOC VER” del cruce a Loc Ver se debe mostrar:</text:p>
            <text:p>Se muestra “LOC VER”.</text:p>
          </table:table-cell>
          <table:table-cell table:style-name="ce112" office:value-type="string">
            <text:p>Impresion (Estado de Cuenta)</text:p>
          </table:table-cell>
          <table:table-cell table:style-name="ce125" office:value-type="string">
            <text:p>Mapeo Cruce Localizar Verifica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1.En el concepto “8. Tipo de Estado de Cuenta Loc Ver” del cruce a Loc Ver se debe mostrar:</text:p>
            <text:p>Se muestra “LOC VER”</text:p>
          </table:table-cell>
          <table:table-cell table:style-name="ce112" office:value-type="string">
            <text:p>Impresion (Estado de Cuenta)</text:p>
          </table:table-cell>
          <table:table-cell table:style-name="ce125" office:value-type="string">
            <text:p>Mapeo Cruce Localizar Verificar</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2.En el concepto “1. Titulo” del vencido por zonas se debe mostrar:</text:p>
            <text:p>Se muestra “IMPRESIÓN DE INFORME DE VENCIDO POR ZONAS AL: + fecha de la generación con formato dos </text:p>
            <text:p>dígitos para el día + “-” + 3 dígitos del nombre del mes + “-” + cuatro dígitos para el año.</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5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3.En el concepto “2. Ciudad y Centro” del vencido por zonas se debe mostrar:</text:p>
            <text:p>Se muestra “HOJA:” + numero consecutivo + “CIUDAD:” + numero ciudad + “CENTRO:” + numero centro</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6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4En el concepto “3. JEFE” del vencido por zonas se debe mostrar:</text:p>
            <text:p>Se muestra el concepto “JEFE:” + numero de empleado del jefe de grupo del catálogo de zonas cuando numero de </text:p>
            <text:p>supervisor del catalogo de zonas sea igual a numero de supervisor de cliente + el nombre del jefe de grupo este se </text:p>
            <text:p>obtiene del catalogo de empleados cuando numero de empleado de jefe de grupo de catalogo de zonas sea igual a </text:p>
            <text:p>numero de empleado de catalogo de empleados.</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3">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53.En el concepto “4. SUP” del vencido por zonas se debe mostrar:</text:p>
            <text:p>Se muestra el concepto “SUP:” + numero de empleado del supervisor del catálogo de zonas cuando numero de </text:p>
            <text:p>ciudad y numero de colonia del catalogo de zonas sea igual a numero de ciudad y numero de colonia de cliente + el </text:p>
            <text:p>nombre del supervisor este se obtiene del catalogo de empleados cuando numero de empleado de supervisor de </text:p>
            <text:p>catalogo de zonas sea igual a numero de empleado de catalogo de empleados.</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6.En el concepto “5. NUMERO ZONA” del vencido por zonas se debe mostrar:</text:p>
            <text:p>Se muestra las zonas que pertenecen al Supervisor, formado por el numero de ciudad con 3 dígitos + el numero de </text:p>
            <text:p>colonia con 4 dígitos.</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6.En el concepto “6. NOMBRE ZONA” del vencido por zonas se debe mostrar:</text:p>
            <text:p>Se muestra el nombre de la zona del catalogo de zonas comparando el numero de ciudad y numero de colonia con el </text:p>
            <text:p>numero de ciudad y numero de colonia de la zona.</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6">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7.En el concepto “7. SALDO ROPA, MUEBLES, PRESTAMOS, BCPL, TA” vencido por zonas se debe mostrar:</text:p>
            <text:p>Se muestra los saldos de las carteras de Ropa, Muebles, Prestamos, Deuda BanCoppel y Tiempo Aire de la </text:p>
            <text:p>edctabuladoestados clave tabulado 1 del dia 20 del mes anterior a la fecha de corte a nivel zona; es decir, numero de </text:p>
            <text:p>ciudad + numero de colonia.</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6">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8.En el concepto “8. VENCIDO ROPA, MUEBLES, PRESTAMOS, BCPL, TA” vencido por zonas se debe mostrar:</text:p>
            <text:p>Se muestra el vencido de las carteras de Ropa, Muebles, Prestamos, Deuda BanCoppel y Tiempo Aire de la </text:p>
            <text:p>edctabuladoestados clave tabulado 1 del dia 20 del mes anterior a la fecha de corte a nivel zona; es decir, numero de </text:p>
            <text:p>ciudad + numero de colonia</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7">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199.En el concepto “9. Porcentaje de Vencido” del vencido por zonas se debe mostrar:</text:p>
            <text:p>Se muestra (vencido / saldo) * 100, el calculo se realiza por cartera y se pone en su respectiva columna.</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7">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0.En el concepto “10. Total Supervisor” del vencido por zonas se debe mostrar:</text:p>
            <text:p>Se muestra la suma de saldos, vencidos y el porciento de vencido de las carteras a nivel supervisor.</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8">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1.En el concepto “11. Total Jefe de Grupo” del vencido por zonas se debe mostrar:</text:p>
            <text:p>Se muestra la suma de saldos, vencidos y el porciento de vencido de las carteras a nivel jefe de grupo.</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19">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2.En el concepto “12. Total Centro” del vencido por zonas se debe mostrar:</text:p>
            <text:p>Se muestra la suma de saldos, vencidos y el porciento de vencido de las carteras a nivel centro.</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8">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3.En el concepto “13. Pagina” del vencido por zonas se debe mostrar:</text:p>
            <text:p>Se muestra el numero de pagina que se esta revisando.</text:p>
            <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85">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04-204.En el concepto “1. Titulo” de la cifra informativa foliado general se debe mostrar:</text:p>
            <text:p>Se muestra “CIFRA INFORMATIVA FOLIADO GENERAL POR REGIÓN ESTADO DE CUENTA” <text:s/>+ la fecha de </text:p>
            <text:p>generación de la emisión con formato dos dígitos para el día + de + Nombre <text:s/>mes + de + cuatro dígitos para el año"..</text:p>
          </table:table-cell>
          <table:table-cell table:style-name="ce112" office:value-type="string">
            <text:p>Impresion (Estado de Cuenta)</text:p>
          </table:table-cell>
          <table:table-cell table:style-name="ce125" office:value-type="string">
            <text:p>Mapeo Vencido por Zonas.Se muestran los saldos y vencidos de la cartera de Ropa, Muebles, Prestamos, Deuda Bancoppel y Tiempo Aire por </text:p>
            <text:p>zona, mostrando el numero de ciudad y numero de centro, numero y nombre de jefe de grupo y supervisor, asi como </text:p>
            <text:p>las zonas que pertenecen a dicho supervisor, asi como sus respectivos totales, hoja tamaño carta en forma </text:p>
            <text:p>horizontal. </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20">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6.En el concepto “2. REGIÓN:” de la cifra informativa foliado general se debe mostrar:</text:p>
            <text:p>Se muestra "REGIÓN:" + el nombre de la región estado de cuenta que se toma del catálogo regiones estado de </text:p>
            <text:p>cuenta con el numero de región estado de cuenta que tiene esa ciudad.</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54">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7.En el concepto “3. CIUDAD” de la cifra informativa foliado general se debe mostrar:</text:p>
            <text:p>Se muestra el numero e inicial de la ciudad de todos los estados de cuenta que pertenecen a esa región estado de </text:p>
            <text:p>Cuenta.</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21">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8.Esta ordenado por numero de ciudad y numero de centro.</text:p>
            <text:p>En el concepto “4. CENTRO” de la cifra informativa foliado general se debe mostrar:Se muestra el numero de centro que pertenece a las ciudad de esa región estado de cuenta.</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79">
          <table:table-cell table:style-name="ce77"/>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09.En el concepto “5. ESTADOS DE CUENTA GOL SUP” de la cifra informativa foliado general se debe mostrar:</text:p>
            <text:p>Se muestra el total de estados de cuenta, así como el folio inicial y folio final generados en el foliado general para la </text:p>
            <text:p>emisión Gol Sup por región estado de cuenta, numero de ciudad y numero de centro.</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6" table:number-columns-repeated="2"/>
          <table:table-cell table:style-name="ce77"/>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6" table:number-columns-repeated="6"/>
          <table:table-cell table:style-name="ce77" table:number-columns-repeated="1002"/>
          <table:table-cell table:style-name="ce177"/>
        </table:table-row>
        <table:table-row table:style-name="ro124">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P04-210.En el concepto “6. ESTADOS DE CUENTA LOCALIZAR” <text:s/>de la cifra informativa foliado general se debe </text:p>
            <text:p>mostrar:</text:p>
            <text:p>Se muestra el total de estados de cuenta , así como el folio inicial y folio final generados en el foliado general para la </text:p>
            <text:p>emisión Localizar por región estado de cuenta, numero de ciudad y numero de centro.</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120">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48—07.En el concepto “7. ESTADOS DE CUENTA ABOGADO” de la cifra informativa foliado general debe mostrar:</text:p>
            <text:p>Se muestra el total de estados de cuenta, así como el folio inicial y folio final generados en el foliado general para la </text:p>
            <text:p>emisión Abogado por región estado de cuenta, numero de ciudad y numero de centro.</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125">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48—08.En el concepto “8. ESTADOS DE CUENTA GENERAL” de la cifra informativa foliado general se debe mostrar:</text:p>
            <text:p>Se muestra el total de estados de cuenta del foliado general por región estado de cuenta, numero de ciudad y </text:p>
            <text:p>numero de centro.</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19"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19"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95">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48—09.En el concepto “9. TOTAL REG:” de la cifra informativa foliado general se debe mostrar:</text:p>
            <text:p>Se muestra el total de estados de cuenta Gol Sup, el total de estados de cuenta Localizar, el total de estados de </text:p>
            <text:p>cuenta Abogado y el total de estados de cuenta General cuando termina la región estado de cuenta.</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126">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48—10.En el concepto “10. TOTAL” de la cifra informativa foliado general se debe mostrar:</text:p>
            <text:p>Se muestra al final de la cifra de impresión el total de estados de cuenta Gol Sup, el total de estados de cuenta </text:p>
            <text:p>Localizar, el total de estados de cuenta Abogado y el total de estados de cuenta General.</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121">
          <table:table-cell table:style-name="ce76"/>
          <table:table-cell table:style-name="ce87" office:value-type="string">
            <text:p>ERN 2694 Estados de Cuenta Coppel.pdf</text:p>
          </table:table-cell>
          <table:table-cell table:style-name="ce96" office:value-type="string">
            <text:p>RQP04-01. Impresión de Estado de Cuenta</text:p>
          </table:table-cell>
          <table:table-cell table:style-name="ce77" office:value-type="string">
            <text:p>C48—11.En el concepto “11. Pagina” de la cifra informativa foliado general se debe mostrar:</text:p>
            <text:p>Se muestra el numero de pagina que se esta revisando.</text:p>
          </table:table-cell>
          <table:table-cell table:style-name="ce112" office:value-type="string">
            <text:p>Impresion (Estado de Cuenta)</text:p>
          </table:table-cell>
          <table:table-cell table:style-name="ce125" office:value-type="string">
            <text:p>Mapeo Cifra Informativa Foliado General</text:p>
            <text:p>Muestra el inicio y fin del folio general en cada emisión de estado de cuenta por región estado de cuenta, numero de </text:p>
            <text:p>ciudad y numero de centro para toda la emisión, hoja tamaño carta en forma vertical.</text:p>
          </table:table-cell>
          <table:table-cell table:style-name="ce132" office:value-type="string">
            <text:p>Que se impriman correctamentos los datos, en base a la lógica establecida en el contrato.</text:p>
          </table:table-cell>
          <table:table-cell table:style-name="ce136" office:value-type="string">
            <text:p>1. Ejecutar EDCCoppelImpresion.exe.</text:p>
            <text:p>2.Imprimir Edos Cta</text:p>
            <text:p>3. Capturar <text:s/>Numero Ciudad</text:p>
            <text:p>4.Capturar Numero de Centro</text:p>
            <text:p>5. Iniciar Impresion</text:p>
            <text:p/>
          </table:table-cell>
          <table:table-cell table:style-name="ce147" table:number-columns-repeated="2"/>
          <table:table-cell table:style-name="ce76"/>
          <table:table-cell table:number-columns-repeated="3" table:style-name="ce102" office:value-type="string">
            <text:p>X</text:p>
          </table:table-cell>
          <table:table-cell table:style-name="ce132" office:value-type="string">
            <text:p>Que se impriman correctamentos los datos, en base a la lógica establecida en el contrato.</text:p>
          </table:table-cell>
          <table:table-cell table:style-name="ce147" table:number-columns-repeated="6"/>
          <table:table-cell table:style-name="ce76" table:number-columns-repeated="41"/>
          <table:table-cell table:style-name="ce75" table:number-columns-repeated="961"/>
          <table:table-cell table:style-name="ce176"/>
        </table:table-row>
        <table:table-row table:style-name="ro1" table:number-rows-repeated="16">
          <table:table-cell table:style-name="ce78" table:number-columns-repeated="4"/>
          <table:table-cell table:style-name="ce113"/>
          <table:table-cell table:style-name="ce126"/>
          <table:table-cell table:style-name="ce78" table:number-columns-repeated="2"/>
          <table:table-cell table:style-name="ce137" table:number-columns-repeated="2"/>
          <table:table-cell table:style-name="ce78"/>
          <table:table-cell table:style-name="ce137" table:number-columns-repeated="10"/>
          <table:table-cell table:style-name="ce78" table:number-columns-repeated="1002"/>
          <table:table-cell/>
        </table:table-row>
        <table:table-row table:style-name="ro1" table:number-rows-repeated="65115">
          <table:table-cell table:style-name="ce72" table:number-columns-repeated="4"/>
          <table:table-cell table:style-name="ce104"/>
          <table:table-cell table:style-name="ce115"/>
          <table:table-cell table:style-name="ce72" table:number-columns-repeated="2"/>
          <table:table-cell table:style-name="ce140" table:number-columns-repeated="2"/>
          <table:table-cell table:style-name="ce72"/>
          <table:table-cell table:style-name="ce140" table:number-columns-repeated="10"/>
          <table:table-cell table:style-name="ce72" table:number-columns-repeated="2"/>
          <table:table-cell table:style-name="ce78"/>
          <table:table-cell table:style-name="ce72" table:number-columns-repeated="999"/>
          <table:table-cell/>
        </table:table-row>
        <table:table-row table:style-name="ro1" table:number-rows-repeated="983130">
          <table:table-cell table:number-columns-repeated="1024"/>
        </table:table-row>
        <table:table-row table:style-name="ro1">
          <table:table-cell table:number-columns-repeated="1024"/>
        </table:table-row>
      </table:table>
      <table:table table:name="Guía_de_Uso" table:style-name="ta4">
        <table:table-column table:style-name="co38" table:default-cell-style-name="ce150"/>
        <table:table-column table:style-name="co39" table:default-cell-style-name="ce150"/>
        <table:table-column table:style-name="co40" table:default-cell-style-name="ce150"/>
        <table:table-column table:style-name="co37" table:number-columns-repeated="1021" table:default-cell-style-name="ce150"/>
        <table:table-row table:style-name="ro1">
          <table:table-cell table:number-columns-repeated="1024"/>
        </table:table-row>
        <table:table-row table:style-name="ro7">
          <table:table-cell/>
          <table:table-cell table:style-name="ce151" office:value-type="string" table:number-columns-spanned="2" table:number-rows-spanned="1">
            <text:p>Guía del formato</text:p>
          </table:table-cell>
          <table:covered-table-cell table:style-name="ce152"/>
          <table:table-cell table:number-columns-repeated="1021"/>
        </table:table-row>
        <table:table-row table:style-name="ro1">
          <table:table-cell/>
          <table:table-cell table:style-name="ce152" table:number-columns-repeated="2"/>
          <table:table-cell table:number-columns-repeated="1021"/>
        </table:table-row>
        <table:table-row table:style-name="ro8">
          <table:table-cell/>
          <table:table-cell table:style-name="ce153" office:value-type="string">
            <text:p>Concepto</text:p>
          </table:table-cell>
          <table:table-cell table:style-name="ce153" office:value-type="string">
            <text:p>Descripción</text:p>
          </table:table-cell>
          <table:table-cell table:style-name="ce162"/>
          <table:table-cell table:number-columns-repeated="1020"/>
        </table:table-row>
        <table:table-row table:style-name="ro8">
          <table:table-cell/>
          <table:table-cell table:style-name="ce154" office:value-type="string">
            <text:p>Caso de Uso</text:p>
          </table:table-cell>
          <table:table-cell table:style-name="ce157" office:value-type="string">
            <text:p>Identificador del caso de uso al que corresponden los casos de prueba.</text:p>
          </table:table-cell>
          <table:table-cell table:style-name="ce162"/>
          <table:table-cell table:number-columns-repeated="1020"/>
        </table:table-row>
        <table:table-row table:style-name="ro122">
          <table:table-cell/>
          <table:table-cell table:style-name="ce154" office:value-type="string">
            <text:p>Requerimiento de pruebas</text:p>
          </table:table-cell>
          <table:table-cell table:style-name="ce157" office:value-type="string">
            <text:p>Identificador del requerimiento de prueba al que corresponden los requerimientos de prueba.</text:p>
          </table:table-cell>
          <table:table-cell table:style-name="ce162"/>
          <table:table-cell table:number-columns-repeated="1020"/>
        </table:table-row>
        <table:table-row table:style-name="ro8">
          <table:table-cell/>
          <table:table-cell table:style-name="ce154" office:value-type="string">
            <text:p>Caso de Prueba</text:p>
          </table:table-cell>
          <table:table-cell table:style-name="ce158" office:value-type="string">
            <text:p>Clave con el que se identificará el caso de prueba.</text:p>
          </table:table-cell>
          <table:table-cell table:style-name="ce162"/>
          <table:table-cell table:number-columns-repeated="1020"/>
        </table:table-row>
        <table:table-row table:style-name="ro8">
          <table:table-cell/>
          <table:table-cell table:style-name="ce154" office:value-type="string">
            <text:p>Interfaz a probar</text:p>
          </table:table-cell>
          <table:table-cell table:style-name="ce158" office:value-type="string">
            <text:p>Nombre de la interfaz a la cual se hace referencia ese caso de prueba.</text:p>
          </table:table-cell>
          <table:table-cell table:style-name="ce162"/>
          <table:table-cell table:number-columns-repeated="1020"/>
        </table:table-row>
        <table:table-row table:style-name="ro15">
          <table:table-cell/>
          <table:table-cell table:style-name="ce154" office:value-type="string">
            <text:p>Condición a ser Probada, Pregunta o Descripción corta</text:p>
          </table:table-cell>
          <table:table-cell table:style-name="ce158" office:value-type="string">
            <text:p>Describir la funcionalidad especifica que será probada.</text:p>
          </table:table-cell>
          <table:table-cell table:style-name="ce162"/>
          <table:table-cell table:number-columns-repeated="1020"/>
        </table:table-row>
        <table:table-row table:style-name="ro8">
          <table:table-cell/>
          <table:table-cell table:style-name="ce154" office:value-type="string">
            <text:p>Precondición</text:p>
          </table:table-cell>
          <table:table-cell table:style-name="ce159" office:value-type="string">
            <text:p>Se debe describir los prerrequisitos necesarios para probar el caso de prueba.</text:p>
          </table:table-cell>
          <table:table-cell table:style-name="ce162"/>
          <table:table-cell table:number-columns-repeated="1020"/>
        </table:table-row>
        <table:table-row table:style-name="ro122">
          <table:table-cell/>
          <table:table-cell table:style-name="ce154" office:value-type="string">
            <text:p>Detalles de Ejecución</text:p>
          </table:table-cell>
          <table:table-cell table:style-name="ce158" office:value-type="string">
            <text:p>Pasos a seguir para completar el caso de prueba. Se debe evitar olvidar algun paso, nombrar campos que están cambiando constantemente y que pueden dejar de existir.</text:p>
          </table:table-cell>
          <table:table-cell table:style-name="ce162"/>
          <table:table-cell table:number-columns-repeated="1020"/>
        </table:table-row>
        <table:table-row table:style-name="ro122">
          <table:table-cell/>
          <table:table-cell table:style-name="ce154" office:value-type="string">
            <text:p>Datos de prueba</text:p>
          </table:table-cell>
          <table:table-cell table:style-name="ce158" office:value-type="string">
            <text:p>Se debe indicar los casos de prueba con los que se ejecutará el caso de prueba. Tambien se puede indicar la referencia a las matrices de prueba que contienen los datos que son utilizados en cada uno de los ciclos. </text:p>
          </table:table-cell>
          <table:table-cell table:style-name="ce162"/>
          <table:table-cell table:number-columns-repeated="1020"/>
        </table:table-row>
        <table:table-row table:style-name="ro8">
          <table:table-cell/>
          <table:table-cell table:style-name="ce155" office:value-type="string">
            <text:p>Ciclos</text:p>
          </table:table-cell>
          <table:table-cell table:style-name="ce158" office:value-type="string">
            <text:p>Representa el ciclo que esta en ejecución. </text:p>
          </table:table-cell>
          <table:table-cell table:style-name="ce162"/>
          <table:table-cell table:number-columns-repeated="1020"/>
        </table:table-row>
        <table:table-row table:style-name="ro8">
          <table:table-cell/>
          <table:table-cell table:style-name="ce154" office:value-type="string">
            <text:p>Happy Path (HP)</text:p>
          </table:table-cell>
          <table:table-cell table:style-name="ce158" office:value-type="string">
            <text:p>Se indica si el caso de prueba corresponde a un happy path (Flujo principal de la aplicación).</text:p>
          </table:table-cell>
          <table:table-cell table:style-name="ce162"/>
          <table:table-cell table:number-columns-repeated="1020"/>
        </table:table-row>
        <table:table-row table:style-name="ro15">
          <table:table-cell/>
          <table:table-cell table:style-name="ce154" office:value-type="string">
            <text:p>Automatización (AUT)</text:p>
          </table:table-cell>
          <table:table-cell table:style-name="ce160" office:value-type="string">
            <text:p>Se indica si el caso de prueba será o no automatizado, y si es asi se hace referencia al nombre del script al cual corresponde. Para identificar los caso de prueba a ser automatizados. Se debe de considerar aquellos que corresponden al happy path de la aplicación. Aquellos que se repitan inumerablaes veces.</text:p>
          </table:table-cell>
          <table:table-cell table:style-name="ce162"/>
          <table:table-cell table:number-columns-repeated="1020"/>
        </table:table-row>
        <table:table-row table:style-name="ro8">
          <table:table-cell/>
          <table:table-cell table:style-name="ce154" office:value-type="string">
            <text:p>Regresión (Reg)</text:p>
          </table:table-cell>
          <table:table-cell table:style-name="ce158" office:value-type="string">
            <text:p>Casos de prueba que serán probados durante las pruebas de regresión en el ambiente productivo</text:p>
          </table:table-cell>
          <table:table-cell table:style-name="ce162"/>
          <table:table-cell table:number-columns-repeated="1020"/>
        </table:table-row>
        <table:table-row table:style-name="ro8">
          <table:table-cell/>
          <table:table-cell table:style-name="ce154" office:value-type="string">
            <text:p>Resultados Esperados</text:p>
          </table:table-cell>
          <table:table-cell table:style-name="ce158" office:value-type="string">
            <text:p>Se indica el resultado que se espera de la aplicación al concluir los pasos de la ejecuccion.</text:p>
          </table:table-cell>
          <table:table-cell table:style-name="ce162"/>
          <table:table-cell table:number-columns-repeated="1020"/>
        </table:table-row>
        <table:table-row table:style-name="ro123">
          <table:table-cell/>
          <table:table-cell table:style-name="ce154" office:value-type="string">
            <text:p>¿Prueba Exitosa?</text:p>
          </table:table-cell>
          <table:table-cell table:style-name="ce158" office:value-type="string">
            <text:p>Se indica el resultado que se espera de la aplicación al concluir los pasos de la ejecucción. </text:p>
            <text:p>S= El resultado fué satistactorio</text:p>
            <text:p>F=El resultado fué fallido.</text:p>
            <text:p>N/A= No fué necesario probar el caso de pruebas.</text:p>
            <text:p>N/P= El caso de pruebas no se probó porque así fué solicitado.</text:p>
            <text:p/>
            <text:p>Si F, describa la falla en la herramienta de errores o en una plantilla.</text:p>
          </table:table-cell>
          <table:table-cell table:style-name="ce162"/>
          <table:table-cell table:number-columns-repeated="1020"/>
        </table:table-row>
        <table:table-row table:style-name="ro8">
          <table:table-cell/>
          <table:table-cell table:style-name="ce154" office:value-type="string">
            <text:p>Comentarios</text:p>
          </table:table-cell>
          <table:table-cell table:style-name="ce161" office:value-type="string">
            <text:p>Comentarios, dudas u observaciones acerca de los casos de prueba.</text:p>
          </table:table-cell>
          <table:table-cell table:style-name="ce162"/>
          <table:table-cell table:number-columns-repeated="1020"/>
        </table:table-row>
        <table:table-row table:style-name="ro1">
          <table:table-cell/>
          <table:table-cell table:style-name="ce156" table:number-columns-repeated="2"/>
          <table:table-cell table:number-columns-repeated="1021"/>
        </table:table-row>
        <table:table-row table:style-name="ro1" table:number-rows-repeated="6551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ce style:name="Cambria1" svg:font-family="Cambria"/>
    <style:font-face style:name="Impact" svg:font-family="Impact"/>
    <style:font-face style:name="Tahoma" svg:font-family="Tahoma"/>
    <style:font-face style:name="Trebuchet MS" svg:font-family="'Trebuchet MS'"/>
    <style:font-face style:name="Arial2" svg:font-family="Arial" style:font-family-generic="swiss"/>
    <style:font-face style:name="Arial Narrow" svg:font-family="'Arial Narrow'" style:font-family-generic="swiss"/>
    <style:font-face style:name="Arial narrow" svg:font-family="'Arial narrow'" style:font-family-generic="swiss"/>
    <style:font-face style:name="Calibri1" svg:font-family="Calibri" style:font-family-generic="swiss"/>
    <style:font-face style:name="Cambria" svg:font-family="Cambria" style:font-family-generic="swiss"/>
    <style:font-face style:name="Tahoma1"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h" style:country-asian="CN" style:font-name-complex="Tahoma2" style:language-complex="hi" style:country-complex="IN"/>
    </style:default-style>
    <style:default-style style:family="graphic">
      <style:graphic-properties draw:stroke="solid" svg:stroke-width="0.071cm" svg:stroke-color="#385d8a" draw:fill-color="#4f81bd"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MX"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date-style style:name="N109P0" style:volatile="true">
      <number:day number:style="long"/>
      <number:text>/</number:text>
      <number:month number:style="long"/>
      <number:text>/</number:text>
      <number:year number:style="long"/>
    </number:date-style>
    <number:text-style style:name="N109">
      <number:text-content/>
      <style:map style:condition="value()&gt;=0" style:apply-style-name="N109P0"/>
    </number:text-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ccent1" style:family="table-cell" style:parent-style-name="Default" style:data-style-name="N0">
      <style:table-cell-properties fo:background-color="#666699"/>
      <style:text-properties fo:color="#ffffff" style:font-name="Calibri" fo:font-size="11pt" style:font-name-asian="Calibri" style:font-size-asian="11pt" style:font-name-complex="Calibri" style:font-size-complex="11pt"/>
    </style:style>
    <style:style style:name="Accent1_20_-_20_20_25_" style:display-name="Accent1 - 20%" style:family="table-cell" style:parent-style-name="Default" style:data-style-name="N0">
      <style:table-cell-properties fo:background-color="#ccccff"/>
      <style:text-properties fo:color="#000000" style:font-name="Calibri" fo:font-size="11pt" style:font-name-asian="Calibri" style:font-size-asian="11pt" style:font-name-complex="Calibri" style:font-size-complex="11pt"/>
    </style:style>
    <style:style style:name="Accent1_20_-_20_40_25_" style:display-name="Accent1 - 40%" style:family="table-cell" style:parent-style-name="Default" style:data-style-name="N0">
      <style:table-cell-properties fo:background-color="#ccccff"/>
      <style:text-properties fo:color="#000000" style:font-name="Calibri" fo:font-size="11pt" style:font-name-asian="Calibri" style:font-size-asian="11pt" style:font-name-complex="Calibri" style:font-size-complex="11pt"/>
    </style:style>
    <style:style style:name="Accent1_20_-_20_60_25_" style:display-name="Accent1 - 60%" style:family="table-cell" style:parent-style-name="Default" style:data-style-name="N0">
      <style:table-cell-properties fo:background-color="#99ccff"/>
      <style:text-properties fo:color="#ffffff" style:font-name="Calibri" fo:font-size="11pt" style:font-name-asian="Calibri" style:font-size-asian="11pt" style:font-name-complex="Calibri" style:font-size-complex="11pt"/>
    </style:style>
    <style:style style:name="Accent2" style:family="table-cell" style:parent-style-name="Default" style:data-style-name="N0">
      <style:table-cell-properties fo:background-color="#993366"/>
      <style:text-properties fo:color="#ffffff" style:font-name="Calibri" fo:font-size="11pt" style:font-name-asian="Calibri" style:font-size-asian="11pt" style:font-name-complex="Calibri" style:font-size-complex="11pt"/>
    </style:style>
    <style:style style:name="Accent2_20_-_20_20_25_" style:display-name="Accent2 - 20%" style:family="table-cell" style:parent-style-name="Default" style:data-style-name="N0">
      <style:table-cell-properties fo:background-color="#ffffcc"/>
      <style:text-properties fo:color="#000000" style:font-name="Calibri" fo:font-size="11pt" style:font-name-asian="Calibri" style:font-size-asian="11pt" style:font-name-complex="Calibri" style:font-size-complex="11pt"/>
    </style:style>
    <style:style style:name="Accent2_20_-_20_40_25_" style:display-name="Accent2 - 40%" style:family="table-cell" style:parent-style-name="Default" style:data-style-name="N0">
      <style:table-cell-properties fo:background-color="#c0c0c0"/>
      <style:text-properties fo:color="#000000" style:font-name="Calibri" fo:font-size="11pt" style:font-name-asian="Calibri" style:font-size-asian="11pt" style:font-name-complex="Calibri" style:font-size-complex="11pt"/>
    </style:style>
    <style:style style:name="Accent2_20_-_20_60_25_" style:display-name="Accent2 - 60%" style:family="table-cell" style:parent-style-name="Default" style:data-style-name="N0">
      <style:table-cell-properties fo:background-color="#969696"/>
      <style:text-properties fo:color="#ffffff" style:font-name="Calibri" fo:font-size="11pt" style:font-name-asian="Calibri" style:font-size-asian="11pt" style:font-name-complex="Calibri" style:font-size-complex="11pt"/>
    </style:style>
    <style:style style:name="Accent3" style:family="table-cell" style:parent-style-name="Default" style:data-style-name="N0">
      <style:table-cell-properties fo:background-color="#969696"/>
      <style:text-properties fo:color="#ffffff" style:font-name="Calibri" fo:font-size="11pt" style:font-name-asian="Calibri" style:font-size-asian="11pt" style:font-name-complex="Calibri" style:font-size-complex="11pt"/>
    </style:style>
    <style:style style:name="Accent3_20_-_20_20_25_" style:display-name="Accent3 - 20%" style:family="table-cell" style:parent-style-name="Default" style:data-style-name="N0">
      <style:table-cell-properties fo:background-color="#ffffcc"/>
      <style:text-properties fo:color="#000000" style:font-name="Calibri" fo:font-size="11pt" style:font-name-asian="Calibri" style:font-size-asian="11pt" style:font-name-complex="Calibri" style:font-size-complex="11pt"/>
    </style:style>
    <style:style style:name="Accent3_20_-_20_40_25_" style:display-name="Accent3 - 40%" style:family="table-cell" style:parent-style-name="Default" style:data-style-name="N0">
      <style:table-cell-properties fo:background-color="#ccffcc"/>
      <style:text-properties fo:color="#000000" style:font-name="Calibri" fo:font-size="11pt" style:font-name-asian="Calibri" style:font-size-asian="11pt" style:font-name-complex="Calibri" style:font-size-complex="11pt"/>
    </style:style>
    <style:style style:name="Accent3_20_-_20_60_25_" style:display-name="Accent3 - 60%" style:family="table-cell" style:parent-style-name="Default" style:data-style-name="N0">
      <style:table-cell-properties fo:background-color="#c0c0c0"/>
      <style:text-properties fo:color="#ffffff" style:font-name="Calibri" fo:font-size="11pt" style:font-name-asian="Calibri" style:font-size-asian="11pt" style:font-name-complex="Calibri" style:font-size-complex="11pt"/>
    </style:style>
    <style:style style:name="Accent4" style:family="table-cell" style:parent-style-name="Default" style:data-style-name="N0">
      <style:table-cell-properties fo:background-color="#666699"/>
      <style:text-properties fo:color="#ffffff" style:font-name="Calibri" fo:font-size="11pt" style:font-name-asian="Calibri" style:font-size-asian="11pt" style:font-name-complex="Calibri" style:font-size-complex="11pt"/>
    </style:style>
    <style:style style:name="Accent4_20_-_20_20_25_" style:display-name="Accent4 - 20%" style:family="table-cell" style:parent-style-name="Default" style:data-style-name="N0">
      <style:table-cell-properties fo:background-color="#ccccff"/>
      <style:text-properties fo:color="#000000" style:font-name="Calibri" fo:font-size="11pt" style:font-name-asian="Calibri" style:font-size-asian="11pt" style:font-name-complex="Calibri" style:font-size-complex="11pt"/>
    </style:style>
    <style:style style:name="Accent4_20_-_20_40_25_" style:display-name="Accent4 - 40%" style:family="table-cell" style:parent-style-name="Default" style:data-style-name="N0">
      <style:table-cell-properties fo:background-color="#c0c0c0"/>
      <style:text-properties fo:color="#000000" style:font-name="Calibri" fo:font-size="11pt" style:font-name-asian="Calibri" style:font-size-asian="11pt" style:font-name-complex="Calibri" style:font-size-complex="11pt"/>
    </style:style>
    <style:style style:name="Accent4_20_-_20_60_25_" style:display-name="Accent4 - 60%" style:family="table-cell" style:parent-style-name="Default" style:data-style-name="N0">
      <style:table-cell-properties fo:background-color="#c0c0c0"/>
      <style:text-properties fo:color="#ffffff" style:font-name="Calibri" fo:font-size="11pt" style:font-name-asian="Calibri" style:font-size-asian="11pt" style:font-name-complex="Calibri" style:font-size-complex="11pt"/>
    </style:style>
    <style:style style:name="Accent5" style:family="table-cell" style:parent-style-name="Default" style:data-style-name="N0">
      <style:table-cell-properties fo:background-color="#33cccc"/>
      <style:text-properties fo:color="#ffffff" style:font-name="Calibri" fo:font-size="11pt" style:font-name-asian="Calibri" style:font-size-asian="11pt" style:font-name-complex="Calibri" style:font-size-complex="11pt"/>
    </style:style>
    <style:style style:name="Accent5_20_-_20_20_25_" style:display-name="Accent5 - 20%" style:family="table-cell" style:parent-style-name="Default" style:data-style-name="N0">
      <style:table-cell-properties fo:background-color="#ccffff"/>
      <style:text-properties fo:color="#000000" style:font-name="Calibri" fo:font-size="11pt" style:font-name-asian="Calibri" style:font-size-asian="11pt" style:font-name-complex="Calibri" style:font-size-complex="11pt"/>
    </style:style>
    <style:style style:name="Accent5_20_-_20_40_25_" style:display-name="Accent5 - 40%" style:family="table-cell" style:parent-style-name="Default" style:data-style-name="N0">
      <style:table-cell-properties fo:background-color="#ccccff"/>
      <style:text-properties fo:color="#000000" style:font-name="Calibri" fo:font-size="11pt" style:font-name-asian="Calibri" style:font-size-asian="11pt" style:font-name-complex="Calibri" style:font-size-complex="11pt"/>
    </style:style>
    <style:style style:name="Accent5_20_-_20_60_25_" style:display-name="Accent5 - 60%" style:family="table-cell" style:parent-style-name="Default" style:data-style-name="N0">
      <style:table-cell-properties fo:background-color="#99ccff"/>
      <style:text-properties fo:color="#ffffff" style:font-name="Calibri" fo:font-size="11pt" style:font-name-asian="Calibri" style:font-size-asian="11pt" style:font-name-complex="Calibri" style:font-size-complex="11pt"/>
    </style:style>
    <style:style style:name="Accent6" style:family="table-cell" style:parent-style-name="Default" style:data-style-name="N0">
      <style:table-cell-properties fo:background-color="#ff9900"/>
      <style:text-properties fo:color="#ffffff" style:font-name="Calibri" fo:font-size="11pt" style:font-name-asian="Calibri" style:font-size-asian="11pt" style:font-name-complex="Calibri" style:font-size-complex="11pt"/>
    </style:style>
    <style:style style:name="Accent6_20_-_20_20_25_" style:display-name="Accent6 - 20%" style:family="table-cell" style:parent-style-name="Default" style:data-style-name="N0">
      <style:table-cell-properties fo:background-color="#ffffcc"/>
      <style:text-properties fo:color="#000000" style:font-name="Calibri" fo:font-size="11pt" style:font-name-asian="Calibri" style:font-size-asian="11pt" style:font-name-complex="Calibri" style:font-size-complex="11pt"/>
    </style:style>
    <style:style style:name="Accent6_20_-_20_40_25_" style:display-name="Accent6 - 40%" style:family="table-cell" style:parent-style-name="Default" style:data-style-name="N0">
      <style:table-cell-properties fo:background-color="#ffcc99"/>
      <style:text-properties fo:color="#000000" style:font-name="Calibri" fo:font-size="11pt" style:font-name-asian="Calibri" style:font-size-asian="11pt" style:font-name-complex="Calibri" style:font-size-complex="11pt"/>
    </style:style>
    <style:style style:name="Accent6_20_-_20_60_25_" style:display-name="Accent6 - 60%" style:family="table-cell" style:parent-style-name="Default" style:data-style-name="N0">
      <style:table-cell-properties fo:background-color="#ffcc99"/>
      <style:text-properties fo:color="#ffffff" style:font-name="Calibri" fo:font-size="11pt" style:font-name-asian="Calibri" style:font-size-asian="11pt" style:font-name-complex="Calibri" style:font-size-complex="11pt"/>
    </style:style>
    <style:style style:name="Bad" style:family="table-cell" style:parent-style-name="Default" style:data-style-name="N0">
      <style:table-cell-properties fo:background-color="#ff99cc"/>
      <style:text-properties fo:color="#800000" style:font-name="Calibri" fo:font-size="11pt" style:font-name-asian="Calibri" style:font-size-asian="11pt" style:font-name-complex="Calibri" style:font-size-complex="11pt"/>
    </style:style>
    <style:style style:name="Calculation" style:family="table-cell" style:parent-style-name="Default" style:data-style-name="N0">
      <style:table-cell-properties fo:background-color="#ffffff" fo:border="0.06pt solid #808080"/>
      <style:text-properties fo:color="#ff6600" style:font-name="Calibri" fo:font-size="11pt" fo:font-weight="bold" style:font-name-asian="Calibri" style:font-size-asian="11pt" style:font-weight-asian="bold" style:font-name-complex="Calibri" style:font-size-complex="11pt" style:font-weight-complex="bold"/>
    </style:style>
    <style:style style:name="Check_20_Cell" style:display-name="Check Cell" style:family="table-cell" style:parent-style-name="Default" style:data-style-name="N0">
      <style:table-cell-properties fo:background-color="#969696" fo:border="0.06pt double #333333" style:border-line-width="0.002cm 0.035cm 0.002cm"/>
      <style:text-properties fo:color="#ffffff" style:font-name="Calibri" fo:font-size="11pt" fo:font-weight="bold" style:font-name-asian="Calibri" style:font-size-asian="11pt" style:font-weight-asian="bold" style:font-name-complex="Calibri" style:font-size-complex="11pt" style:font-weight-complex="bold"/>
    </style:style>
    <style:style style:name="Emphasis_20_1" style:display-name="Emphasis 1" style:family="table-cell" style:parent-style-name="Default" style:data-style-name="N0">
      <style:text-properties fo:color="#000000" style:font-name="Calibri1" fo:font-size="11pt" fo:font-weight="bold" style:font-name-asian="Calibri" style:font-size-asian="11pt" style:font-weight-asian="bold" style:font-name-complex="Calibri" style:font-size-complex="11pt" style:font-weight-complex="bold"/>
    </style:style>
    <style:style style:name="Emphasis_20_2" style:display-name="Emphasis 2" style:family="table-cell" style:parent-style-name="Default" style:data-style-name="N0">
      <style:text-properties fo:color="#000000" style:font-name="Calibri1" fo:font-size="11pt" fo:font-weight="bold" style:font-name-asian="Calibri" style:font-size-asian="11pt" style:font-weight-asian="bold" style:font-name-complex="Calibri" style:font-size-complex="11pt" style:font-weight-complex="bold"/>
    </style:style>
    <style:style style:name="Emphasis_20_3" style:display-name="Emphasis 3" style:family="table-cell" style:parent-style-name="Default" style:data-style-name="N0">
      <style:text-properties fo:color="#000000" style:font-name="Calibri1" fo:font-size="11pt" fo:font-weight="bold" style:font-name-asian="Calibri" style:font-size-asian="11pt" style:font-weight-asian="bold" style:font-name-complex="Calibri" style:font-size-complex="11pt" style:font-weight-complex="bold"/>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Good" style:family="table-cell" style:parent-style-name="Default" style:data-style-name="N0">
      <style:table-cell-properties fo:background-color="#ccffcc"/>
      <style:text-properties fo:color="#008000" style:font-name="Calibri" fo:font-size="11pt" style:font-name-asian="Calibri" style:font-size-asian="11pt" style:font-name-complex="Calibri" style:font-size-complex="11pt"/>
    </style:style>
    <style:style style:name="Heading_20_1" style:display-name="Heading 1" style:family="table-cell" style:parent-style-name="Default" style:data-style-name="N0">
      <style:table-cell-properties fo:border-bottom="2.49pt solid #666699" fo:border-left="none" fo:border-right="none" fo:border-top="none"/>
      <style:text-properties fo:color="#333399" style:font-name="Calibri" fo:font-size="15pt" fo:font-weight="bold" style:font-name-asian="Calibri" style:font-size-asian="15pt" style:font-weight-asian="bold" style:font-name-complex="Calibri" style:font-size-complex="15pt" style:font-weight-complex="bold"/>
    </style:style>
    <style:style style:name="Heading_20_2" style:display-name="Heading 2" style:family="table-cell" style:parent-style-name="Default" style:data-style-name="N0">
      <style:table-cell-properties fo:border-bottom="2.49pt solid #c0c0c0" fo:border-left="none" fo:border-right="none" fo:border-top="none"/>
      <style:text-properties fo:color="#333399" style:font-name="Calibri" fo:font-size="13pt" fo:font-weight="bold" style:font-name-asian="Calibri" style:font-size-asian="13pt" style:font-weight-asian="bold" style:font-name-complex="Calibri" style:font-size-complex="13pt" style:font-weight-complex="bold"/>
    </style:style>
    <style:style style:name="Heading_20_3" style:display-name="Heading 3" style:family="table-cell" style:parent-style-name="Default" style:data-style-name="N0">
      <style:table-cell-properties fo:border-bottom="2.01pt solid #99ccff" fo:border-left="none" fo:border-right="none" fo:border-top="none"/>
      <style:text-properties fo:color="#333399" style:font-name="Calibri" fo:font-size="11pt" fo:font-weight="bold" style:font-name-asian="Calibri" style:font-size-asian="11pt" style:font-weight-asian="bold" style:font-name-complex="Calibri" style:font-size-complex="11pt" style:font-weight-complex="bold"/>
    </style:style>
    <style:style style:name="Heading_20_4" style:display-name="Heading 4" style:family="table-cell" style:parent-style-name="Default" style:data-style-name="N0">
      <style:text-properties fo:color="#333399" style:font-name="Calibri1" fo:font-size="11pt" fo:font-weight="bold" style:font-name-asian="Calibri" style:font-size-asian="11pt" style:font-weight-asian="bold" style:font-name-complex="Calibri" style:font-size-complex="11pt" style:font-weight-complex="bold"/>
    </style:style>
    <style:style style:name="Hyperlink" style:family="table-cell" style:parent-style-name="Default" style:data-style-name="N0">
      <style:text-properties fo:color="#0000ff" style:text-underline-style="solid" style:text-underline-width="auto" style:text-underline-color="font-color"/>
    </style:style>
    <style:style style:name="Input" style:family="table-cell" style:parent-style-name="Default" style:data-style-name="N0">
      <style:table-cell-properties fo:background-color="#ffcc99" fo:border="0.06pt solid #808080"/>
      <style:text-properties fo:color="#333399" style:font-name="Calibri1" fo:font-size="11pt" style:font-name-asian="Calibri" style:font-size-asian="11pt" style:font-name-complex="Calibri" style:font-size-complex="11pt"/>
    </style:style>
    <style:style style:name="Linked_20_Cell" style:display-name="Linked Cell" style:family="table-cell" style:parent-style-name="Default" style:data-style-name="N0">
      <style:table-cell-properties fo:border-bottom="0.06pt double #ff9900" style:border-line-width-bottom="0.002cm 0.035cm 0.002cm" fo:border-left="none" fo:border-right="none" fo:border-top="none"/>
      <style:text-properties fo:color="#ff6600" style:font-name="Calibri" fo:font-size="11pt" style:font-name-asian="Calibri" style:font-size-asian="11pt" style:font-name-complex="Calibri" style:font-size-complex="11pt"/>
    </style:style>
    <style:style style:name="Neutral" style:family="table-cell" style:parent-style-name="Default" style:data-style-name="N0">
      <style:table-cell-properties fo:background-color="#ffff99"/>
      <style:text-properties fo:color="#993300" style:font-name="Calibri" fo:font-size="11pt" style:font-name-asian="Calibri" style:font-size-asian="11pt" style:font-name-complex="Calibri" style:font-size-complex="11pt"/>
    </style:style>
    <style:style style:name="Normal_20_10" style:display-name="Normal 10" style:family="table-cell" style:parent-style-name="Default" style:data-style-name="N0">
      <style:table-cell-properties fo:background-color="transparent" style:vertical-align="automatic"/>
    </style:style>
    <style:style style:name="Normal_20_11" style:display-name="Normal 11" style:family="table-cell" style:parent-style-name="Default" style:data-style-name="N0">
      <style:table-cell-properties fo:background-color="transparent" style:vertical-align="automatic"/>
    </style:style>
    <style:style style:name="Normal_20_12" style:display-name="Normal 12" style:family="table-cell" style:parent-style-name="Default" style:data-style-name="N0">
      <style:table-cell-properties fo:background-color="transparent" style:vertical-align="automatic"/>
    </style:style>
    <style:style style:name="Normal_20_2" style:display-name="Normal 2" style:family="table-cell" style:parent-style-name="Default" style:data-style-name="N0">
      <style:table-cell-properties fo:background-color="transparent" style:vertical-align="automatic"/>
    </style:style>
    <style:style style:name="Normal_20_2_20_2" style:display-name="Normal 2 2" style:family="table-cell" style:parent-style-name="Default" style:data-style-name="N0">
      <style:table-cell-properties fo:background-color="transparent" style:vertical-align="automatic"/>
    </style:style>
    <style:style style:name="Normal_20_2_20_3" style:display-name="Normal 2 3" style:family="table-cell" style:parent-style-name="Default" style:data-style-name="N0">
      <style:table-cell-properties fo:background-color="transparent" style:vertical-align="automatic"/>
    </style:style>
    <style:style style:name="Normal_20_2_20_4" style:display-name="Normal 2 4"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style>
    <style:style style:name="Normal_20_6" style:display-name="Normal 6" style:family="table-cell" style:parent-style-name="Default" style:data-style-name="N0">
      <style:table-cell-properties fo:background-color="transparent" style:vertical-align="automatic"/>
    </style:style>
    <style:style style:name="Normal_20_8" style:display-name="Normal 8" style:family="table-cell" style:parent-style-name="Default" style:data-style-name="N0">
      <style:table-cell-properties fo:background-color="transparent" style:vertical-align="automatic"/>
    </style:style>
    <style:style style:name="Normal_20_9" style:display-name="Normal 9"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c0c0c0"/>
    </style:style>
    <style:style style:name="Output" style:family="table-cell" style:parent-style-name="Default" style:data-style-name="N0">
      <style:table-cell-properties fo:background-color="#ffffff" fo:border="0.06pt solid #333333"/>
      <style:text-properties fo:color="#333333" style:font-name="Calibri" fo:font-size="11pt" fo:font-weight="bold" style:font-name-asian="Calibri" style:font-size-asian="11pt" style:font-weight-asian="bold" style:font-name-complex="Calibri" style:font-size-complex="11pt" style:font-weight-complex="bold"/>
    </style:style>
    <style:style style:name="Sheet_20_Title" style:display-name="Sheet Title" style:family="table-cell" style:parent-style-name="Default" style:data-style-name="N0">
      <style:text-properties fo:color="#333399" style:font-name="Cambria" fo:font-size="18pt" fo:font-weight="bold" style:font-name-asian="Cambria1" style:font-size-asian="18pt" style:font-weight-asian="bold" style:font-name-complex="Cambria1" style:font-size-complex="18pt" style:font-weight-complex="bold"/>
    </style:style>
    <style:style style:name="Total" style:family="table-cell" style:parent-style-name="Default" style:data-style-name="N0">
      <style:table-cell-properties fo:border-bottom="0.06pt double #666699" style:border-line-width-bottom="0.002cm 0.035cm 0.002cm" fo:border-left="none" fo:border-right="none" fo:border-top="0.06pt solid #666699"/>
      <style:text-properties fo:color="#000000" style:font-name="Calibri" fo:font-size="11pt" fo:font-weight="bold" style:font-name-asian="Calibri" style:font-size-asian="11pt" style:font-weight-asian="bold" style:font-name-complex="Calibri" style:font-size-complex="11pt" style:font-weight-complex="bold"/>
    </style:style>
    <style:style style:name="Warning_20_Text" style:display-name="Warning Text" style:family="table-cell" style:parent-style-name="Default" style:data-style-name="N0">
      <style:text-properties fo:color="#ff0000" style:font-name="Calibri1" fo:font-size="11pt" style:font-name-asian="Calibri" style:font-size-asian="11pt" style:font-name-complex="Calibri" style:font-size-complex="11pt"/>
    </style:style>
    <style:style style:name="Excel_5f_CondFormat_5f_2_5f_1_5f_1" style:display-name="Excel_CondFormat_2_1_1" style:family="table-cell" style:parent-style-name="Default">
      <style:table-cell-properties fo:background-color="#00ff00"/>
      <style:text-properties fo:color="#000000" fo:font-size="10pt" style:font-size-asian="10pt" style:font-size-complex="10pt"/>
    </style:style>
    <style:style style:name="Excel_5f_CondFormat_5f_2_5f_1_5f_2" style:display-name="Excel_CondFormat_2_1_2" style:family="table-cell" style:parent-style-name="Default">
      <style:table-cell-properties fo:background-color="#ff0000"/>
      <style:text-properties fo:color="#000000" fo:font-size="10pt" style:font-size-asian="10pt" style:font-size-complex="10pt"/>
    </style:style>
    <style:style style:name="Excel_5f_CondFormat_5f_2_5f_1_5f_3" style:display-name="Excel_CondFormat_2_1_3" style:family="table-cell" style:parent-style-name="Default">
      <style:table-cell-properties fo:background-color="#ffff00"/>
      <style:text-properties fo:color="#000000" fo:font-size="10pt" style:font-size-asian="10pt" style:font-size-complex="10pt"/>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3cm" fo:margin-bottom="0.6cm" fo:margin-left="0.6cm" fo:margin-right="0.6cm" style:print-page-order="ttb" style:first-page-number="continue" style:scale-to="100%" style:print="charts drawings objects"/>
      <style:header-style>
        <style:header-footer-properties fo:min-height="0cm" fo:margin-left="0cm" fo:margin-right="0cm" fo:margin-bottom="0cm"/>
      </style:header-style>
      <style:footer-style>
        <style:header-footer-properties fo:min-height="0.7cm" fo:margin-left="0cm" fo:margin-right="0cm" fo:margin-top="0cm"/>
      </style:footer-style>
    </style:page-layout>
    <style:page-layout style:name="Mpm4">
      <style:page-layout-properties style:num-format="1" style:print-orientation="landscape" fo:margin-top="0.6cm" fo:margin-bottom="0.6cm" fo:margin-left="0.499cm" fo:margin-right="0.499cm" style:print-page-order="ttb" style:first-page-number="continue" style:scale-to="60%" style:print="charts drawings objects"/>
      <style:header-style>
        <style:header-footer-properties fo:min-height="0cm" fo:margin-left="0cm" fo:margin-right="0cm" fo:margin-bottom="0cm"/>
      </style:header-style>
      <style:footer-style>
        <style:header-footer-properties fo:min-height="0.7cm" fo:margin-left="0cm" fo:margin-right="0cm" fo:margin-top="0cm"/>
      </style:footer-style>
    </style:page-layout>
    <style:page-layout style:name="Mpm5">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style style:name="MT1" style:family="text">
      <style:text-properties fo:color="#000000" style:font-name="Arial1" fo:font-size="8pt" style:font-name-asian="Arial1" style:font-size-asian="8pt" style:font-name-complex="Arial1" style:font-size-complex="8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0">30/08/2012</text:date>, <text:time>09:43:45</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region-left>
          <text:p><text:span text:style-name="MT1">Ultima actualización:</text:span></text:p>
          <text:p><text:span text:style-name="MT1"><text:date style:data-style-name="N2" text:date-value="2012-08-30">30/08/2012</text:date></text:span></text:p>
        </style:region-left>
        <style:region-center>
          <text:p>www.hildebrando.com.mx</text:p>
          <text:p/>
          <text:p>Este documento es propiedad de Hildebrando S.C. Copyright (C) 2008. Todos los derechos reservados.</text:p>
        </style:region-center>
        <style:region-right>
          <text:p><text:span text:style-name="MT1"><text:file-name text:display="name-and-extension">???</text:file-name></text:span></text:p>
          <text:p><text:span text:style-name="MT1"><text:page-number>1</text:page-number></text:span><text:span text:style-name="MT1"> de </text:span><text:span text:style-name="MT1"><text:page-count>99</text:page-count></text:span></text:p>
          <text:p/>
        </style:region-right>
      </style:footer>
      <style:footer-left style:display="false"/>
    </style:master-page>
    <style:master-page style:name="mp2" style:page-layout-name="Mpm4">
      <style:header/>
      <style:header-left style:display="false"/>
      <style:footer>
        <style:region-left>
          <text:p><text:span text:style-name="MT1">Ultima actualización: <text:s/>Date]</text:span></text:p>
        </style:region-left>
        <style:region-center>
          <text:p>www.hildebrando.com.mx</text:p>
          <text:p>Este documento es propiedad de Hildebrando S.C. Copyright (C) 2008. Todos los derechos reserervados.</text:p>
        </style:region-center>
        <style:region-right>
          <text:p><text:span text:style-name="MT1"><text:file-name text:display="name-and-extension">???</text:file-name></text:span></text:p>
          <text:p><text:span text:style-name="MT1"><text:page-number>1</text:page-number></text:span><text:span text:style-name="MT1"> de </text:span><text:span text:style-name="MT1"><text:page-count>99</text:page-count></text:span></text:p>
          <text:p><text:span text:style-name="MT1"><text:s text:c="3"/></text:span></text:p>
        </style:region-right>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dc:title>TP-D09 Casos de Prueba</dc:title>
    <dc:description>T Process V2.0 Julio 2008</dc:description>
    <dc:subject>Casos de prueba</dc:subject>
    <meta:keyword>Pruebas de Software</meta:keyword>
    <meta:initial-creator>Hildebrando Testing Factory</meta:initial-creator>
    <meta:creation-date>2006-08-31T21:02:01Z</meta:creation-date>
    <dc:date>2012-08-30T09:43:45.81</dc:date>
    <meta:print-date>2008-06-23T21:20:16Z</meta:print-date>
    <meta:editing-duration>P5DT20H47M30S</meta:editing-duration>
    <meta:editing-cycles>189</meta:editing-cycles>
    <meta:document-statistic meta:table-count="4" meta:cell-count="3431" meta:object-count="2"/>
    <meta:user-defined meta:name="ContentTypeId">0x0101004789FB98981F9F478F3F64E78345A90B</meta:user-defined>
    <meta:user-defined meta:name="Información 4"/>
    <meta:user-defined meta:name="Proyectos">47</meta:user-defined>
    <meta:user-defined meta:name="Tipo de Documento">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hree-dimensional="true" chart:deep="true" chart:solid-type="cylinder" chart:treat-empty-cells="leave-gap" chart:series-source="rows" chart:data-label-number="value" chart:data-label-text="false" chart:data-label-symbol="false"/>
      <style:graphic-properties draw:stroke="none" draw:fill="none"/>
    </style:style>
    <style:style style:name="ch3"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18cm" svg:stroke-color="#868686"/>
      <style:text-properties fo:color="#000000" style:text-position="0% 100%" fo:font-family="Tahoma" fo:font-size="13.9996795654297pt" fo:language="en" fo:country="US" style:font-size-asian="13.9996795654297pt" style:font-family-complex="Tahoma" style:font-size-complex="13.9996795654297pt"/>
    </style:style>
    <style:style style:name="ch4" style:family="chart" style:data-style-name="N0">
      <style:chart-properties chart:display-label="true" chart:logarithmic="false" chart:gap-width="150" chart:reverse-direction="false" text:line-break="false" chart:link-data-style-to-source="false" chart:axis-position="start"/>
      <style:graphic-properties svg:stroke-width="0.018cm" svg:stroke-color="#868686"/>
      <style:text-properties fo:color="#000000" style:text-position="0% 100%" fo:font-family="Tahoma" fo:font-size="13.9996795654297pt" fo:language="en" fo:country="US" style:font-size-asian="13.9996795654297pt" style:font-family-complex="Tahoma" style:font-size-complex="13.9996795654297pt"/>
    </style:style>
    <style:style style:name="ch5" style:family="chart">
      <style:graphic-properties svg:stroke-width="0.018cm" svg:stroke-color="#868686"/>
    </style:style>
    <style:style style:name="ch6" style:family="chart" style:data-style-name="N0">
      <style:chart-properties chart:display-label="true" chart:logarithmic="false" chart:reverse-direction="false" text:line-break="false" chart:link-data-style-to-source="false" chart:axis-position="0"/>
      <style:graphic-properties svg:stroke-width="0.018cm" svg:stroke-color="#868686"/>
      <style:text-properties fo:color="#000000" style:text-position="0% 100%" fo:font-family="Tahoma" fo:font-size="13.9996795654297pt" fo:language="en" fo:country="US" style:font-size-asian="13.9996795654297pt" style:font-family-complex="Tahoma" style:font-size-complex="13.9996795654297pt"/>
    </style:style>
    <style:style style:name="ch7" style:family="chart" style:data-style-name="N0">
      <style:chart-properties chart:solid-type="cylinder" chart:data-label-number="value" chart:data-label-text="false" chart:data-label-symbol="false"/>
      <style:graphic-properties svg:stroke-width="0.018cm" svg:stroke-color="#f9f9f9" draw:fill-color="#40699c"/>
      <style:text-properties fo:color="#000000" style:text-position="0% 100%" fo:font-family="Tahoma" fo:font-size="13.9996795654297pt" style:font-size-asian="13.9996795654297pt" style:font-family-complex="Tahoma" style:font-size-complex="13.9996795654297pt"/>
    </style:style>
    <style:style style:name="ch8" style:family="chart" style:data-style-name="N0">
      <style:chart-properties chart:solid-type="cylinder" chart:data-label-number="value" chart:data-label-text="false" chart:data-label-symbol="false"/>
      <style:graphic-properties svg:stroke-width="0.018cm" svg:stroke-color="#f9f9f9" draw:fill-color="#4f81bd"/>
      <style:text-properties fo:color="#000000" style:text-position="0% 100%" fo:font-family="Tahoma" fo:font-size="13.9996795654297pt" style:font-size-asian="13.9996795654297pt" style:font-family-complex="Tahoma" style:font-size-complex="13.9996795654297pt"/>
    </style:style>
    <style:style style:name="ch9" style:family="chart" style:data-style-name="N0">
      <style:chart-properties chart:solid-type="cylinder" chart:data-label-number="value" chart:data-label-text="false" chart:data-label-symbol="false"/>
      <style:graphic-properties svg:stroke-width="0.018cm" svg:stroke-color="#f9f9f9" draw:fill-color="#aabad7"/>
      <style:text-properties fo:color="#000000" style:text-position="0% 100%" fo:font-family="Tahoma" fo:font-size="13.9996795654297pt" style:font-size-asian="13.9996795654297pt" style:font-family-complex="Tahoma" style:font-size-complex="13.9996795654297pt"/>
    </style:style>
    <style:style style:name="ch10" style:family="chart">
      <style:graphic-properties draw:fill="none" draw:fill-color="#d9d9d9"/>
    </style:style>
    <style:style style:name="ch11" style:family="chart">
      <style:graphic-properties draw:stroke="solid" svg:stroke-width="0.018cm" svg:stroke-color="#868686" draw:fill="none" draw:fill-color="#d9d9d9"/>
    </style:style>
  </office:automatic-styles>
  <office:body>
    <office:chart>
      <chart:chart svg:width="18.436cm" svg:height="12.416cm" xlink:href=".." xlink:type="simple" chart:class="chart:bar" chart:style-name="ch1">
        <chart:plot-area chart:style-name="ch2" table:cell-range-address="Resumen_de_Ejecución.B15:Resumen_de_Ejecución.E17" chart:data-source-has-labels="column" svg:x="1.964cm" svg:y="0.013cm" svg:width="14.968cm" svg:height="11.588cm" dr3d:transform="matrix (0.995644463827421 -0.0298087209776663 -0.0883376579012785 0.0368334288445055 0.996194774593609 0.0789890472910307 0.0856469507301013 -0.0818987864749144 0.99295376962101 0cm 0cm 0cm)" dr3d:vrp="(25200.9704004218 14678.5865814625 35147.5888210462)" dr3d:vpn="(0.416199821709347 0.173649045905254 0.892537795986984)" dr3d:vup="(-0.0733876362771618 0.984807599917971 -0.157379306090273)" dr3d:projection="perspective" dr3d:distance="4.2cm" dr3d:focal-length="8cm" dr3d:shadow-slant="0" dr3d:shade-mode="gouraud" dr3d:ambient-color="#666666" dr3d:lighting-mode="false">
          <chartooo:coordinate-region svg:x="2.858cm" svg:y="0cm" svg:width="12.232cm" svg:height="10.98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3"/>
          <chart:axis chart:dimension="y" chart:name="primary-y" chart:style-name="ch4">
            <chart:grid chart:style-name="ch5" chart:class="major"/>
          </chart:axis>
          <chart:axis chart:dimension="z" chart:name="primary-z" chart:style-name="ch6"/>
          <chart:series chart:style-name="ch7" chart:values-cell-range-address="Resumen_de_Ejecución.C15:Resumen_de_Ejecución.E15" chart:label-cell-address="Resumen_de_Ejecución.B15:Resumen_de_Ejecución.B15" chart:class="chart:bar">
            <chart:data-point chart:repeated="3"/>
          </chart:series>
          <chart:series chart:style-name="ch8" chart:values-cell-range-address="Resumen_de_Ejecución.C16:Resumen_de_Ejecución.E16" chart:label-cell-address="Resumen_de_Ejecución.B16:Resumen_de_Ejecución.B16" chart:class="chart:bar">
            <chart:data-point chart:repeated="3"/>
          </chart:series>
          <chart:series chart:style-name="ch9" chart:values-cell-range-address="Resumen_de_Ejecución.C17:Resumen_de_Ejecución.E17" chart:label-cell-address="Resumen_de_Ejecución.B17:Resumen_de_Ejecución.B17"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Exitosos</text:p>
                <draw:g>
                  <svg:desc>Resumen_de_Ejecución.B15:Resumen_de_Ejecución.B15</svg:desc>
                </draw:g>
              </table:table-cell>
              <table:table-cell office:value-type="float" office:value="0">
                <text:p>0</text:p>
                <draw:g>
                  <svg:desc>Resumen_de_Ejecución.C15:Resumen_de_Ejecución.E15</svg:desc>
                </draw:g>
              </table:table-cell>
              <table:table-cell office:value-type="float" office:value="0">
                <text:p>0</text:p>
              </table:table-cell>
              <table:table-cell office:value-type="float" office:value="0">
                <text:p>0</text:p>
              </table:table-cell>
            </table:table-row>
            <table:table-row>
              <table:table-cell office:value-type="string">
                <text:p>No Exitosos</text:p>
                <draw:g>
                  <svg:desc>Resumen_de_Ejecución.B16:Resumen_de_Ejecución.B16</svg:desc>
                </draw:g>
              </table:table-cell>
              <table:table-cell office:value-type="float" office:value="0">
                <text:p>0</text:p>
                <draw:g>
                  <svg:desc>Resumen_de_Ejecución.C16:Resumen_de_Ejecución.E16</svg:desc>
                </draw:g>
              </table:table-cell>
              <table:table-cell office:value-type="float" office:value="0">
                <text:p>0</text:p>
              </table:table-cell>
              <table:table-cell office:value-type="float" office:value="0">
                <text:p>0</text:p>
              </table:table-cell>
            </table:table-row>
            <table:table-row>
              <table:table-cell office:value-type="string">
                <text:p>Sin Probar</text:p>
                <draw:g>
                  <svg:desc>Resumen_de_Ejecución.B17:Resumen_de_Ejecución.B17</svg:desc>
                </draw:g>
              </table:table-cell>
              <table:table-cell office:value-type="float" office:value="0">
                <text:p>0</text:p>
                <draw:g>
                  <svg:desc>Resumen_de_Ejecución.C17:Resumen_de_Ejecución.E17</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